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6811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9772in"/>
    </style:style>
    <style:style style:name="co10" style:family="table-column">
      <style:table-column-properties fo:break-before="auto" style:column-width="0.898in"/>
    </style:style>
    <style:style style:name="co11" style:family="table-column">
      <style:table-column-properties fo:break-before="auto" style:column-width="0.939in"/>
    </style:style>
    <style:style style:name="co12" style:family="table-column">
      <style:table-column-properties fo:break-before="auto" style:column-width="1.1839in"/>
    </style:style>
    <style:style style:name="co13" style:family="table-column">
      <style:table-column-properties fo:break-before="auto" style:column-width="1.0673in"/>
    </style:style>
    <style:style style:name="co14" style:family="table-column">
      <style:table-column-properties fo:break-before="auto" style:column-width="1.3244in"/>
    </style:style>
    <style:style style:name="co15" style:family="table-column">
      <style:table-column-properties fo:break-before="auto" style:column-width="1.0283in"/>
    </style:style>
    <style:style style:name="co16" style:family="table-column">
      <style:table-column-properties fo:break-before="auto" style:column-width="0.6839in"/>
    </style:style>
    <style:style style:name="co17" style:family="table-column">
      <style:table-column-properties fo:break-before="auto" style:column-width="1.6591in"/>
    </style:style>
    <style:style style:name="co18" style:family="table-column">
      <style:table-column-properties fo:break-before="auto" style:column-width="0.8874in"/>
    </style:style>
    <style:style style:name="co19" style:family="table-column">
      <style:table-column-properties fo:break-before="auto" style:column-width="0.4902in"/>
    </style:style>
    <style:style style:name="co20" style:family="table-column">
      <style:table-column-properties fo:break-before="auto" style:column-width="0.2701in"/>
    </style:style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1.352in"/>
    </style:style>
    <style:style style:name="co23" style:family="table-column">
      <style:table-column-properties fo:break-before="auto" style:column-width="0.1429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0.8508in"/>
    </style:style>
    <style:style style:name="co26" style:family="table-column">
      <style:table-column-properties fo:break-before="auto" style:column-width="0.45in"/>
    </style:style>
    <style:style style:name="co27" style:family="table-column">
      <style:table-column-properties fo:break-before="auto" style:column-width="1.1134in"/>
    </style:style>
    <style:style style:name="co28" style:family="table-column">
      <style:table-column-properties fo:break-before="auto" style:column-width="0.9516in"/>
    </style:style>
    <style:style style:name="co29" style:family="table-column">
      <style:table-column-properties fo:break-before="auto" style:column-width="0.4366in"/>
    </style:style>
    <style:style style:name="co30" style:family="table-column">
      <style:table-column-properties fo:break-before="auto" style:column-width="1.1138in"/>
    </style:style>
    <style:style style:name="co31" style:family="table-column">
      <style:table-column-properties fo:break-before="auto" style:column-width="0.7717in"/>
    </style:style>
    <style:style style:name="co32" style:family="table-column">
      <style:table-column-properties fo:break-before="auto" style:column-width="0.398in"/>
    </style:style>
    <style:style style:name="co33" style:family="table-column">
      <style:table-column-properties fo:break-before="auto" style:column-width="1.1898in"/>
    </style:style>
    <style:style style:name="co34" style:family="table-column">
      <style:table-column-properties fo:break-before="auto" style:column-width="0.8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Federal_20_Income_20_Tax">
      <style:table-properties table:display="true" style:writing-mode="lr-tb"/>
    </style:style>
    <style:style style:name="ta3" style:family="table" style:master-page-name="PageStyle_5f_GA_20_State_20_Income_20_Tax">
      <style:table-properties table:display="true" style:writing-mode="lr-tb"/>
    </style:style>
    <style:style style:name="ta4" style:family="table" style:master-page-name="PageStyle_5f_Quarterly_20_Income">
      <style:table-properties table:display="true" style:writing-mode="lr-tb"/>
    </style:style>
    <style:style style:name="ta5" style:family="table" style:master-page-name="PageStyle_5f_AM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97" style:family="table-cell" style:parent-style-name="Normal_20_2">
      <style:table-cell-properties style:rotation-align="none"/>
    </style:style>
    <style:style style:name="ce198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Normal_20_2" style:data-style-name="N122">
      <style:table-cell-properties fo:background-color="#ccffcc" style:diagonal-bl-tr="none" style:diagonal-tl-br="none" fo:border="0.74pt solid #000000" fo:padding="0.028in" style:rotation-align="none"/>
    </style:style>
    <style:style style:name="ce200" style:family="table-cell" style:parent-style-name="Normal_20_2" style:data-style-name="N133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</style:style>
    <style:style style:name="ce201" style:family="table-cell" style:parent-style-name="Normal_20_2" style:data-style-name="N133">
      <style:table-cell-properties fo:background-color="#ccffcc" style:diagonal-bl-tr="none" style:diagonal-tl-br="none" fo:border="0.74pt solid #000000" fo:padding="0.028in" style:rotation-align="none"/>
    </style:style>
    <style:style style:name="ce202" style:family="table-cell" style:parent-style-name="Normal_20_2" style:data-style-name="N163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2" style:data-style-name="N133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ffffff" style:rotation-align="none"/>
    </style:style>
    <style:style style:name="ce20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Default" style:data-style-name="N122">
      <style:table-cell-properties fo:background-color="#ffff00" style:diagonal-bl-tr="none" style:diagonal-tl-br="none" fo:border="0.74pt solid #000000" style:rotation-align="none"/>
    </style:style>
    <style:style style:name="ce209" style:family="table-cell" style:parent-style-name="Default" style:data-style-name="N122">
      <style:table-cell-properties fo:background-color="#ccffcc" style:diagonal-bl-tr="none" style:diagonal-tl-br="none" fo:border="0.74pt solid #000000" style:rotation-align="none"/>
    </style:style>
    <style:style style:name="ce210" style:family="table-cell" style:parent-style-name="Default" style:data-style-name="N122">
      <style:table-cell-properties fo:background-color="#ffffff" style:rotation-align="none"/>
    </style:style>
    <style:style style:name="ce211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1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11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138">
      <style:table-cell-properties fo:background-color="#ffffff" style:rotation-align="none"/>
    </style:style>
    <style:style style:name="ce216" style:family="table-cell" style:parent-style-name="Default" style:data-style-name="N16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7" style:family="table-cell" style:parent-style-name="Default" style:data-style-name="N122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218" style:family="table-cell" style:parent-style-name="Default" style:data-style-name="N133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</style:style>
    <style:style style:name="ce219" style:family="table-cell" style:parent-style-name="Default" style:data-style-name="N133">
      <style:table-cell-properties fo:background-color="#ccffcc" style:diagonal-bl-tr="none" style:diagonal-tl-br="none" fo:border="0.74pt solid #000000" style:rotation-align="none"/>
    </style:style>
    <style:style style:name="ce220" style:family="table-cell" style:parent-style-name="Default" style:data-style-name="N133">
      <style:table-cell-properties fo:background-color="#ffffff" style:rotation-align="none"/>
    </style:style>
    <style:style style:name="ce221" style:family="table-cell" style:parent-style-name="Default" style:data-style-name="N122">
      <style:table-cell-properties fo:background-color="#ffffff" style:diagonal-bl-tr="none" style:diagonal-tl-br="none" fo:border="none" style:rotation-align="none"/>
    </style:style>
    <style:style style:name="ce222" style:family="table-cell" style:parent-style-name="Default" style:data-style-name="N122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33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63">
      <style:table-cell-properties fo:background-color="#ffffff" style:rotation-align="none"/>
    </style:style>
    <style:style style:name="ce225" style:family="table-cell" style:parent-style-name="Default" style:data-style-name="N163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133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22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22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3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Default" style:data-style-name="N17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14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138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138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2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133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 style:data-style-name="N138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 style:data-style-name="N138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63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13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38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 style:data-style-name="N12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 style:data-style-name="N138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6" style:family="table-cell" style:parent-style-name="Default" style:data-style-name="N138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 style:data-style-name="N138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11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 style:data-style-name="N122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 style:data-style-name="N163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 style:data-style-name="N16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 style:data-style-name="N16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0" style:family="table-cell" style:parent-style-name="Default" style:data-style-name="N122">
      <style:table-cell-properties fo:background-color="#ccffcc" style:diagonal-bl-tr="none" style:diagonal-tl-br="none" fo:border="0.74pt solid #000000" fo:padding="0.028in" style:rotation-align="none"/>
    </style:style>
    <style:style style:name="ce331" style:family="table-cell" style:parent-style-name="Default" style:data-style-name="N13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 style:data-style-name="N12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4" style:family="table-cell" style:parent-style-name="Default" style:data-style-name="N133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16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15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33">
      <style:table-cell-properties fo:background-color="#f2f2f2" style:rotation-align="none"/>
    </style:style>
    <style:style style:name="ce90" style:family="table-cell" style:parent-style-name="Default" style:data-style-name="N133">
      <style:table-cell-properties fo:background-color="#ffff00" style:diagonal-bl-tr="none" style:diagonal-tl-br="none" fo:border="0.74pt solid #000000" style:rotation-align="none"/>
    </style:style>
    <style:style style:name="ce91" style:family="table-cell" style:parent-style-name="Default" style:data-style-name="N133">
      <style:table-cell-properties style:rotation-align="none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4" style:family="table-cell" style:parent-style-name="Default" style:data-style-name="N100">
      <style:table-cell-properties fo:background-color="#f2f2f2" style:rotation-align="none"/>
    </style:style>
    <style:style style:name="ce95" style:family="table-cell" style:parent-style-name="Default" style:data-style-name="N133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6" style:family="table-cell" style:parent-style-name="Default" style:data-style-name="N163">
      <style:table-cell-properties fo:background-color="#ccffcc" style:diagonal-bl-tr="none" style:diagonal-tl-br="none" fo:border="0.74pt solid #000000" style:rotation-align="none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HelveticaNeue" fo:font-size="8pt" fo:font-style="normal" fo:text-shadow="none" style:text-underline-style="none" fo:font-weight="bold" style:font-size-asian="8pt" style:font-style-asian="normal" style:font-weight-asian="bold" style:font-name-complex="HelveticaNeue" style:font-size-complex="8pt" style:font-style-complex="normal" style:font-weight-complex="bold"/>
    </style:style>
    <style:style style:name="ce24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9" style:family="table-cell" style:parent-style-name="Default">
      <style:table-cell-properties fo:border="0.74pt solid #000000" style:rotation-align="none"/>
    </style:style>
    <style:style style:name="ce250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rotation-align="none"/>
    </style:style>
    <style:style style:name="ce110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61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2" style:family="table-cell" style:parent-style-name="Default" style:data-style-name="N12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3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4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5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25"/>
    </style:style>
    <style:style style:name="ce266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267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268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269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44"/>
    </style:style>
    <style:style style:name="ce270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271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272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116" style:family="table-cell" style:parent-style-name="Default" style:data-style-name="N122">
      <style:table-cell-properties style:diagonal-bl-tr="none" style:diagonal-tl-br="none" fo:border="none" style:rotation-align="none"/>
    </style:style>
    <style:style style:name="ce274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3"/>
    </style:style>
    <style:style style:name="ce275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276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277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27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79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"/>
    </style:style>
    <style:style style:name="ce280" style:family="table-cell" style:parent-style-name="Default" style:data-style-name="N122">
      <style:table-cell-properties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81" style:family="table-cell" style:parent-style-name="Default" style:data-style-name="N122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8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25"/>
    </style:style>
    <style:style style:name="ce283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25"/>
    </style:style>
    <style:style style:name="ce284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25"/>
    </style:style>
    <style:style style:name="ce28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28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44"/>
    </style:style>
    <style:style style:name="ce287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44"/>
    </style:style>
    <style:style style:name="ce288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44"/>
    </style:style>
    <style:style style:name="ce28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29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3"/>
    </style:style>
    <style:style style:name="ce291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3"/>
    </style:style>
    <style:style style:name="ce292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3"/>
    </style:style>
    <style:style style:name="ce293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294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95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"/>
    </style:style>
    <style:style style:name="ce29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7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8" style:family="table-cell" style:parent-style-name="Default" style:data-style-name="N122">
      <style:table-cell-properties fo:border-bottom="1.76pt solid #000000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9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25"/>
    </style:style>
    <style:style style:name="ce30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5"/>
    </style:style>
    <style:style style:name="ce301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5"/>
    </style:style>
    <style:style style:name="ce302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5"/>
    </style:style>
    <style:style style:name="ce303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44"/>
    </style:style>
    <style:style style:name="ce304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4"/>
    </style:style>
    <style:style style:name="ce305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4"/>
    </style:style>
    <style:style style:name="ce306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4"/>
    </style:style>
    <style:style style:name="ce307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3"/>
    </style:style>
    <style:style style:name="ce30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3"/>
    </style:style>
    <style:style style:name="ce309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3"/>
    </style:style>
    <style:style style:name="ce310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3"/>
    </style:style>
    <style:style style:name="ce31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31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313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4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25"/>
    </style:style>
    <style:style style:name="ce317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318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31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5"/>
    </style:style>
    <style:style style:name="ce32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44"/>
    </style:style>
    <style:style style:name="ce321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322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323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4"/>
    </style:style>
    <style:style style:name="ce324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3"/>
    </style:style>
    <style:style style:name="ce325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326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327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3"/>
    </style:style>
    <style:style style:name="ce133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12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100">
      <style:table-cell-properties fo:background-color="#ffffff" style:rotation-align="none"/>
    </style:style>
    <style:style style:name="ce136" style:family="table-cell" style:parent-style-name="Default" style:data-style-name="N10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W6"/>
    </style:style>
    <style:style style:name="ce333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34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35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36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W25"/>
    </style:style>
    <style:style style:name="ce337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38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39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40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W44"/>
    </style:style>
    <style:style style:name="ce341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42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43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44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W63"/>
    </style:style>
    <style:style style:name="ce345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46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47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4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W6"/>
    </style:style>
    <style:style style:name="ce349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W6"/>
    </style:style>
    <style:style style:name="ce350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W6"/>
    </style:style>
    <style:style style:name="ce35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5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W25"/>
    </style:style>
    <style:style style:name="ce353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W25"/>
    </style:style>
    <style:style style:name="ce354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W25"/>
    </style:style>
    <style:style style:name="ce35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5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W44"/>
    </style:style>
    <style:style style:name="ce357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W44"/>
    </style:style>
    <style:style style:name="ce358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W44"/>
    </style:style>
    <style:style style:name="ce35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6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W63"/>
    </style:style>
    <style:style style:name="ce361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W63"/>
    </style:style>
    <style:style style:name="ce362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W63"/>
    </style:style>
    <style:style style:name="ce363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64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W6"/>
    </style:style>
    <style:style style:name="ce365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6"/>
    </style:style>
    <style:style style:name="ce366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6"/>
    </style:style>
    <style:style style:name="ce367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6"/>
    </style:style>
    <style:style style:name="ce36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W25"/>
    </style:style>
    <style:style style:name="ce369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25"/>
    </style:style>
    <style:style style:name="ce370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25"/>
    </style:style>
    <style:style style:name="ce37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25"/>
    </style:style>
    <style:style style:name="ce37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W44"/>
    </style:style>
    <style:style style:name="ce373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44"/>
    </style:style>
    <style:style style:name="ce374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44"/>
    </style:style>
    <style:style style:name="ce37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44"/>
    </style:style>
    <style:style style:name="ce37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W63"/>
    </style:style>
    <style:style style:name="ce377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63"/>
    </style:style>
    <style:style style:name="ce378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63"/>
    </style:style>
    <style:style style:name="ce37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W63"/>
    </style:style>
    <style:style style:name="ce38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W6"/>
    </style:style>
    <style:style style:name="ce381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82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83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6"/>
    </style:style>
    <style:style style:name="ce384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W25"/>
    </style:style>
    <style:style style:name="ce385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86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87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25"/>
    </style:style>
    <style:style style:name="ce38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W44"/>
    </style:style>
    <style:style style:name="ce389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90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9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44"/>
    </style:style>
    <style:style style:name="ce39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W63"/>
    </style:style>
    <style:style style:name="ce393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94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9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W63"/>
    </style:style>
    <style:style style:name="ce396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H6"/>
    </style:style>
    <style:style style:name="ce397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398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399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400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H44"/>
    </style:style>
    <style:style style:name="ce401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02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03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04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H63"/>
    </style:style>
    <style:style style:name="ce405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06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07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0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H6"/>
    </style:style>
    <style:style style:name="ce409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H6"/>
    </style:style>
    <style:style style:name="ce410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H6"/>
    </style:style>
    <style:style style:name="ce41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41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H44"/>
    </style:style>
    <style:style style:name="ce413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H44"/>
    </style:style>
    <style:style style:name="ce414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H44"/>
    </style:style>
    <style:style style:name="ce41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1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H63"/>
    </style:style>
    <style:style style:name="ce417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H63"/>
    </style:style>
    <style:style style:name="ce418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H63"/>
    </style:style>
    <style:style style:name="ce41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2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H6"/>
    </style:style>
    <style:style style:name="ce421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6"/>
    </style:style>
    <style:style style:name="ce422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6"/>
    </style:style>
    <style:style style:name="ce423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6"/>
    </style:style>
    <style:style style:name="ce424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H44"/>
    </style:style>
    <style:style style:name="ce425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44"/>
    </style:style>
    <style:style style:name="ce426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44"/>
    </style:style>
    <style:style style:name="ce427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44"/>
    </style:style>
    <style:style style:name="ce42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H63"/>
    </style:style>
    <style:style style:name="ce429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63"/>
    </style:style>
    <style:style style:name="ce430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63"/>
    </style:style>
    <style:style style:name="ce43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H63"/>
    </style:style>
    <style:style style:name="ce43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H6"/>
    </style:style>
    <style:style style:name="ce433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434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43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6"/>
    </style:style>
    <style:style style:name="ce43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H44"/>
    </style:style>
    <style:style style:name="ce437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38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3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44"/>
    </style:style>
    <style:style style:name="ce440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H63"/>
    </style:style>
    <style:style style:name="ce441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42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43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H63"/>
    </style:style>
    <style:style style:name="ce444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S63"/>
    </style:style>
    <style:style style:name="ce445" style:family="table-cell" style:parent-style-name="Default" style:data-style-name="N122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446" style:family="table-cell" style:parent-style-name="Default" style:data-style-name="N12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447" style:family="table-cell" style:parent-style-name="Default" style:data-style-name="N12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448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S63"/>
    </style:style>
    <style:style style:name="ce449" style:family="table-cell" style:parent-style-name="Default" style:data-style-name="N122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S63"/>
    </style:style>
    <style:style style:name="ce450" style:family="table-cell" style:parent-style-name="Default" style:data-style-name="N122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S63"/>
    </style:style>
    <style:style style:name="ce451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452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S63"/>
    </style:style>
    <style:style style:name="ce453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S63"/>
    </style:style>
    <style:style style:name="ce454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S63"/>
    </style:style>
    <style:style style:name="ce455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S63"/>
    </style:style>
    <style:style style:name="ce456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S63"/>
    </style:style>
    <style:style style:name="ce457" style:family="table-cell" style:parent-style-name="Default" style:data-style-name="N122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458" style:family="table-cell" style:parent-style-name="Default" style:data-style-name="N12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459" style:family="table-cell" style:parent-style-name="Default" style:data-style-name="N12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S63"/>
    </style:style>
    <style:style style:name="ce7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20" style:family="table-cell" style:parent-style-name="Default" style:data-style-name="N139">
      <style:table-cell-properties fo:background-color="#ccffcc" style:diagonal-bl-tr="none" style:diagonal-tl-br="none" fo:border="0.74pt solid #000000" style:rotation-align="none"/>
    </style:style>
    <style:style style:name="ce721" style:family="table-cell" style:parent-style-name="Default" style:data-style-name="N139">
      <style:table-cell-properties fo:background-color="#ffff00" style:diagonal-bl-tr="none" style:diagonal-tl-br="none" fo:border="0.74pt solid #000000" style:rotation-align="none"/>
    </style:style>
    <style:style style:name="ce722" style:family="table-cell" style:parent-style-name="Default" style:data-style-name="N139">
      <style:table-cell-properties fo:background-color="#ffffff" style:rotation-align="none"/>
    </style:style>
    <style:style style:name="ce723" style:family="table-cell" style:parent-style-name="Default" style:data-style-name="N139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724" style:family="table-cell" style:parent-style-name="Default" style:data-style-name="N139">
      <style:table-cell-properties fo:background-color="#ffffff" style:diagonal-bl-tr="none" style:diagonal-tl-br="none" fo:border="none" style:rotation-align="none"/>
    </style:style>
    <style:style style:name="ce725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26" style:family="table-cell" style:parent-style-name="Default" style:data-style-name="N11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727" style:family="table-cell" style:parent-style-name="Default" style:data-style-name="N138">
      <style:table-cell-properties fo:background-color="#ffff00" style:diagonal-bl-tr="none" style:diagonal-tl-br="none" fo:border="0.74pt solid #000000" style:rotation-align="none"/>
    </style:style>
    <style:style style:name="ce728" style:family="table-cell" style:parent-style-name="Default" style:data-style-name="N123">
      <style:table-cell-properties fo:background-color="#ffffff" style:rotation-align="none"/>
    </style:style>
    <style:style style:name="ce729" style:family="table-cell" style:parent-style-name="Default" style:data-style-name="N123">
      <style:table-cell-properties fo:background-color="#ccffcc" style:diagonal-bl-tr="none" style:diagonal-tl-br="none" fo:border="0.74pt solid #000000" style:rotation-align="none"/>
    </style:style>
    <style:style style:name="ce730" style:family="table-cell" style:parent-style-name="Default" style:data-style-name="N123">
      <style:table-cell-properties fo:background-color="#ffffff" style:diagonal-bl-tr="none" style:diagonal-tl-br="none" fo:border="none" style:rotation-align="none"/>
    </style:style>
    <style:style style:name="ce731" style:family="table-cell" style:parent-style-name="Default" style:data-style-name="N11">
      <style:table-cell-properties fo:background-color="#ccffcc" style:diagonal-bl-tr="none" style:diagonal-tl-br="none" fo:border="0.74pt solid #000000" style:rotation-align="none"/>
    </style:style>
    <style:style style:name="ce732" style:family="table-cell" style:parent-style-name="Default" style:data-style-name="N123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197"/>
        <table:table-column table:style-name="co2" table:default-cell-style-name="ce197"/>
        <table:table-column table:style-name="co3" table:default-cell-style-name="ce197"/>
        <table:table-column table:style-name="co1" table:number-columns-repeated="1021" table:default-cell-style-name="ce197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Federal Tax</text:p>
          </table:table-cell>
          <table:table-cell table:number-columns-repeated="1022"/>
        </table:table-row>
        <table:table-row table:style-name="ro3">
          <table:table-cell/>
          <table:table-cell table:style-name="ce199" table:formula="of:=[$'Federal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202" table:formula="of:=[$'Federal Income Tax'.I3]" office:value-type="percentage" office:value="0" calcext:value-type="percentage">
            <text:p>0.0%</text:p>
          </table:table-cell>
          <table:table-cell table:style-name="ce204" office:value-type="string" calcext:value-type="string">
            <text:p>Effective Tax Rate</text:p>
          </table:table-cell>
          <table:table-cell table:number-columns-repeated="1019"/>
        </table:table-row>
        <table:table-row table:style-name="ro3">
          <table:table-cell/>
          <table:table-cell table:style-name="ce200" table:formula="of:=[$'Federal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203" table:formula="of:=[$'Federal Income Tax'.I4]" office:value-type="float" office:value="0" calcext:value-type="float">
            <text:p>$0.00 </text:p>
          </table:table-cell>
          <table:table-cell table:style-name="ce204" office:value-type="string" calcext:value-type="string">
            <text:p>Tax to be Pai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State Tax</text:p>
          </table:table-cell>
          <table:table-cell table:number-columns-repeated="1022"/>
        </table:table-row>
        <table:table-row table:style-name="ro3">
          <table:table-cell/>
          <table:table-cell table:style-name="ce199" table:formula="of:=[$'GA State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202" table:formula="of:=[$'GA State Income Tax'.I3]" office:value-type="percentage" office:value="0" calcext:value-type="percentage">
            <text:p>0.0%</text:p>
          </table:table-cell>
          <table:table-cell table:style-name="ce204" office:value-type="string" calcext:value-type="string">
            <text:p>Effective Tax Rate</text:p>
          </table:table-cell>
          <table:table-cell table:number-columns-repeated="1019"/>
        </table:table-row>
        <table:table-row table:style-name="ro3">
          <table:table-cell/>
          <table:table-cell table:style-name="ce200" table:formula="of:=[$'GA State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203" table:formula="of:=[$'GA State Income Tax'.I4]" office:value-type="float" office:value="0" calcext:value-type="float">
            <text:p>$0.00 </text:p>
          </table:table-cell>
          <table:table-cell table:style-name="ce204" office:value-type="string" calcext:value-type="string">
            <text:p>Tax to be Pai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Total Tax</text:p>
          </table:table-cell>
          <table:table-cell table:number-columns-repeated="1022"/>
        </table:table-row>
        <table:table-row table:style-name="ro3">
          <table:table-cell/>
          <table:table-cell table:style-name="ce199" table:formula="of:=[.B4]+[.B9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202" table:formula="of:=[.D4]+[.D9]" office:value-type="percentage" office:value="0" calcext:value-type="percentage">
            <text:p>0.0%</text:p>
          </table:table-cell>
          <table:table-cell table:style-name="ce204" office:value-type="string" calcext:value-type="string">
            <text:p>Effective Tax Rate</text:p>
          </table:table-cell>
          <table:table-cell table:number-columns-repeated="1019"/>
        </table:table-row>
        <table:table-row table:style-name="ro3">
          <table:table-cell/>
          <table:table-cell table:style-name="ce200" table:formula="of:=[.B5]+[.B10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203" table:formula="of:=[.D5]+[.D10]" office:value-type="float" office:value="0" calcext:value-type="float">
            <text:p>$0.00 </text:p>
          </table:table-cell>
          <table:table-cell table:style-name="ce204" office:value-type="string" calcext:value-type="string">
            <text:p>Tax to be Pai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>
            <text:p>Net Investment Income</text:p>
          </table:table-cell>
          <table:table-cell table:number-columns-repeated="1022"/>
        </table:table-row>
        <table:table-row table:style-name="ro3">
          <table:table-cell/>
          <table:table-cell table:style-name="ce201" table:formula="of:=[$'Quarterly Income'.F65]" office:value-type="float" office:value="0" calcext:value-type="float">
            <text:p>$0.00 </text:p>
          </table:table-cell>
          <table:table-cell office:value-type="string" calcext:value-type="string">
            <text:p>Dividends</text:p>
          </table:table-cell>
          <table:table-cell table:number-columns-repeated="1021"/>
        </table:table-row>
        <table:table-row table:style-name="ro3">
          <table:table-cell/>
          <table:table-cell table:style-name="ce201" table:formula="of:=[$'Quarterly Income'.F66]" office:value-type="float" office:value="0" calcext:value-type="float">
            <text:p>$0.00 </text:p>
          </table:table-cell>
          <table:table-cell office:value-type="string" calcext:value-type="string">
            <text:p>Interest</text:p>
          </table:table-cell>
          <table:table-cell table:number-columns-repeated="1021"/>
        </table:table-row>
        <table:table-row table:style-name="ro3">
          <table:table-cell/>
          <table:table-cell table:style-name="ce201" table:formula="of:=[$'Quarterly Income'.F68]+[$'Quarterly Income'.F69]" office:value-type="float" office:value="0" calcext:value-type="float">
            <text:p>$0.00 </text:p>
          </table:table-cell>
          <table:table-cell office:value-type="string" calcext:value-type="string">
            <text:p>Capital Gains/Loss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01" table:formula="of:=SUM([.B19:.B21])" office:value-type="float" office:value="0" calcext:value-type="float">
            <text:p>$0.00 </text:p>
          </table:table-cell>
          <table:table-cell office:value-type="string" calcext:value-type="string">
            <text:p>Total Net Investment Income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Income Tax" table:style-name="ta2" table:print-ranges="'Federal Income Tax'.A1:'Federal Income Tax'.J91">
        <office:forms form:automatic-focus="false" form:apply-design-mode="false"/>
        <table:table-column table:style-name="co4" table:default-cell-style-name="ce205"/>
        <table:table-column table:style-name="co3" table:default-cell-style-name="ce205"/>
        <table:table-column table:style-name="co5" table:default-cell-style-name="ce205"/>
        <table:table-column table:style-name="co6" table:number-columns-repeated="2" table:default-cell-style-name="ce205"/>
        <table:table-column table:style-name="co7" table:number-columns-repeated="2" table:default-cell-style-name="ce205"/>
        <table:table-column table:style-name="co8" table:default-cell-style-name="ce205"/>
        <table:table-column table:style-name="co9" table:default-cell-style-name="ce205"/>
        <table:table-column table:style-name="co8" table:default-cell-style-name="ce205"/>
        <table:table-column table:style-name="co10" table:default-cell-style-name="ce205"/>
        <table:table-column table:style-name="co11" table:default-cell-style-name="ce205"/>
        <table:table-column table:style-name="co4" table:number-columns-repeated="1012" table:default-cell-style-name="ce205"/>
        <table:table-row table:style-name="ro1">
          <table:table-cell table:number-columns-repeated="1024"/>
        </table:table-row>
        <table:table-row table:style-name="ro2">
          <table:table-cell/>
          <table:table-cell table:style-name="ce207" office:value-type="string" calcext:value-type="string">
            <text:p>Federal Income Tax Estimator</text:p>
          </table:table-cell>
          <table:table-cell table:number-columns-repeated="3"/>
          <table:table-cell table:style-name="ce232"/>
          <table:table-cell table:number-columns-repeated="1018"/>
        </table:table-row>
        <table:table-row table:style-name="ro2">
          <table:table-cell/>
          <table:table-cell table:style-name="ce207"/>
          <table:table-cell table:number-columns-repeated="3"/>
          <table:table-cell table:style-name="ce232"/>
          <table:table-cell table:style-name="ce209" table:formula="of:=[.B87]+[.G76]" office:value-type="float" office:value="0" calcext:value-type="float">
            <text:p>$0.00</text:p>
          </table:table-cell>
          <table:table-cell table:style-name="ce227" office:value-type="string" calcext:value-type="string">
            <text:p>Total Tax Owed</text:p>
          </table:table-cell>
          <table:table-cell table:style-name="ce225" table:formula="of:=[.B90]" office:value-type="percentage" office:value="0" calcext:value-type="percentage">
            <text:p>0.0%</text:p>
          </table:table-cell>
          <table:table-cell table:style-name="ce228" office:value-type="string" calcext:value-type="string">
            <text:p>Effective Tax Rate</text:p>
          </table:table-cell>
          <table:table-cell table:number-columns-repeated="1014"/>
        </table:table-row>
        <table:table-row table:style-name="ro2">
          <table:table-cell/>
          <table:table-cell table:style-name="ce207"/>
          <table:table-cell table:number-columns-repeated="3"/>
          <table:table-cell table:style-name="ce232"/>
          <table:table-cell table:style-name="ce219" table:formula="of:=[.B88]" office:value-type="float" office:value="0" calcext:value-type="float">
            <text:p>$0.00 </text:p>
          </table:table-cell>
          <table:table-cell table:style-name="ce227" office:value-type="string" calcext:value-type="string">
            <text:p>Tax Paid</text:p>
          </table:table-cell>
          <table:table-cell table:style-name="ce226" table:formula="of:=[.B91]" office:value-type="float" office:value="0" calcext:value-type="float">
            <text:p>$0.00 </text:p>
          </table:table-cell>
          <table:table-cell table:style-name="ce228" office:value-type="string" calcext:value-type="string">
            <text:p>Tax to be Pai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float" office:value="0" calcext:value-type="float">
            <text:p>$0.00</text:p>
          </table:table-cell>
          <table:table-cell table:style-name="ce227" office:value-type="string" calcext:value-type="string">
            <text:p>Estimated Wage Income</text:p>
          </table:table-cell>
          <table:table-cell table:style-name="ce206" table:number-columns-repeated="2"/>
          <table:table-cell/>
          <table:table-cell table:style-name="ce232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8" office:value-type="float" office:value="0" calcext:value-type="float">
            <text:p>$0.00</text:p>
          </table:table-cell>
          <table:table-cell table:style-name="ce206" office:value-type="string" calcext:value-type="string">
            <text:p>Estimated Interest</text:p>
          </table:table-cell>
          <table:table-cell table:style-name="ce206" table:number-columns-repeated="2"/>
          <table:table-cell/>
          <table:table-cell table:style-name="ce232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8" office:value-type="float" office:value="0" calcext:value-type="float">
            <text:p>$0.00</text:p>
          </table:table-cell>
          <table:table-cell table:style-name="ce227" office:value-type="string" calcext:value-type="string">
            <text:p>Estimated Qualified Dividends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8" office:value-type="float" office:value="0" calcext:value-type="float">
            <text:p>$0.00</text:p>
          </table:table-cell>
          <table:table-cell office:value-type="string" calcext:value-type="string">
            <text:p>Estimated Self-Employment Income</text:p>
          </table:table-cell>
          <table:table-cell table:style-name="ce206" table:number-columns-repeated="2"/>
          <table:table-cell/>
          <table:table-cell table:style-name="ce232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9" table:formula="of:=[.C61]" office:value-type="float" office:value="0" calcext:value-type="float">
            <text:p>$0.00</text:p>
          </table:table-cell>
          <table:table-cell table:style-name="ce227" office:value-type="string" calcext:value-type="string">
            <text:p>Estimated Net Short Term Capital Gains</text:p>
          </table:table-cell>
          <table:table-cell table:style-name="ce206" table:number-columns-repeated="2"/>
          <table:table-cell/>
          <table:table-cell table:style-name="ce232" office:value-type="string" calcext:value-type="string">
            <text:p>Since capital gains likely are lumpy and difficult to estimate, </text:p>
          </table:table-cell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9" table:formula="of:=[.C62]" office:value-type="float" office:value="0" calcext:value-type="float">
            <text:p>$0.00</text:p>
          </table:table-cell>
          <table:table-cell table:style-name="ce227" office:value-type="string" calcext:value-type="string">
            <text:p>Estimated Net Long Term Capital Gains</text:p>
          </table:table-cell>
          <table:table-cell table:style-name="ce206" table:number-columns-repeated="2"/>
          <table:table-cell/>
          <table:table-cell table:style-name="ce232" office:value-type="string" calcext:value-type="string">
            <text:p>I am using the actual cap gains incurred. Override if you want to estimate</text:p>
          </table:table-cell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9" table:formula="of:=[.C63]" office:value-type="float" office:value="0" calcext:value-type="float">
            <text:p>$0.00</text:p>
          </table:table-cell>
          <table:table-cell table:style-name="ce227" office:value-type="string" calcext:value-type="string">
            <text:p>Estimated Net Realized Gains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6"/>
          <table:table-cell table:style-name="ce227"/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8" office:value-type="float" office:value="29200" calcext:value-type="float">
            <text:p>$29,200.00</text:p>
          </table:table-cell>
          <table:table-cell table:style-name="ce227" office:value-type="string" calcext:value-type="string">
            <text:p>Standard Deduction or Itemized Deduction Amount</text:p>
          </table:table-cell>
          <table:table-cell table:style-name="ce206" table:number-columns-repeated="2"/>
          <table:table-cell/>
          <table:table-cell table:style-name="ce232" office:value-type="string" calcext:value-type="string">
            <text:p>2024 - Update yearly - add senior amount if over 65</text:p>
          </table:table-cell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10"/>
          <table:table-cell table:style-name="ce227"/>
          <table:table-cell table:style-name="ce206" table:number-columns-repeated="2"/>
          <table:table-cell/>
          <table:table-cell table:style-name="ce232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8" office:value-type="float" office:value="250000" calcext:value-type="float">
            <text:p>$250,000.00</text:p>
          </table:table-cell>
          <table:table-cell table:style-name="ce227" office:value-type="string" calcext:value-type="string">
            <text:p>Ordinary Income Threshold for Net Investment Income Tax</text:p>
          </table:table-cell>
          <table:table-cell table:style-name="ce206" table:number-columns-repeated="2"/>
          <table:table-cell/>
          <table:table-cell table:style-name="ce232" office:value-type="string" calcext:value-type="string">
            <text:p>$200,000 for single filers, $250,000 for married couples</text:p>
          </table:table-cell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11" office:value-type="percentage" office:value="0.038" calcext:value-type="percentage">
            <text:p>3.80%</text:p>
          </table:table-cell>
          <table:table-cell table:style-name="ce227" office:value-type="string" calcext:value-type="string">
            <text:p>Net Investment Income Tax Rate</text:p>
          </table:table-cell>
          <table:table-cell table:style-name="ce206" table:number-columns-repeated="2"/>
          <table:table-cell/>
          <table:table-cell table:style-name="ce232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6"/>
          <table:table-cell table:style-name="ce227"/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[.B8]+[.B11]" office:value-type="float" office:value="0" calcext:value-type="float">
            <text:p>$0.00</text:p>
          </table:table-cell>
          <table:table-cell table:style-name="ce227" office:value-type="string" calcext:value-type="string">
            <text:p>Estimated Qualifed Dividends and Net Long Term Capital Gains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10"/>
          <table:table-cell table:style-name="ce206" table:number-columns-repeated="3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MAX([.B6]+[.B7]+[.B8]+[.B9]+MAX(-3000; [.B12]);[.B65])" office:value-type="float" office:value="0" calcext:value-type="float">
            <text:p>$0.00</text:p>
          </table:table-cell>
          <table:table-cell office:value-type="string" calcext:value-type="string">
            <text:p>Estimated Adjusted Gross Income (or actual AGI if greater)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MAX([.B21]-[.B14];0)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able Income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MAX([.B22]-[.B19];0)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able Ordinary Income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MAX([.B9];[.B48])" office:value-type="float" office:value="0" calcext:value-type="float">
            <text:p>$0.00</text:p>
          </table:table-cell>
          <table:table-cell office:value-type="string" calcext:value-type="string">
            <text:p>Estimated Self-Employment Taxable Income (or actual if greater)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MAX([.B22]-[.B23]; [.B73])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able Dividends and Long Term Capital Gains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MAX([.B7]+[.B8]+[.B12]; [.B47]+[.C63]+[.B51])" office:value-type="float" office:value="0" calcext:value-type="float">
            <text:p>$0.00</text:p>
          </table:table-cell>
          <table:table-cell table:style-name="ce227" office:value-type="string" calcext:value-type="string">
            <text:p>Estimated Net Investment Income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10"/>
          <table:table-cell table:style-name="ce206" table:number-columns-repeated="3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VLOOKUP([.B23];[.G45:.J51];4) + ([.B23]-VLOOKUP([.B23];[.G45:.J51];1))*VLOOKUP([.B23];[.G45:.J51];3)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 on Ordinary Income</text:p>
          </table:table-cell>
          <table:table-cell table:style-name="ce206" table:number-columns-repeated="2"/>
          <table:table-cell/>
          <table:table-cell table:style-name="ce232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12" table:formula="of:=IF([.B23]=0;0;[.B28]/[.B23])" office:value-type="percentage" office:value="0" calcext:value-type="percentage">
            <text:p>0.00%</text:p>
          </table:table-cell>
          <table:table-cell table:style-name="ce228" office:value-type="string" calcext:value-type="string">
            <text:p>Estimated Ordinary Income Effective Tax Rate</text:p>
          </table:table-cell>
          <table:table-cell table:style-name="ce206" table:number-columns-repeated="2"/>
          <table:table-cell/>
          <table:table-cell table:style-name="ce235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06" table:number-columns-repeated="4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9" table:formula="of:=[.J59]*[.I59]+[.J60]*[.I60]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 on Long Term Capital Gains and Dividends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12" table:formula="of:=IF([.B25]=0;0;([.J59]*[.I59]+[.J60]*[.I60])/[.B25])" office:value-type="percentage" office:value="0" calcext:value-type="percentage">
            <text:p>0.00%</text:p>
          </table:table-cell>
          <table:table-cell table:style-name="ce228" office:value-type="string" calcext:value-type="string">
            <text:p>Estimated Long Term Capital Gains Effective Tax Rate</text:p>
          </table:table-cell>
          <table:table-cell table:style-name="ce206" table:number-columns-repeated="2"/>
          <table:table-cell/>
          <table:table-cell table:style-name="ce235"/>
          <table:table-cell table:style-name="ce206" table:number-columns-repeated="3"/>
          <table:table-cell table:number-columns-repeated="1014"/>
        </table:table-row>
        <table:table-row table:style-name="ro1">
          <table:table-cell/>
          <table:table-cell table:style-name="ce213"/>
          <table:table-cell table:style-name="ce228"/>
          <table:table-cell table:style-name="ce206" table:number-columns-repeated="2"/>
          <table:table-cell/>
          <table:table-cell table:style-name="ce235"/>
          <table:table-cell table:style-name="ce206" table:number-columns-repeated="3"/>
          <table:table-cell table:number-columns-repeated="1014"/>
        </table:table-row>
        <table:table-row table:style-name="ro1">
          <table:table-cell table:style-name="ce206"/>
          <table:table-cell table:style-name="ce209" table:formula="of:=([.B24]*[.I67])+MIN(MAX(0;[.G67]-MAX([.B6];[.B44]));MAX([.B9];[.B48]))*[.H67]" office:value-type="float" office:value="0" calcext:value-type="float">
            <text:p>$0.00</text:p>
          </table:table-cell>
          <table:table-cell table:style-name="ce206" office:value-type="string" calcext:value-type="string">
            <text:p>Estimated SS and Medicare Tax on Self-Employment Income</text:p>
          </table:table-cell>
          <table:table-cell table:style-name="ce206" table:number-columns-repeated="11"/>
          <table:table-cell table:number-columns-repeated="1010"/>
        </table:table-row>
        <table:table-row table:style-name="ro1">
          <table:table-cell table:style-name="ce206"/>
          <table:table-cell table:style-name="ce214" table:formula="of:=IF([.B24]=0;0;[.B34]/[.B24])" office:value-type="percentage" office:value="0" calcext:value-type="percentage">
            <text:p>0.00%</text:p>
          </table:table-cell>
          <table:table-cell table:style-name="ce228" office:value-type="string" calcext:value-type="string">
            <text:p>Estimated Net Self-Employment Effective Tax Rate</text:p>
          </table:table-cell>
          <table:table-cell table:style-name="ce228" table:number-columns-repeated="3"/>
          <table:table-cell table:style-name="ce206" table:number-columns-repeated="8"/>
          <table:table-cell table:number-columns-repeated="1010"/>
        </table:table-row>
        <table:table-row table:style-name="ro1">
          <table:table-cell table:style-name="ce206" table:number-columns-repeated="14"/>
          <table:table-cell table:number-columns-repeated="1010"/>
        </table:table-row>
        <table:table-row table:style-name="ro1">
          <table:table-cell/>
          <table:table-cell table:style-name="ce209" table:formula="of:=(MIN([.B26];MAX([.B21]-[.B16];0)))*[.B17]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 on Net Investment Income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12" table:formula="of:=IF([.B26]=0;0;[.B37]/[.B26])" office:value-type="percentage" office:value="0" calcext:value-type="percentage">
            <text:p>0.00%</text:p>
          </table:table-cell>
          <table:table-cell table:style-name="ce228" office:value-type="string" calcext:value-type="string">
            <text:p>Estimated Net Investment Income Effective Tax Rate</text:p>
          </table:table-cell>
          <table:table-cell table:style-name="ce206" table:number-columns-repeated="2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06" table:number-columns-repeated="4"/>
          <table:table-cell/>
          <table:table-cell table:style-name="ce206" table:number-columns-repeated="4"/>
          <table:table-cell table:number-columns-repeated="1014"/>
        </table:table-row>
        <table:table-row table:style-name="ro1">
          <table:table-cell/>
          <table:table-cell table:style-name="ce212" table:formula="of:=IF(AND([.B22] = 0; [.B24] = 0);0;([.B28]+[.B31]+[.B34]+[.B37])/[.B22])" office:value-type="percentage" office:value="0" calcext:value-type="percentage">
            <text:p>0.00%</text:p>
          </table:table-cell>
          <table:table-cell table:style-name="ce228" office:value-type="string" calcext:value-type="string">
            <text:p>Estimated Effective Tax Rate</text:p>
          </table:table-cell>
          <table:table-cell table:style-name="ce206" table:number-columns-repeated="2"/>
          <table:table-cell table:number-columns-repeated="1019"/>
        </table:table-row>
        <table:table-row table:style-name="ro1">
          <table:table-cell/>
          <table:table-cell table:style-name="ce206" table:number-columns-repeated="4"/>
          <table:table-cell table:number-columns-repeated="1019"/>
        </table:table-row>
        <table:table-row table:style-name="ro1">
          <table:table-cell/>
          <table:table-cell table:style-name="ce215"/>
          <table:table-cell table:style-name="ce227"/>
          <table:table-cell table:style-name="ce206" table:number-columns-repeated="2"/>
          <table:table-cell table:style-name="ce233"/>
          <table:table-cell table:number-columns-repeated="5"/>
          <table:table-cell table:style-name="ce254"/>
          <table:table-cell table:number-columns-repeated="1012"/>
        </table:table-row>
        <table:table-row table:style-name="ro2">
          <table:table-cell/>
          <table:table-cell table:style-name="ce216" office:value-type="string" calcext:value-type="string">
            <text:p>Income Year-to-Date</text:p>
          </table:table-cell>
          <table:table-cell table:style-name="ce206" table:number-columns-repeated="3"/>
          <table:table-cell/>
          <table:table-cell table:style-name="ce207" office:value-type="string" calcext:value-type="string">
            <text:p>Ordinary Income Tax Brackets</text:p>
          </table:table-cell>
          <table:table-cell table:style-name="ce227" table:number-columns-repeated="3"/>
          <table:table-cell table:number-columns-repeated="1014"/>
        </table:table-row>
        <table:table-row table:style-name="ro1">
          <table:table-cell/>
          <table:table-cell table:style-name="ce209" table:formula="of:=[$'Quarterly Income'.F63]" office:value-type="float" office:value="0" calcext:value-type="float">
            <text:p>$0.00</text:p>
          </table:table-cell>
          <table:table-cell office:value-type="string" calcext:value-type="string">
            <text:p>Wages, Salaries, Tips, etc.</text:p>
          </table:table-cell>
          <table:table-cell table:style-name="ce206" table:number-columns-repeated="2"/>
          <table:table-cell/>
          <table:table-cell table:style-name="ce236" office:value-type="string" calcext:value-type="string">
            <text:p>Taxable Inc. Min</text:p>
          </table:table-cell>
          <table:table-cell table:style-name="ce241" office:value-type="string" calcext:value-type="string">
            <text:p>Taxable Inc. Max</text:p>
          </table:table-cell>
          <table:table-cell table:style-name="ce241" office:value-type="string" calcext:value-type="string">
            <text:p>Tax Bracket</text:p>
          </table:table-cell>
          <table:table-cell table:style-name="ce241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210"/>
          <table:table-cell table:style-name="ce227"/>
          <table:table-cell table:style-name="ce206" table:number-columns-repeated="2"/>
          <table:table-cell/>
          <table:table-cell table:style-name="ce237" office:value-type="float" office:value="0" calcext:value-type="float">
            <text:p>$0</text:p>
          </table:table-cell>
          <table:table-cell table:style-name="ce238" office:value-type="float" office:value="23200" calcext:value-type="float">
            <text:p>$23,200</text:p>
          </table:table-cell>
          <table:table-cell table:style-name="ce244" office:value-type="percentage" office:value="0.1" calcext:value-type="percentage">
            <text:p>10.0%</text:p>
          </table:table-cell>
          <table:table-cell table:style-name="ce237" office:value-type="float" office:value="0" calcext:value-type="float">
            <text:p>$0</text:p>
          </table:table-cell>
          <table:table-cell table:number-columns-repeated="2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09" table:formula="of:=[$'Quarterly Income'.F67]" office:value-type="float" office:value="0" calcext:value-type="float">
            <text:p>$0.00</text:p>
          </table:table-cell>
          <table:table-cell table:style-name="ce206" office:value-type="string" calcext:value-type="string">
            <text:p>Treasury Interest</text:p>
          </table:table-cell>
          <table:table-cell table:style-name="ce206" table:number-columns-repeated="2"/>
          <table:table-cell/>
          <table:table-cell table:style-name="ce237" table:formula="of:=[.H45]+1" office:value-type="float" office:value="23201" calcext:value-type="float">
            <text:p>$23,201</text:p>
          </table:table-cell>
          <table:table-cell table:style-name="ce238" office:value-type="float" office:value="94300" calcext:value-type="float">
            <text:p>$94,300</text:p>
          </table:table-cell>
          <table:table-cell table:style-name="ce244" office:value-type="percentage" office:value="0.12" calcext:value-type="percentage">
            <text:p>12.0%</text:p>
          </table:table-cell>
          <table:table-cell table:style-name="ce237" table:formula="of:=COM.MICROSOFT.CEILING(([.H45]-[.G45])*[.I45]+[.J45];0.5)" office:value-type="float" office:value="2320" calcext:value-type="float">
            <text:p>$2,320</text:p>
          </table:table-cell>
          <table:table-cell table:number-columns-repeated="1014"/>
        </table:table-row>
        <table:table-row table:style-name="ro1">
          <table:table-cell/>
          <table:table-cell table:style-name="ce217" table:formula="of:=[$'Quarterly Income'.F66]" office:value-type="float" office:value="0" calcext:value-type="float">
            <text:p>$0.00</text:p>
          </table:table-cell>
          <table:table-cell table:style-name="ce206" office:value-type="string" calcext:value-type="string">
            <text:p>Interest</text:p>
          </table:table-cell>
          <table:table-cell table:style-name="ce206" table:number-columns-repeated="2"/>
          <table:table-cell/>
          <table:table-cell table:style-name="ce237" table:formula="of:=[.H46]+1" office:value-type="float" office:value="94301" calcext:value-type="float">
            <text:p>$94,301</text:p>
          </table:table-cell>
          <table:table-cell table:style-name="ce238" office:value-type="float" office:value="201050" calcext:value-type="float">
            <text:p>$201,050</text:p>
          </table:table-cell>
          <table:table-cell table:style-name="ce244" office:value-type="percentage" office:value="0.22" calcext:value-type="percentage">
            <text:p>22.0%</text:p>
          </table:table-cell>
          <table:table-cell table:style-name="ce237" table:formula="of:=COM.MICROSOFT.CEILING(([.H46]-[.G46])*[.I46]+[.J46];0.5)" office:value-type="float" office:value="10852" calcext:value-type="float">
            <text:p>$10,852</text:p>
          </table:table-cell>
          <table:table-cell table:number-columns-repeated="1014"/>
        </table:table-row>
        <table:table-row table:style-name="ro1">
          <table:table-cell/>
          <table:table-cell table:style-name="ce209" table:formula="of:=[$'Quarterly Income'.F64]" office:value-type="float" office:value="0" calcext:value-type="float">
            <text:p>$0.00</text:p>
          </table:table-cell>
          <table:table-cell office:value-type="string" calcext:value-type="string">
            <text:p>Business &amp; Other Income (Self Employment Taxed)</text:p>
          </table:table-cell>
          <table:table-cell table:style-name="ce206" table:number-columns-repeated="2"/>
          <table:table-cell/>
          <table:table-cell table:style-name="ce237" table:formula="of:=[.H47]+1" office:value-type="float" office:value="201051" calcext:value-type="float">
            <text:p>$201,051</text:p>
          </table:table-cell>
          <table:table-cell table:style-name="ce238" office:value-type="float" office:value="383900" calcext:value-type="float">
            <text:p>$383,900</text:p>
          </table:table-cell>
          <table:table-cell table:style-name="ce244" office:value-type="percentage" office:value="0.24" calcext:value-type="percentage">
            <text:p>24.0%</text:p>
          </table:table-cell>
          <table:table-cell table:style-name="ce237" table:formula="of:=COM.MICROSOFT.CEILING(([.H47]-[.G47])*[.I47]+[.J47];0.5)" office:value-type="float" office:value="34337" calcext:value-type="float">
            <text:p>$34,337</text:p>
          </table:table-cell>
          <table:table-cell table:number-columns-repeated="1014"/>
        </table:table-row>
        <table:table-row table:style-name="ro1">
          <table:table-cell/>
          <table:table-cell table:style-name="ce209" table:formula="of:=SUM([.B44:.B48])" office:value-type="float" office:value="0" calcext:value-type="float">
            <text:p>$0.00</text:p>
          </table:table-cell>
          <table:table-cell table:style-name="ce227" office:value-type="string" calcext:value-type="string">
            <text:p>Total Ordinary Income</text:p>
          </table:table-cell>
          <table:table-cell table:style-name="ce206" table:number-columns-repeated="2"/>
          <table:table-cell/>
          <table:table-cell table:style-name="ce237" table:formula="of:=[.H48]+1" office:value-type="float" office:value="383901" calcext:value-type="float">
            <text:p>$383,901</text:p>
          </table:table-cell>
          <table:table-cell table:style-name="ce238" office:value-type="float" office:value="487450" calcext:value-type="float">
            <text:p>$487,450</text:p>
          </table:table-cell>
          <table:table-cell table:style-name="ce244" office:value-type="percentage" office:value="0.32" calcext:value-type="percentage">
            <text:p>32.0%</text:p>
          </table:table-cell>
          <table:table-cell table:style-name="ce237" table:formula="of:=COM.MICROSOFT.CEILING(([.H48]-[.G48])*[.I48]+[.J48];0.5)" office:value-type="float" office:value="78221" calcext:value-type="float">
            <text:p>$78,221</text:p>
          </table:table-cell>
          <table:table-cell table:number-columns-repeated="1014"/>
        </table:table-row>
        <table:table-row table:style-name="ro1">
          <table:table-cell/>
          <table:table-cell table:style-name="ce210"/>
          <table:table-cell table:style-name="ce206" table:number-columns-repeated="3"/>
          <table:table-cell/>
          <table:table-cell table:style-name="ce237" table:formula="of:=[.H49]+1" office:value-type="float" office:value="487451" calcext:value-type="float">
            <text:p>$487,451</text:p>
          </table:table-cell>
          <table:table-cell table:style-name="ce238" office:value-type="float" office:value="731200" calcext:value-type="float">
            <text:p>$731,200</text:p>
          </table:table-cell>
          <table:table-cell table:style-name="ce244" office:value-type="percentage" office:value="0.35" calcext:value-type="percentage">
            <text:p>35.0%</text:p>
          </table:table-cell>
          <table:table-cell table:style-name="ce237" table:formula="of:=COM.MICROSOFT.CEILING(([.H49]-[.G49])*[.I49]+[.J49];0.5)" office:value-type="float" office:value="111357" calcext:value-type="float">
            <text:p>$111,357</text:p>
          </table:table-cell>
          <table:table-cell table:number-columns-repeated="1014"/>
        </table:table-row>
        <table:table-row table:style-name="ro1">
          <table:table-cell/>
          <table:table-cell table:style-name="ce209" table:formula="of:=[$'Quarterly Income'.F65]" office:value-type="float" office:value="0" calcext:value-type="float">
            <text:p>$0.00</text:p>
          </table:table-cell>
          <table:table-cell table:style-name="ce206" office:value-type="string" calcext:value-type="string">
            <text:p>Qualified Dividends</text:p>
          </table:table-cell>
          <table:table-cell table:style-name="ce206" table:number-columns-repeated="2"/>
          <table:table-cell/>
          <table:table-cell table:style-name="ce237" table:formula="of:=[.H50]+1" office:value-type="float" office:value="731201" calcext:value-type="float">
            <text:p>$731,201</text:p>
          </table:table-cell>
          <table:table-cell table:style-name="ce238" office:value-type="float" office:value="100000000" calcext:value-type="float">
            <text:p>$100,000,000</text:p>
          </table:table-cell>
          <table:table-cell table:style-name="ce244" office:value-type="percentage" office:value="0.37" calcext:value-type="percentage">
            <text:p>37.0%</text:p>
          </table:table-cell>
          <table:table-cell table:style-name="ce237" table:formula="of:=COM.MICROSOFT.CEILING(([.H50]-[.G50])*[.I50]+[.J50];0.5)" office:value-type="float" office:value="196669.5" calcext:value-type="float">
            <text:p>$196,670</text:p>
          </table:table-cell>
          <table:table-cell table:number-columns-repeated="2"/>
          <table:table-cell table:style-name="ce254"/>
          <table:table-cell table:number-columns-repeated="1011"/>
        </table:table-row>
        <table:table-row table:style-name="ro1">
          <table:table-cell/>
          <table:table-cell table:style-name="ce206" table:number-columns-repeated="4"/>
          <table:table-cell/>
          <table:table-cell office:value-type="string" calcext:value-type="string">
            <text:p>2024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206"/>
          <table:table-cell table:style-name="ce208" office:value-type="float" office:value="0" calcext:value-type="float">
            <text:p>$0.00</text:p>
          </table:table-cell>
          <table:table-cell table:style-name="ce206" office:value-type="string" calcext:value-type="string">
            <text:p>Short-term capital loss carry forward</text:p>
          </table:table-cell>
          <table:table-cell table:style-name="ce206"/>
          <table:table-cell/>
          <table:table-cell table:style-name="ce232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206"/>
          <table:table-cell table:style-name="ce209" table:formula="of:=[$'Quarterly Income'.F68]" office:value-type="float" office:value="0" calcext:value-type="float">
            <text:p>$0.00</text:p>
          </table:table-cell>
          <table:table-cell table:style-name="ce206" office:value-type="string" calcext:value-type="string">
            <text:p>Realized short term capital gains</text:p>
          </table:table-cell>
          <table:table-cell table:style-name="ce206"/>
          <table:table-cell table:number-columns-repeated="1019"/>
        </table:table-row>
        <table:table-row table:style-name="ro1">
          <table:table-cell/>
          <table:table-cell table:style-name="ce206"/>
          <table:table-cell table:style-name="ce217" table:formula="of:=SUM([.C53:.C54])" office:value-type="float" office:value="0" calcext:value-type="float">
            <text:p>$0.00</text:p>
          </table:table-cell>
          <table:table-cell table:style-name="ce227" office:value-type="string" calcext:value-type="string">
            <text:p>Net Realized Short Term Cap. Gains</text:p>
          </table:table-cell>
          <table:table-cell table:style-name="ce206"/>
          <table:table-cell table:number-columns-repeated="1019"/>
        </table:table-row>
        <table:table-row table:style-name="ro2">
          <table:table-cell/>
          <table:table-cell table:style-name="ce206"/>
          <table:table-cell table:style-name="ce210"/>
          <table:table-cell table:style-name="ce206" table:number-columns-repeated="2"/>
          <table:table-cell/>
          <table:table-cell table:style-name="ce207" office:value-type="string" calcext:value-type="string">
            <text:p>Long Term Capital Gain Tax Brackets</text:p>
          </table:table-cell>
          <table:table-cell table:number-columns-repeated="1017"/>
        </table:table-row>
        <table:table-row table:style-name="ro1">
          <table:table-cell/>
          <table:table-cell table:style-name="ce206"/>
          <table:table-cell table:style-name="ce208" office:value-type="float" office:value="0" calcext:value-type="float">
            <text:p>$0.00</text:p>
          </table:table-cell>
          <table:table-cell table:style-name="ce206" office:value-type="string" calcext:value-type="string">
            <text:p>Long-term capital loss carry forward</text:p>
          </table:table-cell>
          <table:table-cell table:style-name="ce206"/>
          <table:table-cell/>
          <table:table-cell table:style-name="ce236" office:value-type="string" calcext:value-type="string">
            <text:p>Taxable Inc. Min</text:p>
          </table:table-cell>
          <table:table-cell table:style-name="ce241" office:value-type="string" calcext:value-type="string">
            <text:p>Taxable Inc. Max</text:p>
          </table:table-cell>
          <table:table-cell table:style-name="ce241" office:value-type="string" calcext:value-type="string">
            <text:p>Tax Bracket</text:p>
          </table:table-cell>
          <table:table-cell table:style-name="ce241" office:value-type="string" calcext:value-type="string">
            <text:p>Income per Bracket</text:p>
          </table:table-cell>
          <table:table-cell table:number-columns-repeated="1014"/>
        </table:table-row>
        <table:table-row table:style-name="ro1">
          <table:table-cell/>
          <table:table-cell table:style-name="ce206"/>
          <table:table-cell table:style-name="ce209" table:formula="of:=[$'Quarterly Income'.F69]" office:value-type="float" office:value="0" calcext:value-type="float">
            <text:p>$0.00</text:p>
          </table:table-cell>
          <table:table-cell table:style-name="ce206" office:value-type="string" calcext:value-type="string">
            <text:p>Realized long term capital gains</text:p>
          </table:table-cell>
          <table:table-cell table:style-name="ce206"/>
          <table:table-cell/>
          <table:table-cell table:style-name="ce237" office:value-type="float" office:value="0" calcext:value-type="float">
            <text:p>$0</text:p>
          </table:table-cell>
          <table:table-cell table:style-name="ce242" office:value-type="float" office:value="94050" calcext:value-type="float">
            <text:p>$94,050</text:p>
          </table:table-cell>
          <table:table-cell table:style-name="ce244" office:value-type="percentage" office:value="0" calcext:value-type="percentage">
            <text:p>0.0%</text:p>
          </table:table-cell>
          <table:table-cell table:style-name="ce252" table:formula="of:=MIN([.B22];[.H58]) -MIN([.B23];MIN([.B22];[.H58]))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/>
          <table:table-cell table:style-name="ce206"/>
          <table:table-cell table:style-name="ce209" table:formula="of:=[.C58]-[.C57]" office:value-type="float" office:value="0" calcext:value-type="float">
            <text:p>$0.00</text:p>
          </table:table-cell>
          <table:table-cell table:style-name="ce227" office:value-type="string" calcext:value-type="string">
            <text:p>Net Realized long term capital gains</text:p>
          </table:table-cell>
          <table:table-cell table:style-name="ce206"/>
          <table:table-cell/>
          <table:table-cell table:style-name="ce237" table:formula="of:=[.H58]+1" office:value-type="float" office:value="94051" calcext:value-type="float">
            <text:p>$94,051</text:p>
          </table:table-cell>
          <table:table-cell table:style-name="ce242" office:value-type="float" office:value="583750" calcext:value-type="float">
            <text:p>$583,750</text:p>
          </table:table-cell>
          <table:table-cell table:style-name="ce244" office:value-type="percentage" office:value="0.15" calcext:value-type="percentage">
            <text:p>15.0%</text:p>
          </table:table-cell>
          <table:table-cell table:style-name="ce252" table:formula="of:=MIN(MAX(MIN([.B22];[.H59]) - ([.B23]+[.J58]);0);([.B25]-[.J58]))" office:value-type="float" office:value="0" calcext:value-type="float">
            <text:p>$0</text:p>
          </table:table-cell>
          <table:table-cell table:number-columns-repeated="1014"/>
        </table:table-row>
        <table:table-row table:style-name="ro4">
          <table:table-cell/>
          <table:table-cell table:style-name="ce206"/>
          <table:table-cell table:style-name="ce210"/>
          <table:table-cell table:style-name="ce206" table:number-columns-repeated="2"/>
          <table:table-cell/>
          <table:table-cell table:style-name="ce237" table:formula="of:=[.H59]+1" office:value-type="float" office:value="583751" calcext:value-type="float">
            <text:p>$583,751</text:p>
          </table:table-cell>
          <table:table-cell table:style-name="ce243" office:value-type="float" office:value="100000000" calcext:value-type="float">
            <text:p>$100,000,000</text:p>
          </table:table-cell>
          <table:table-cell table:style-name="ce244" office:value-type="percentage" office:value="0.2" calcext:value-type="percentage">
            <text:p>20.0%</text:p>
          </table:table-cell>
          <table:table-cell table:style-name="ce252" table:formula="of:=[.B25] - ([.J58]+[.J59])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/>
          <table:table-cell table:style-name="ce206"/>
          <table:table-cell table:style-name="ce229" table:formula="of:=IF([.C59]&lt;0;[.C55]+[.C59];[.C55])" office:value-type="float" office:value="0" calcext:value-type="float">
            <text:p>$0.00</text:p>
          </table:table-cell>
          <table:table-cell table:style-name="ce227" office:value-type="string" calcext:value-type="string">
            <text:p>Net Short Term Capital Gains</text:p>
          </table:table-cell>
          <table:table-cell table:style-name="ce206"/>
          <table:table-cell/>
          <table:table-cell office:value-type="string" calcext:value-type="string">
            <text:p>2024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206"/>
          <table:table-cell table:style-name="ce230" table:formula="of:=IF([.C55]&lt;0; [.C55]+[.C59];[.C59])" office:value-type="float" office:value="0" calcext:value-type="float">
            <text:p>$0.00</text:p>
          </table:table-cell>
          <table:table-cell table:style-name="ce227" office:value-type="string" calcext:value-type="string">
            <text:p>Net Long Term Capital Gains</text:p>
          </table:table-cell>
          <table:table-cell table:style-name="ce206"/>
          <table:table-cell/>
          <table:table-cell table:style-name="ce232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206"/>
          <table:table-cell table:style-name="ce209" table:formula="of:=[.C55]+[.C59]" office:value-type="float" office:value="0" calcext:value-type="float">
            <text:p>$0.00</text:p>
          </table:table-cell>
          <table:table-cell table:style-name="ce227" office:value-type="string" calcext:value-type="string">
            <text:p>Net Realized Capital Gains</text:p>
          </table:table-cell>
          <table:table-cell table:style-name="ce206"/>
          <table:table-cell table:number-columns-repeated="8"/>
          <table:table-cell table:style-name="ce227"/>
          <table:table-cell table:number-columns-repeated="1010"/>
        </table:table-row>
        <table:table-row table:style-name="ro1">
          <table:table-cell/>
          <table:table-cell table:style-name="ce206" table:number-columns-repeated="4"/>
          <table:table-cell table:number-columns-repeated="8"/>
          <table:table-cell table:style-name="ce227"/>
          <table:table-cell table:number-columns-repeated="1010"/>
        </table:table-row>
        <table:table-row table:style-name="ro2">
          <table:table-cell/>
          <table:table-cell table:style-name="ce218" table:formula="of:=[.B44]+[.B46]+[.B47]+[.B48]+[.B51]+MAX(-3000;[.C63])" office:value-type="float" office:value="0" calcext:value-type="float">
            <text:p>$0.00 </text:p>
          </table:table-cell>
          <table:table-cell table:style-name="ce206" office:value-type="string" calcext:value-type="string">
            <text:p>Adjusted Gross Income</text:p>
          </table:table-cell>
          <table:table-cell table:style-name="ce206"/>
          <table:table-cell table:style-name="ce228"/>
          <table:table-cell/>
          <table:table-cell table:style-name="ce207" office:value-type="string" calcext:value-type="string">
            <text:p>Self Employment Tax</text:p>
          </table:table-cell>
          <table:table-cell table:number-columns-repeated="1017"/>
        </table:table-row>
        <table:table-row table:style-name="ro1">
          <table:table-cell/>
          <table:table-cell table:style-name="ce219" table:formula="of:=MAX([.B65]-[.B14];0)" office:value-type="float" office:value="0" calcext:value-type="float">
            <text:p>$0.00 </text:p>
          </table:table-cell>
          <table:table-cell table:style-name="ce227" office:value-type="string" calcext:value-type="string">
            <text:p>Taxable Income</text:p>
          </table:table-cell>
          <table:table-cell table:style-name="ce206" table:number-columns-repeated="2"/>
          <table:table-cell/>
          <table:table-cell table:style-name="ce236" office:value-type="string" calcext:value-type="string">
            <text:p>SS Limit</text:p>
          </table:table-cell>
          <table:table-cell table:style-name="ce236" office:value-type="string" calcext:value-type="string">
            <text:p>SS Rate</text:p>
          </table:table-cell>
          <table:table-cell table:style-name="ce236" office:value-type="string" calcext:value-type="string">
            <text:p>Medicare Rate</text:p>
          </table:table-cell>
          <table:table-cell table:style-name="ce236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220"/>
          <table:table-cell table:style-name="ce227"/>
          <table:table-cell table:style-name="ce206"/>
          <table:table-cell table:style-name="ce228"/>
          <table:table-cell/>
          <table:table-cell table:style-name="ce238" office:value-type="float" office:value="168600" calcext:value-type="float">
            <text:p>$168,600</text:p>
          </table:table-cell>
          <table:table-cell table:style-name="ce244" office:value-type="percentage" office:value="0.124" calcext:value-type="percentage">
            <text:p>12.4%</text:p>
          </table:table-cell>
          <table:table-cell table:style-name="ce244" office:value-type="percentage" office:value="0.029" calcext:value-type="percentage">
            <text:p>2.9%</text:p>
          </table:table-cell>
          <table:table-cell table:style-name="ce253" office:value-type="float" office:value="400" calcext:value-type="float">
            <text:p>$400.00</text:p>
          </table:table-cell>
          <table:table-cell table:number-columns-repeated="1014"/>
        </table:table-row>
        <table:table-row table:style-name="ro1">
          <table:table-cell/>
          <table:table-cell table:style-name="ce218" table:formula="of:=MAX(([.B49]-[.B14]);0)" office:value-type="float" office:value="0" calcext:value-type="float">
            <text:p>$0.00 </text:p>
          </table:table-cell>
          <table:table-cell table:style-name="ce227" office:value-type="string" calcext:value-type="string">
            <text:p>Taxable Ordinary Income</text:p>
          </table:table-cell>
          <table:table-cell table:style-name="ce206"/>
          <table:table-cell table:style-name="ce228"/>
          <table:table-cell/>
          <table:table-cell table:style-name="ce239"/>
          <table:table-cell/>
          <table:table-cell table:style-name="ce251"/>
          <table:table-cell/>
          <table:table-cell table:style-name="ce227"/>
          <table:table-cell table:number-columns-repeated="1013"/>
        </table:table-row>
        <table:table-row table:style-name="ro1">
          <table:table-cell/>
          <table:table-cell table:style-name="ce219" table:formula="of:=MAX([.C61];0)" office:value-type="float" office:value="0" calcext:value-type="float">
            <text:p>$0.00 </text:p>
          </table:table-cell>
          <table:table-cell table:style-name="ce227" office:value-type="string" calcext:value-type="string">
            <text:p>Taxable Short Term Capital Gains</text:p>
          </table:table-cell>
          <table:table-cell table:style-name="ce206"/>
          <table:table-cell table:style-name="ce228"/>
          <table:table-cell table:number-columns-repeated="5"/>
          <table:table-cell table:style-name="ce227"/>
          <table:table-cell table:number-columns-repeated="1013"/>
        </table:table-row>
        <table:table-row table:style-name="ro1">
          <table:table-cell/>
          <table:table-cell table:style-name="ce220"/>
          <table:table-cell table:style-name="ce227"/>
          <table:table-cell table:style-name="ce206"/>
          <table:table-cell table:style-name="ce228"/>
          <table:table-cell table:number-columns-repeated="5"/>
          <table:table-cell table:style-name="ce227"/>
          <table:table-cell table:number-columns-repeated="1013"/>
        </table:table-row>
        <table:table-row table:style-name="ro1">
          <table:table-cell/>
          <table:table-cell table:style-name="ce219" table:formula="of:=[.C62]+[.B51]" office:value-type="float" office:value="0" calcext:value-type="float">
            <text:p>$0.00 </text:p>
          </table:table-cell>
          <table:table-cell table:style-name="ce227" office:value-type="string" calcext:value-type="string">
            <text:p>Taxable Dividends and Net Long Term Capital Gains</text:p>
          </table:table-cell>
          <table:table-cell table:style-name="ce206" table:number-columns-repeated="2"/>
          <table:table-cell table:number-columns-repeated="5"/>
          <table:table-cell table:style-name="ce227"/>
          <table:table-cell table:number-columns-repeated="1013"/>
        </table:table-row>
        <table:table-row table:style-name="ro1">
          <table:table-cell/>
          <table:table-cell table:style-name="ce220"/>
          <table:table-cell table:style-name="ce227"/>
          <table:table-cell table:style-name="ce206" table:number-columns-repeated="2"/>
          <table:table-cell table:number-columns-repeated="5"/>
          <table:table-cell table:style-name="ce227"/>
          <table:table-cell table:number-columns-repeated="1013"/>
        </table:table-row>
        <table:table-row table:style-name="ro1">
          <table:table-cell/>
          <table:table-cell table:style-name="ce219" table:formula="of:=[.B46]+[.B47]+[.B51]+[.C63]" office:value-type="float" office:value="0" calcext:value-type="float">
            <text:p>$0.00 </text:p>
          </table:table-cell>
          <table:table-cell table:style-name="ce227" office:value-type="string" calcext:value-type="string">
            <text:p>Net Investment Income</text:p>
          </table:table-cell>
          <table:table-cell table:style-name="ce206" table:number-columns-repeated="2"/>
          <table:table-cell/>
          <table:table-cell table:style-name="ce227"/>
          <table:table-cell table:number-columns-repeated="1017"/>
        </table:table-row>
        <table:table-row table:style-name="ro1">
          <table:table-cell/>
          <table:table-cell table:style-name="ce206" table:number-columns-repeated="4"/>
          <table:table-cell/>
          <table:table-cell table:style-name="ce227"/>
          <table:table-cell table:number-columns-repeated="1017"/>
        </table:table-row>
        <table:table-row table:style-name="ro2">
          <table:table-cell/>
          <table:table-cell table:style-name="ce207" office:value-type="string" calcext:value-type="string">
            <text:p>Income Tax Year-To-Date</text:p>
          </table:table-cell>
          <table:table-cell table:style-name="ce206" table:number-columns-repeated="3"/>
          <table:table-cell/>
          <table:table-cell table:style-name="ce207" office:value-type="string" calcext:value-type="string">
            <text:p>Self-Employment Tax Year-To-Date</text:p>
          </table:table-cell>
          <table:table-cell table:style-name="ce206" table:number-columns-repeated="2"/>
          <table:table-cell table:number-columns-repeated="1015"/>
        </table:table-row>
        <table:table-row table:style-name="ro1">
          <table:table-cell/>
          <table:table-cell table:style-name="ce209" table:formula="of:=([.B68]+[.B69])*[.B29]" office:value-type="float" office:value="0" calcext:value-type="float">
            <text:p>$0.00</text:p>
          </table:table-cell>
          <table:table-cell table:style-name="ce227" office:value-type="string" calcext:value-type="string">
            <text:p>Ordinary Income Tax</text:p>
          </table:table-cell>
          <table:table-cell table:style-name="ce206" table:number-columns-repeated="2"/>
          <table:table-cell/>
          <table:table-cell table:style-name="ce209" table:formula="of:=IF([.B48]&gt;[.J67];([.B48]*[.I67])+MIN(MAX(0;[.G67]-[.B44]);[.B48])*[.H67];0)" office:value-type="float" office:value="0" calcext:value-type="float">
            <text:p>$0.00</text:p>
          </table:table-cell>
          <table:table-cell office:value-type="string" calcext:value-type="string">
            <text:p>Self-Employment Tax</text:p>
          </table:table-cell>
          <table:table-cell table:style-name="ce206"/>
          <table:table-cell table:number-columns-repeated="1015"/>
        </table:table-row>
        <table:table-row table:style-name="ro1">
          <table:table-cell/>
          <table:table-cell table:style-name="ce212" table:formula="of:=IF([.B68]=0;0;[.B76]/[.B68])" office:value-type="percentage" office:value="0" calcext:value-type="percentage">
            <text:p>0.00%</text:p>
          </table:table-cell>
          <table:table-cell table:style-name="ce228" office:value-type="string" calcext:value-type="string">
            <text:p>Ordinary Income Tax Effective Rate</text:p>
          </table:table-cell>
          <table:table-cell table:style-name="ce206" table:number-columns-repeated="2"/>
          <table:table-cell/>
          <table:table-cell table:style-name="ce212" table:formula="of:=IF([.B48]=0;0;[.G76]/[.B48])" office:value-type="percentage" office:value="0" calcext:value-type="percentage">
            <text:p>0.00%</text:p>
          </table:table-cell>
          <table:table-cell table:style-name="ce228" office:value-type="string" calcext:value-type="string">
            <text:p>Self-Employment Tax Rate</text:p>
          </table:table-cell>
          <table:table-cell table:style-name="ce206"/>
          <table:table-cell table:number-columns-repeated="1015"/>
        </table:table-row>
        <table:table-row table:style-name="ro1">
          <table:table-cell/>
          <table:table-cell table:style-name="ce206"/>
          <table:table-cell table:style-name="ce227"/>
          <table:table-cell table:style-name="ce206" table:number-columns-repeated="2"/>
          <table:table-cell/>
          <table:table-cell table:style-name="ce206"/>
          <table:table-cell table:style-name="ce227"/>
          <table:table-cell table:style-name="ce206"/>
          <table:table-cell table:number-columns-repeated="1015"/>
        </table:table-row>
        <table:table-row table:style-name="ro1">
          <table:table-cell/>
          <table:table-cell table:style-name="ce209" table:formula="of:=[.B71]*[.B32]" office:value-type="float" office:value="0" calcext:value-type="float">
            <text:p>$0.00</text:p>
          </table:table-cell>
          <table:table-cell table:style-name="ce227" office:value-type="string" calcext:value-type="string">
            <text:p>Long Term Capital Gains Tax</text:p>
          </table:table-cell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12" table:formula="of:=IF([.B71]=0;0;[.B79]/[.B71])" office:value-type="percentage" office:value="0" calcext:value-type="percentage">
            <text:p>0.00%</text:p>
          </table:table-cell>
          <table:table-cell table:style-name="ce228" office:value-type="string" calcext:value-type="string">
            <text:p>Long Term Capital Gains Tax Effective Rate</text:p>
          </table:table-cell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06"/>
          <table:table-cell table:style-name="ce227"/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09" table:formula="of:=MAX((MIN([.B73];MAX([.B21]-[.B16];0)))*[.B17];0)" office:value-type="float" office:value="0" calcext:value-type="float">
            <text:p>$0.00</text:p>
          </table:table-cell>
          <table:table-cell table:style-name="ce227" office:value-type="string" calcext:value-type="string">
            <text:p>Net Investment Income Tax</text:p>
          </table:table-cell>
          <table:table-cell table:style-name="ce220"/>
          <table:table-cell table:style-name="ce206"/>
          <table:table-cell/>
          <table:table-cell table:style-name="ce220"/>
          <table:table-cell table:style-name="ce245"/>
          <table:table-cell table:number-columns-repeated="1016"/>
        </table:table-row>
        <table:table-row table:style-name="ro1">
          <table:table-cell/>
          <table:table-cell table:style-name="ce212" table:formula="of:=IF([.B73]=0;0;[.B82]/[.B73])" office:value-type="percentage" office:value="0" calcext:value-type="percentage">
            <text:p>0.00%</text:p>
          </table:table-cell>
          <table:table-cell table:style-name="ce228" office:value-type="string" calcext:value-type="string">
            <text:p>Net Investment Income Tax Rate</text:p>
          </table:table-cell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06"/>
          <table:table-cell table:style-name="ce227"/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09" table:formula="of:=[$AMT.B25]" office:value-type="float" office:value="0" calcext:value-type="float">
            <text:p>$0.00</text:p>
          </table:table-cell>
          <table:table-cell table:style-name="ce206" office:value-type="string" calcext:value-type="string">
            <text:p>AMT Tax</text:p>
          </table:table-cell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21"/>
          <table:table-cell table:style-name="ce206"/>
          <table:table-cell table:style-name="ce220"/>
          <table:table-cell table:style-name="ce206"/>
          <table:table-cell/>
          <table:table-cell table:style-name="ce220"/>
          <table:table-cell table:number-columns-repeated="1017"/>
        </table:table-row>
        <table:table-row table:style-name="ro1">
          <table:table-cell/>
          <table:table-cell table:style-name="ce222" table:formula="of:=SUM([.B76]+[.B79]+[.B82]+[.B85])-([.G76]/2)" office:value-type="float" office:value="0" calcext:value-type="float">
            <text:p>$0.00</text:p>
          </table:table-cell>
          <table:table-cell office:value-type="string" calcext:value-type="string">
            <text:p>Total Income Tax Owed</text:p>
          </table:table-cell>
          <table:table-cell table:style-name="ce231"/>
          <table:table-cell table:style-name="ce206"/>
          <table:table-cell table:style-name="ce234" office:value-type="string" calcext:value-type="string">
            <text:p>Determine whether deducting 50% of SE Tax is appropriate <text:s/>(that’s in the formula) <text:s/>- also is there a need to calculate a business income deduction (20%)?</text:p>
          </table:table-cell>
          <table:table-cell table:style-name="ce240"/>
          <table:table-cell table:style-name="ce234" table:number-columns-repeated="8"/>
          <table:table-cell table:number-columns-repeated="1009"/>
        </table:table-row>
        <table:table-row table:style-name="ro1">
          <table:table-cell/>
          <table:table-cell table:style-name="ce223" table:formula="of:=[$'Quarterly Income'.F74]" office:value-type="float" office:value="0" calcext:value-type="float">
            <text:p>$0.00 </text:p>
          </table:table-cell>
          <table:table-cell table:style-name="ce227" office:value-type="string" calcext:value-type="string">
            <text:p>Tax Paid</text:p>
          </table:table-cell>
          <table:table-cell table:style-name="ce231"/>
          <table:table-cell table:style-name="ce206"/>
          <table:table-cell/>
          <table:table-cell table:style-name="ce231"/>
          <table:table-cell table:number-columns-repeated="1017"/>
        </table:table-row>
        <table:table-row table:style-name="ro1">
          <table:table-cell/>
          <table:table-cell table:style-name="ce224"/>
          <table:table-cell table:style-name="ce227"/>
          <table:table-cell table:style-name="ce231"/>
          <table:table-cell table:style-name="ce206"/>
          <table:table-cell/>
          <table:table-cell table:style-name="ce231"/>
          <table:table-cell table:number-columns-repeated="1017"/>
        </table:table-row>
        <table:table-row table:style-name="ro1">
          <table:table-cell/>
          <table:table-cell table:style-name="ce225" table:formula="of:=IF([.B66] = 0;0;[.B87]/[.B66])" office:value-type="percentage" office:value="0" calcext:value-type="percentage">
            <text:p>0.0%</text:p>
          </table:table-cell>
          <table:table-cell table:style-name="ce228" office:value-type="string" calcext:value-type="string">
            <text:p>Effective Income Tax Rate</text:p>
          </table:table-cell>
          <table:table-cell table:style-name="ce231"/>
          <table:table-cell table:style-name="ce206"/>
          <table:table-cell/>
          <table:table-cell table:style-name="ce231"/>
          <table:table-cell table:number-columns-repeated="1017"/>
        </table:table-row>
        <table:table-row table:style-name="ro1">
          <table:table-cell/>
          <table:table-cell table:style-name="ce226" table:formula="of:=MAX([.G76]+[.B87]-[.B88];0)" office:value-type="float" office:value="0" calcext:value-type="float">
            <text:p>$0.00 </text:p>
          </table:table-cell>
          <table:table-cell table:style-name="ce228" office:value-type="string" calcext:value-type="string">
            <text:p>Tax to be Paid</text:p>
          </table:table-cell>
          <table:table-cell table:style-name="ce231"/>
          <table:table-cell table:style-name="ce206"/>
          <table:table-cell/>
          <table:table-cell table:style-name="ce231"/>
          <table:table-cell table:number-columns-repeated="1017"/>
        </table:table-row>
        <table:table-row table:style-name="ro1">
          <table:table-cell/>
          <table:table-cell table:style-name="ce206" table:number-columns-repeated="4"/>
          <table:table-cell table:number-columns-repeated="1019"/>
        </table:table-row>
        <table:table-row table:style-name="ro1">
          <table:table-cell/>
          <table:table-cell table:style-name="ce206" table:number-columns-repeated="4"/>
          <table:table-cell table:number-columns-repeated="2"/>
          <table:table-cell table:style-name="ce246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246"/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Federal Income Tax'.$A$1:.$J$91" table:range-usable-as="print-range"/>
        </table:named-expressions>
      </table:table>
      <table:table table:name="GA State Income Tax" table:style-name="ta3" table:print-ranges="'GA State Income Tax'.A1:'GA State Income Tax'.L41">
        <table:table-column table:style-name="co4" table:default-cell-style-name="ce205"/>
        <table:table-column table:style-name="co3" table:default-cell-style-name="ce205"/>
        <table:table-column table:style-name="co12" table:default-cell-style-name="ce205"/>
        <table:table-column table:style-name="co13" table:default-cell-style-name="ce205"/>
        <table:table-column table:style-name="co6" table:default-cell-style-name="ce205"/>
        <table:table-column table:style-name="co14" table:default-cell-style-name="ce205"/>
        <table:table-column table:style-name="co12" table:number-columns-repeated="2" table:default-cell-style-name="ce205"/>
        <table:table-column table:style-name="co15" table:default-cell-style-name="ce205"/>
        <table:table-column table:style-name="co9" table:default-cell-style-name="ce205"/>
        <table:table-column table:style-name="co4" table:number-columns-repeated="1014" table:default-cell-style-name="ce205"/>
        <table:table-row table:style-name="ro1">
          <table:table-cell table:number-columns-repeated="1024"/>
        </table:table-row>
        <table:table-row table:style-name="ro2">
          <table:table-cell/>
          <table:table-cell table:style-name="ce207" office:value-type="string" calcext:value-type="string">
            <text:p>GA State Income Tax Estimator</text:p>
          </table:table-cell>
          <table:table-cell table:number-columns-repeated="3"/>
          <table:table-cell table:style-name="ce232"/>
          <table:table-cell table:number-columns-repeated="1018"/>
        </table:table-row>
        <table:table-row table:style-name="ro2">
          <table:table-cell/>
          <table:table-cell table:style-name="ce255" office:value-type="string" calcext:value-type="string">
            <text:p>(Not for part-time residents, assumes all income is in Georgia)</text:p>
          </table:table-cell>
          <table:table-cell table:number-columns-repeated="3"/>
          <table:table-cell table:style-name="ce232"/>
          <table:table-cell table:style-name="ce464" table:formula="of:=[.B34]" office:value-type="float" office:value="0" calcext:value-type="float">
            <text:p>$0.00 </text:p>
          </table:table-cell>
          <table:table-cell table:style-name="ce461" office:value-type="string" calcext:value-type="string">
            <text:p>State Tax Owed</text:p>
          </table:table-cell>
          <table:table-cell table:style-name="ce225" table:formula="of:=[.B37]" office:value-type="percentage" office:value="0" calcext:value-type="percentage">
            <text:p>0.0%</text:p>
          </table:table-cell>
          <table:table-cell table:style-name="ce228" office:value-type="string" calcext:value-type="string">
            <text:p>State Effective Tax Rate</text:p>
          </table:table-cell>
          <table:table-cell table:number-columns-repeated="1014"/>
        </table:table-row>
        <table:table-row table:style-name="ro2">
          <table:table-cell/>
          <table:table-cell table:style-name="ce255" office:value-type="string" calcext:value-type="string">
            <text:p>(Does not handle Social Security - which is not taxed by GA)</text:p>
          </table:table-cell>
          <table:table-cell table:number-columns-repeated="3"/>
          <table:table-cell table:style-name="ce232"/>
          <table:table-cell table:style-name="ce464" table:formula="of:=[.B35]" office:value-type="float" office:value="0" calcext:value-type="float">
            <text:p>$0.00 </text:p>
          </table:table-cell>
          <table:table-cell table:style-name="ce227" office:value-type="string" calcext:value-type="string">
            <text:p>State Tax Paid</text:p>
          </table:table-cell>
          <table:table-cell table:style-name="ce226" table:formula="of:=[.B38]" office:value-type="float" office:value="0" calcext:value-type="float">
            <text:p>$0.00 </text:p>
          </table:table-cell>
          <table:table-cell table:style-name="ce228" office:value-type="string" calcext:value-type="string">
            <text:p>Estimated State Tax to be Paid</text:p>
          </table:table-cell>
          <table:table-cell table:number-columns-repeated="1014"/>
        </table:table-row>
        <table:table-row table:style-name="ro2">
          <table:table-cell/>
          <table:table-cell table:style-name="ce207"/>
          <table:table-cell table:number-columns-repeated="3"/>
          <table:table-cell table:style-name="ce23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56" table:formula="of:=[$'Federal Income Tax'.B6]+[$'Federal Income Tax'.B9]" office:value-type="float" office:value="0" calcext:value-type="float">
            <text:p>$0</text:p>
          </table:table-cell>
          <table:table-cell office:value-type="string" calcext:value-type="string">
            <text:p>Estimated Earned Income</text:p>
          </table:table-cell>
          <table:table-cell table:style-name="ce232" table:number-columns-repeated="2"/>
          <table:table-cell table:number-columns-repeated="1019"/>
        </table:table-row>
        <table:table-row table:style-name="ro3">
          <table:table-cell/>
          <table:table-cell table:style-name="ce256" table:formula="of:=[$'Federal Income Tax'.B26]" office:value-type="float" office:value="0" calcext:value-type="float">
            <text:p>$0</text:p>
          </table:table-cell>
          <table:table-cell office:value-type="string" calcext:value-type="string">
            <text:p>Estimated Net Investment Income</text:p>
          </table:table-cell>
          <table:table-cell table:style-name="ce232" table:number-columns-repeated="2"/>
          <table:table-cell table:number-columns-repeated="1019"/>
        </table:table-row>
        <table:table-row table:style-name="ro3">
          <table:table-cell/>
          <table:table-cell table:style-name="ce257" office:value-type="float" office:value="18500" calcext:value-type="float">
            <text:p>$18,500</text:p>
          </table:table-cell>
          <table:table-cell table:style-name="ce460" office:value-type="string" calcext:value-type="string">
            <text:p>Personal Exemption</text:p>
          </table:table-cell>
          <table:table-cell/>
          <table:table-cell office:value-type="string" calcext:value-type="string">
            <text:p>2024 - Married Joint</text:p>
          </table:table-cell>
          <table:table-cell/>
          <table:table-cell table:style-name="ce227" office:value-type="string" calcext:value-type="string">
            <text:p><text:a xlink:href="https://www.wilsonlewis.com/georgia-flat-income-tax/" xlink:type="simple">https://www.wilsonlewis.com/georgia-flat-income-tax/</text:a></text:p>
          </table:table-cell>
          <table:table-cell table:number-columns-repeated="1017"/>
        </table:table-row>
        <table:table-row table:style-name="ro3">
          <table:table-cell/>
          <table:table-cell table:style-name="ce257" office:value-type="float" office:value="0" calcext:value-type="float">
            <text:p>$0</text:p>
          </table:table-cell>
          <table:table-cell table:style-name="ce460" office:value-type="string" calcext:value-type="string">
            <text:p>Dependent Exemption</text:p>
          </table:table-cell>
          <table:table-cell/>
          <table:table-cell office:value-type="string" calcext:value-type="string">
            <text:p>2024 = $3000 x number of dependents</text:p>
          </table:table-cell>
          <table:table-cell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57" office:value-type="float" office:value="35000" calcext:value-type="float">
            <text:p>$35,000</text:p>
          </table:table-cell>
          <table:table-cell table:style-name="ce460" office:value-type="string" calcext:value-type="string">
            <text:p>Retirement Income Exclusion </text:p>
          </table:table-cell>
          <table:table-cell/>
          <table:table-cell office:value-type="string" calcext:value-type="string">
            <text:p>(35K @ 62 or 65K @ 65 - per spouse)</text:p>
          </table:table-cell>
          <table:table-cell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57" office:value-type="float" office:value="5000" calcext:value-type="float">
            <text:p>$5,000</text:p>
          </table:table-cell>
          <table:table-cell table:style-name="ce460" office:value-type="string" calcext:value-type="string">
            <text:p>Earned Income included in Retirement Exclusion</text:p>
          </table:table-cell>
          <table:table-cell table:number-columns-repeated="3"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56" table:formula="of:=[.B7] - MAX( [.B7] - MIN([.B11]; [.B12]); 0)" office:value-type="float" office:value="0" calcext:value-type="float">
            <text:p>$0</text:p>
          </table:table-cell>
          <table:table-cell office:value-type="string" calcext:value-type="string">
            <text:p>Taxable Earned Income Exclusion</text:p>
          </table:table-cell>
          <table:table-cell table:style-name="ce232"/>
          <table:table-cell table:number-columns-repeated="2"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56" table:formula="of:=[.B8] - MAX( [.B8]-[.B11]+[.B13]; 0)" office:value-type="float" office:value="0" calcext:value-type="float">
            <text:p>$0</text:p>
          </table:table-cell>
          <table:table-cell office:value-type="string" calcext:value-type="string">
            <text:p>Taxable Investment Income Exclusion</text:p>
          </table:table-cell>
          <table:table-cell table:style-name="ce232"/>
          <table:table-cell table:number-columns-repeated="2"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56" table:formula="of:=MAX([.B7]+[.B8]-[.B9]-[.B10]-[.B13]-[.B14];0)" office:value-type="float" office:value="0" calcext:value-type="float">
            <text:p>$0</text:p>
          </table:table-cell>
          <table:table-cell office:value-type="string" calcext:value-type="string">
            <text:p>Total Taxable Income</text:p>
          </table:table-cell>
          <table:table-cell table:style-name="ce232"/>
          <table:table-cell table:number-columns-repeated="2"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58" office:value-type="percentage" office:value="0.0549" calcext:value-type="percentage">
            <text:p>5.49%</text:p>
          </table:table-cell>
          <table:table-cell office:value-type="string" calcext:value-type="string">
            <text:p>GA Flat Tax Rate</text:p>
          </table:table-cell>
          <table:table-cell table:style-name="ce232"/>
          <table:table-cell table:style-name="ce462" office:value-type="string" calcext:value-type="string">
            <text:p>2024 Rate – changes yearly</text:p>
          </table:table-cell>
          <table:table-cell/>
          <table:table-cell table:style-name="ce465"/>
          <table:table-cell table:number-columns-repeated="1017"/>
        </table:table-row>
        <table:table-row table:style-name="ro3">
          <table:table-cell/>
          <table:table-cell table:style-name="ce259" table:formula="of:=([.B15]*[.B16])" office:value-type="float" office:value="0" calcext:value-type="float">
            <text:p>$0.00</text:p>
          </table:table-cell>
          <table:table-cell table:style-name="ce227" office:value-type="string" calcext:value-type="string">
            <text:p>Estimated Tax on Income</text:p>
          </table:table-cell>
          <table:table-cell table:style-name="ce232"/>
          <table:table-cell table:number-columns-repeated="2"/>
          <table:table-cell table:style-name="ce232"/>
          <table:table-cell table:number-columns-repeated="1017"/>
        </table:table-row>
        <table:table-row table:style-name="ro3">
          <table:table-cell/>
          <table:table-cell table:style-name="ce273" table:formula="of:=IF([.B15]=0;0;[.B17]/[.B15])" office:value-type="percentage" office:value="0" calcext:value-type="percentage">
            <text:p>0.0%</text:p>
          </table:table-cell>
          <table:table-cell table:style-name="ce228" office:value-type="string" calcext:value-type="string">
            <text:p>Estimated Georgia State Tax Rate</text:p>
          </table:table-cell>
          <table:table-cell table:number-columns-repeated="2"/>
          <table:table-cell table:style-name="ce232"/>
          <table:table-cell table:style-name="ce235"/>
          <table:table-cell table:number-columns-repeated="1017"/>
        </table:table-row>
        <table:table-row table:style-name="ro1">
          <table:table-cell/>
          <table:table-cell table:style-name="ce32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8"/>
          <table:table-cell table:number-columns-repeated="1022"/>
        </table:table-row>
        <table:table-row table:style-name="ro2">
          <table:table-cell/>
          <table:table-cell table:style-name="ce329" office:value-type="string" calcext:value-type="string">
            <text:p>Income Year-to-Date</text:p>
          </table:table-cell>
          <table:table-cell table:number-columns-repeated="1022"/>
        </table:table-row>
        <table:table-row table:style-name="ro1">
          <table:table-cell/>
          <table:table-cell table:style-name="ce219" table:formula="of:=[$'Federal Income Tax'.B44]+[$'Federal Income Tax'.B48]" office:value-type="float" office:value="0" calcext:value-type="float">
            <text:p>$0.00 </text:p>
          </table:table-cell>
          <table:table-cell office:value-type="string" calcext:value-type="string">
            <text:p>Earned Income</text:p>
          </table:table-cell>
          <table:table-cell table:number-columns-repeated="1021"/>
        </table:table-row>
        <table:table-row table:style-name="ro1">
          <table:table-cell/>
          <table:table-cell table:style-name="ce219" table:formula="of:=[$'Federal Income Tax'.B73]" office:value-type="float" office:value="0" calcext:value-type="float">
            <text:p>$0.00 </text:p>
          </table:table-cell>
          <table:table-cell office:value-type="string" calcext:value-type="string">
            <text:p>Interest Income</text:p>
          </table:table-cell>
          <table:table-cell table:number-columns-repeated="3"/>
          <table:table-cell table:style-name="ce236"/>
          <table:table-cell table:style-name="ce241" table:number-columns-repeated="3"/>
          <table:table-cell table:number-columns-repeated="1014"/>
        </table:table-row>
        <table:table-row table:style-name="ro1">
          <table:table-cell/>
          <table:table-cell table:style-name="ce219" table:formula="of:=MIN([.B23]; MIN([.B11]; 4000))" office:value-type="float" office:value="0" calcext:value-type="float">
            <text:p>$0.00 </text:p>
          </table:table-cell>
          <table:table-cell office:value-type="string" calcext:value-type="string">
            <text:p>Earned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219" table:formula="of:=MIN([.B24]; [.B11]-[.B25])" office:value-type="float" office:value="0" calcext:value-type="float">
            <text:p>$0.00 </text:p>
          </table:table-cell>
          <table:table-cell office:value-type="string" calcext:value-type="string">
            <text:p>Investment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219" table:formula="of:=[$'Quarterly Income'.F67]" office:value-type="float" office:value="0" calcext:value-type="float">
            <text:p>$0.00 </text:p>
          </table:table-cell>
          <table:table-cell table:style-name="ce227" office:value-type="string" calcext:value-type="string">
            <text:p>Treasury Interest</text:p>
          </table:table-cell>
          <table:table-cell table:number-columns-repeated="2"/>
          <table:table-cell table:style-name="ce228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206"/>
          <table:table-cell table:style-name="ce227"/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219" table:formula="of:=[.B23]+[.B24]-[.B25]-[.B26]-[.B27]" office:value-type="float" office:value="0" calcext:value-type="float">
            <text:p>$0.00 </text:p>
          </table:table-cell>
          <table:table-cell table:style-name="ce461" office:value-type="string" calcext:value-type="string">
            <text:p>State Adjusted Gross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330" table:formula="of:=MAX([.B29]-[.B9]-[.B10];0)" office:value-type="float" office:value="0" calcext:value-type="float">
            <text:p>$0.00</text:p>
          </table:table-cell>
          <table:table-cell table:style-name="ce461" office:value-type="string" calcext:value-type="string">
            <text:p>State Taxable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/>
          <table:table-cell table:style-name="ce206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331" office:value-type="string" calcext:value-type="string">
            <text:p>Tax Year-to-Date</text:p>
          </table:table-cell>
          <table:table-cell/>
          <table:table-cell table:style-name="ce245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table-cell table:style-name="ce219" table:formula="of:=[.B30]*[.B18]" office:value-type="float" office:value="0" calcext:value-type="float">
            <text:p>$0.00 </text:p>
          </table:table-cell>
          <table:table-cell table:style-name="ce461" office:value-type="string" calcext:value-type="string">
            <text:p>State Tax Owed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table-cell table:style-name="ce219" table:formula="of:=[$'Quarterly Income'.F78]" office:value-type="float" office:value="0" calcext:value-type="float">
            <text:p>$0.00 </text:p>
          </table:table-cell>
          <table:table-cell table:style-name="ce227" office:value-type="string" calcext:value-type="string">
            <text:p>State Tax Paid</text:p>
          </table:table-cell>
          <table:table-cell/>
          <table:table-cell table:style-name="ce228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206"/>
          <table:table-cell table:number-columns-repeated="2"/>
          <table:table-cell table:style-name="ce463"/>
          <table:table-cell/>
          <table:table-cell table:style-name="ce465" table:number-columns-repeated="2"/>
          <table:table-cell table:style-name="ce466"/>
          <table:table-cell table:style-name="ce467"/>
          <table:table-cell table:number-columns-repeated="1014"/>
        </table:table-row>
        <table:table-row table:style-name="ro1">
          <table:table-cell/>
          <table:table-cell table:style-name="ce225" table:formula="of:=IF([.B30] = 0;0;[.B34]/[.B30])" office:value-type="percentage" office:value="0" calcext:value-type="percentage">
            <text:p>0.0%</text:p>
          </table:table-cell>
          <table:table-cell table:style-name="ce228" office:value-type="string" calcext:value-type="string">
            <text:p>State Effective Tax Rate</text:p>
          </table:table-cell>
          <table:table-cell table:style-name="ce245"/>
          <table:table-cell table:style-name="ce232"/>
          <table:table-cell table:number-columns-repeated="1019"/>
        </table:table-row>
        <table:table-row table:style-name="ro1">
          <table:table-cell/>
          <table:table-cell table:style-name="ce226" table:formula="of:=MAX(0;[.B34]-[.B35])" office:value-type="float" office:value="0" calcext:value-type="float">
            <text:p>$0.00 </text:p>
          </table:table-cell>
          <table:table-cell table:style-name="ce228" office:value-type="string" calcext:value-type="string">
            <text:p>Estimated State Tax to be Paid</text:p>
          </table:table-cell>
          <table:table-cell/>
          <table:table-cell table:style-name="ce23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number-columns-repeated="7"/>
          <table:table-cell table:style-name="ce246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GA State Income Tax'.$A$1:.$L$41" table:range-usable-as="print-range"/>
        </table:named-expressions>
      </table:table>
      <table:table table:name="Quarterly Income" table:style-name="ta4" table:print-ranges="'Quarterly Income'.A1:'Quarterly Income'.AW100">
        <table:table-column table:style-name="co16" table:default-cell-style-name="Default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16" table:default-cell-style-name="Default"/>
        <table:table-column table:style-name="co22" table:default-cell-style-name="ce76"/>
        <table:table-column table:style-name="co23" table:default-cell-style-name="ce76"/>
        <table:table-column table:style-name="co4" table:default-cell-style-name="ce102"/>
        <table:table-column table:style-name="co24" table:default-cell-style-name="ce76"/>
        <table:table-column table:style-name="co25" table:number-columns-repeated="5" table:default-cell-style-name="ce76"/>
        <table:table-column table:style-name="co2" table:number-columns-repeated="3" table:default-cell-style-name="ce76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25" table:number-columns-repeated="5" table:default-cell-style-name="ce76"/>
        <table:table-column table:style-name="co28" table:number-columns-repeated="3" table:default-cell-style-name="ce76"/>
        <table:table-column table:style-name="co25" table:default-cell-style-name="ce76"/>
        <table:table-column table:style-name="co29" table:default-cell-style-name="ce76"/>
        <table:table-column table:style-name="co30" table:default-cell-style-name="ce76"/>
        <table:table-column table:style-name="co25" table:number-columns-repeated="5" table:default-cell-style-name="ce76"/>
        <table:table-column table:style-name="co31" table:number-columns-repeated="3" table:default-cell-style-name="ce76"/>
        <table:table-column table:style-name="co25" table:default-cell-style-name="ce76"/>
        <table:table-column table:style-name="co32" table:default-cell-style-name="ce76"/>
        <table:table-column table:style-name="co33" table:default-cell-style-name="ce76"/>
        <table:table-column table:style-name="co25" table:number-columns-repeated="5" table:default-cell-style-name="ce76"/>
        <table:table-column table:style-name="co1" table:default-cell-style-name="ce76"/>
        <table:table-column table:style-name="co2" table:number-columns-repeated="2" table:default-cell-style-name="ce76"/>
        <table:table-column table:style-name="co25" table:default-cell-style-name="ce76"/>
        <table:table-column table:style-name="co16" table:number-columns-repeated="971" table:default-cell-style-name="Default"/>
        <table:table-row table:style-name="ro1">
          <table:table-cell table:number-columns-repeated="2"/>
          <table:table-cell table:style-name="ce206"/>
          <table:table-cell table:number-columns-repeated="1021"/>
        </table:table-row>
        <table:table-row table:style-name="ro2">
          <table:table-cell/>
          <table:table-cell table:style-name="ce77" office:value-type="string" calcext:value-type="string">
            <text:p>Taxable Income By Quar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>
            <text:p>Q1: Jan 1 to March 31</text:p>
          </table:table-cell>
          <table:table-cell table:number-columns-repeated="3"/>
          <table:table-cell table:style-name="ce78" office:value-type="string" calcext:value-type="string">
            <text:p>Tax Due 4/15/2024</text:p>
          </table:table-cell>
          <table:table-cell table:number-columns-repeated="4"/>
          <table:table-cell table:style-name="ce106" office:value-type="string" calcext:value-type="string">
            <text:p>JAN</text:p>
          </table:table-cell>
          <table:table-cell table:number-columns-repeated="10"/>
          <table:table-cell table:style-name="ce106" office:value-type="string" calcext:value-type="string">
            <text:p>FEB</text:p>
          </table:table-cell>
          <table:table-cell table:number-columns-repeated="10"/>
          <table:table-cell table:style-name="ce106" office:value-type="string" calcext:value-type="string">
            <text:p>MAR</text:p>
          </table:table-cell>
          <table:table-cell table:number-columns-repeated="991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219" table:formula="of:=SUM([.Q6:.Q19];[.AB6:.AB19];[.AM6:.AM19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219" table:formula="of:=[.C6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Broker 1</text:p>
          </table:table-cell>
          <table:table-cell table:style-name="ce260"/>
          <table:table-cell table:style-name="ce278" table:number-columns-repeated="5"/>
          <table:table-cell table:style-name="ce295" table:number-columns-repeated="2"/>
          <table:table-cell table:style-name="ce312"/>
          <table:table-cell table:style-name="ce206"/>
          <table:table-cell table:style-name="ce133" table:formula="of:=[.K6]" office:value-type="string" office:string-value="Broker 1" calcext:value-type="string">
            <text:p>Broker 1</text:p>
          </table:table-cell>
          <table:table-cell table:style-name="ce332"/>
          <table:table-cell table:style-name="ce348" table:number-columns-repeated="5"/>
          <table:table-cell table:style-name="ce364" table:number-columns-repeated="2"/>
          <table:table-cell table:style-name="ce380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396"/>
          <table:table-cell table:style-name="ce408" table:number-columns-repeated="5"/>
          <table:table-cell table:style-name="ce420" table:number-columns-repeated="2"/>
          <table:table-cell table:style-name="ce432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219" table:formula="of:=SUM([.T6:.T19];[.AE6:.AE19];[.AP6:.AP19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219" table:formula="of:=[.C7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 office:value-type="string" calcext:value-type="string">
            <text:p>Broker 2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7]" office:value-type="string" office:string-value="Broker 2" calcext:value-type="string">
            <text:p>Broker 2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219" table:formula="of:=SUM([.L6:.L19];[.W6:.W19];[.AH6:.AH19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07" office:value-type="string" calcext:value-type="string">
            <text:p>401K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8]" office:value-type="string" office:string-value="401K" calcext:value-type="string">
            <text:p>401K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219" table:formula="of:=SUM([.X6:.X19];[.M6:.M19];[.AI6:.AI19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9]" office:value-type="float" office:value="0" calcext:value-type="float">
            <text:p>$0.00 </text:p>
          </table:table-cell>
          <table:table-cell table:style-name="ce97" office:value-type="string" calcext:value-type="string">
            <text:p>Includes Dec interest paid in Jan</text:p>
          </table:table-cell>
          <table:table-cell table:style-name="ce97"/>
          <table:table-cell table:number-columns-repeated="2"/>
          <table:table-cell table:style-name="ce107" office:value-type="string" calcext:value-type="string">
            <text:p>Mutual Fund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9]" office:value-type="string" office:string-value="Mutual Fund" calcext:value-type="string">
            <text:p>Mutual Fund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1" office:value-type="string" calcext:value-type="string">
            <text:p>Treasury Interest</text:p>
          </table:table-cell>
          <table:table-cell table:style-name="ce219" table:formula="of:=SUM([.N6:.N19];[.Y6:.Y19];[.AJ6:.AJ19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10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07" office:value-type="string" calcext:value-type="string">
            <text:p>Fid SafNet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0]" office:value-type="string" office:string-value="Fid SafNet" calcext:value-type="string">
            <text:p>Fid SafNet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219" table:formula="of:=SUM([.O6:.O19];[.Z6:.Z19];[.AK6:.AK19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1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07" office:value-type="string" calcext:value-type="string">
            <text:p>Bank1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1]" office:value-type="string" office:string-value="Bank1" calcext:value-type="string">
            <text:p>Bank1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219" table:formula="of:=SUM([.P6:.P19];[.AA6:.AA19];[.AL6:.AL19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12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Bank2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2]" office:value-type="string" office:string-value="Bank2" calcext:value-type="string">
            <text:p>Bank2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6:.C1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6:.F12])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W2 Job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3]" office:value-type="string" office:string-value="W2 Job" calcext:value-type="string">
            <text:p>W2 Job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 office:value-type="string" calcext:value-type="string">
            <text:p>W2 Job 2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4]" office:value-type="string" office:string-value="W2 Job 2" calcext:value-type="string">
            <text:p>W2 Job 2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219" table:formula="of:=SUM([.R6:.R19];[.AC6:.AC19];[.AN6:.AN19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[.C15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1099 Job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5]" office:value-type="string" office:string-value="1099 Job" calcext:value-type="string">
            <text:p>1099 Job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16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Refund ?</text:p>
          </table:table-cell>
          <table:table-cell/>
          <table:table-cell table:style-name="ce103"/>
          <table:table-cell table:style-name="ce107" office:value-type="string" calcext:value-type="string">
            <text:p>SE Expenses</text:p>
          </table:table-cell>
          <table:table-cell table:style-name="ce261"/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206"/>
          <table:table-cell table:style-name="ce133" table:formula="of:=[.K16]" office:value-type="string" office:string-value="SE Expenses" calcext:value-type="string">
            <text:p>SE Expenses</text:p>
          </table:table-cell>
          <table:table-cell table:style-name="ce333"/>
          <table:table-cell table:style-name="ce349" table:number-columns-repeated="5"/>
          <table:table-cell table:style-name="ce365" table:number-columns-repeated="2"/>
          <table:table-cell table:style-name="ce381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397"/>
          <table:table-cell table:style-name="ce409" table:number-columns-repeated="5"/>
          <table:table-cell table:style-name="ce421" table:number-columns-repeated="2"/>
          <table:table-cell table:style-name="ce433"/>
          <table:table-cell table:style-name="ce206"/>
          <table:table-cell table:number-columns-repeated="5"/>
          <table:table-cell table:style-name="ce206" table:number-columns-repeated="4"/>
          <table:table-cell table:number-columns-repeated="97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15:.C16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15:.F16])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2"/>
          <table:table-cell table:style-name="ce280"/>
          <table:table-cell table:style-name="ce294" table:number-columns-repeated="4"/>
          <table:table-cell table:style-name="ce297" table:number-columns-repeated="2"/>
          <table:table-cell table:style-name="ce314"/>
          <table:table-cell table:style-name="ce206"/>
          <table:table-cell table:style-name="ce133" table:formula="of:=[.K17]" office:value-type="float" office:value="0" calcext:value-type="float">
            <text:p/>
          </table:table-cell>
          <table:table-cell table:style-name="ce334"/>
          <table:table-cell table:style-name="ce350" table:number-columns-repeated="5"/>
          <table:table-cell table:style-name="ce366" table:number-columns-repeated="2"/>
          <table:table-cell table:style-name="ce382"/>
          <table:table-cell table:style-name="ce206"/>
          <table:table-cell table:style-name="ce134" table:formula="of:=[.K17]" office:value-type="float" office:value="0" calcext:value-type="float">
            <text:p/>
          </table:table-cell>
          <table:table-cell table:style-name="ce398"/>
          <table:table-cell table:style-name="ce410" table:number-columns-repeated="5"/>
          <table:table-cell table:style-name="ce422" table:number-columns-repeated="2"/>
          <table:table-cell table:style-name="ce434"/>
          <table:table-cell table:style-name="ce206"/>
          <table:table-cell table:number-columns-repeated="5"/>
          <table:table-cell table:style-name="ce206"/>
          <table:table-cell table:number-columns-repeated="975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/>
          <table:table-cell table:style-name="ce263"/>
          <table:table-cell table:style-name="ce280" table:number-columns-repeated="4"/>
          <table:table-cell table:style-name="ce294"/>
          <table:table-cell table:style-name="ce297" table:number-columns-repeated="2"/>
          <table:table-cell table:style-name="ce314"/>
          <table:table-cell table:style-name="ce206"/>
          <table:table-cell table:style-name="ce133" table:formula="of:=[.K18]" office:value-type="float" office:value="0" calcext:value-type="float">
            <text:p/>
          </table:table-cell>
          <table:table-cell table:style-name="ce334"/>
          <table:table-cell table:style-name="ce350" table:number-columns-repeated="5"/>
          <table:table-cell table:style-name="ce366" table:number-columns-repeated="2"/>
          <table:table-cell table:style-name="ce382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398"/>
          <table:table-cell table:style-name="ce410" table:number-columns-repeated="5"/>
          <table:table-cell table:style-name="ce422" table:number-columns-repeated="2"/>
          <table:table-cell table:style-name="ce434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219" table:formula="of:=SUM([.S6:.S19];[.AD6:.AD19];[.AO6:.AO19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[.C19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/>
          <table:table-cell table:style-name="ce264"/>
          <table:table-cell table:style-name="ce281" table:number-columns-repeated="5"/>
          <table:table-cell table:style-name="ce298"/>
          <table:table-cell table:style-name="ce311"/>
          <table:table-cell table:style-name="ce315"/>
          <table:table-cell table:style-name="ce206"/>
          <table:table-cell table:style-name="ce133" table:formula="of:=[.K19]" office:value-type="float" office:value="0" calcext:value-type="float">
            <text:p/>
          </table:table-cell>
          <table:table-cell table:style-name="ce335"/>
          <table:table-cell table:style-name="ce351" table:number-columns-repeated="5"/>
          <table:table-cell table:style-name="ce367" table:number-columns-repeated="2"/>
          <table:table-cell table:style-name="ce383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399"/>
          <table:table-cell table:style-name="ce411" table:number-columns-repeated="5"/>
          <table:table-cell table:style-name="ce423" table:number-columns-repeated="2"/>
          <table:table-cell table:style-name="ce435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20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Refund ?</text:p>
          </table:table-cell>
          <table:table-cell/>
          <table:table-cell table:style-name="ce104"/>
          <table:table-cell table:style-name="ce108" office:value-type="string" calcext:value-type="string">
            <text:p>Edit the Institutions above for your set of accounts</text:p>
          </table:table-cell>
          <table:table-cell table:number-columns-repeated="10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19:.C20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219" table:formula="of:=SUM([.F19:.F20])" office:value-type="float" office:value="0" calcext:value-type="float">
            <text:p>$0.00 </text:p>
          </table:table-cell>
          <table:table-cell table:number-columns-repeated="4"/>
          <table:table-cell table:style-name="ce108"/>
          <table:table-cell table:number-columns-repeated="10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7" office:value-type="string" calcext:value-type="string">
            <text:p>Q2: April 1 to May 31</text:p>
          </table:table-cell>
          <table:table-cell table:number-columns-repeated="3"/>
          <table:table-cell table:style-name="ce78" office:value-type="string" calcext:value-type="string">
            <text:p>Tax Due 6/15/2024</text:p>
          </table:table-cell>
          <table:table-cell table:number-columns-repeated="4"/>
          <table:table-cell table:style-name="ce106" office:value-type="string" calcext:value-type="string">
            <text:p>APR</text:p>
          </table:table-cell>
          <table:table-cell table:number-columns-repeated="10"/>
          <table:table-cell table:style-name="ce106" office:value-type="string" calcext:value-type="string">
            <text:p>MAY</text:p>
          </table:table-cell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219" table:formula="of:=SUM([.Q25:.Q38];[.AB25:.AB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6]+[.C25]" office:value-type="float" office:value="0" calcext:value-type="float">
            <text:p>$0.00 </text:p>
          </table:table-cell>
          <table:table-cell table:number-columns-repeated="4"/>
          <table:table-cell table:style-name="ce110" table:formula="of:=[.K6]" office:value-type="string" office:string-value="Broker 1" calcext:value-type="string">
            <text:p>Broker 1</text:p>
          </table:table-cell>
          <table:table-cell table:style-name="ce265"/>
          <table:table-cell table:style-name="ce282" table:number-columns-repeated="5"/>
          <table:table-cell table:style-name="ce299" table:number-columns-repeated="2"/>
          <table:table-cell table:style-name="ce316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336"/>
          <table:table-cell table:style-name="ce352" table:number-columns-repeated="5"/>
          <table:table-cell table:style-name="ce368" table:number-columns-repeated="2"/>
          <table:table-cell table:style-name="ce384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219" table:formula="of:=SUM([.T25:.T38];[.AE25:.AE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7]+[.C26]" office:value-type="float" office:value="0" calcext:value-type="float">
            <text:p>$0.00 </text:p>
          </table:table-cell>
          <table:table-cell table:number-columns-repeated="4"/>
          <table:table-cell table:style-name="ce110" table:formula="of:=[.K7]" office:value-type="string" office:string-value="Broker 2" calcext:value-type="string">
            <text:p>Broker 2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219" table:formula="of:=SUM([.L25:.L38];[.W25:.W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8]+[.C27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K8]" office:value-type="string" office:string-value="401K" calcext:value-type="string">
            <text:p>401K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219" table:formula="of:=SUM([.M25:.M38];[.X25:.X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9]+[.C28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K9]" office:value-type="string" office:string-value="Mutual Fund" calcext:value-type="string">
            <text:p>Mutual Fund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Treasury Interest</text:p>
          </table:table-cell>
          <table:table-cell table:style-name="ce219" table:formula="of:=SUM([.N25:.N38];[.Y25:.Y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10]+[.C29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office:value-type="string" calcext:value-type="string">
            <text:p>Fid SafNet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219" table:formula="of:=SUM([.O25:.O38];[.Z25:.Z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11]+[.C30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K11]" office:value-type="string" office:string-value="Bank1" calcext:value-type="string">
            <text:p>Bank1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219" table:formula="of:=SUM([.P25:.P38];[.AA25:.AA38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[.C12]+[.C31]" office:value-type="float" office:value="0" calcext:value-type="float">
            <text:p>$0.00 </text:p>
          </table:table-cell>
          <table:table-cell table:number-columns-repeated="4"/>
          <table:table-cell table:style-name="ce110" table:formula="of:=[.K12]" office:value-type="string" office:string-value="Bank2" calcext:value-type="string">
            <text:p>Bank2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25:.C31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25:.F31])" office:value-type="float" office:value="0" calcext:value-type="float">
            <text:p>$0.00 </text:p>
          </table:table-cell>
          <table:table-cell table:number-columns-repeated="4"/>
          <table:table-cell table:style-name="ce110" office:value-type="string" calcext:value-type="string">
            <text:p>Fid Opa – Z19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K14]" office:value-type="string" office:string-value="W2 Job 2" calcext:value-type="string">
            <text:p>W2 Job 2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219" table:formula="of:=SUM([.R25:.R38];[.AC25:.AC38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([.C34]+[.F15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5]" office:value-type="string" office:string-value="1099 Job" calcext:value-type="string">
            <text:p>1099 Job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35]+[.F16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7"/>
          <table:table-cell/>
          <table:table-cell table:style-name="ce103"/>
          <table:table-cell table:style-name="ce110" table:formula="of:=[.K16]" office:value-type="string" office:string-value="SE Expenses" calcext:value-type="string">
            <text:p>SE Expenses</text:p>
          </table:table-cell>
          <table:table-cell table:style-name="ce266"/>
          <table:table-cell table:style-name="ce283" table:number-columns-repeated="5"/>
          <table:table-cell table:style-name="ce300" table:number-columns-repeated="2"/>
          <table:table-cell table:style-name="ce317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337"/>
          <table:table-cell table:style-name="ce353" table:number-columns-repeated="5"/>
          <table:table-cell table:style-name="ce369" table:number-columns-repeated="2"/>
          <table:table-cell table:style-name="ce385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34:.C35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34:.F35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7]" office:value-type="float" office:value="0" calcext:value-type="float">
            <text:p/>
          </table:table-cell>
          <table:table-cell table:style-name="ce267"/>
          <table:table-cell table:style-name="ce284" table:number-columns-repeated="5"/>
          <table:table-cell table:style-name="ce301" table:number-columns-repeated="2"/>
          <table:table-cell table:style-name="ce318"/>
          <table:table-cell table:style-name="ce206"/>
          <table:table-cell table:style-name="ce134" table:formula="of:=[.K17]" office:value-type="float" office:value="0" calcext:value-type="float">
            <text:p/>
          </table:table-cell>
          <table:table-cell table:style-name="ce338"/>
          <table:table-cell table:style-name="ce354" table:number-columns-repeated="5"/>
          <table:table-cell table:style-name="ce370" table:number-columns-repeated="2"/>
          <table:table-cell table:style-name="ce386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K18]" office:value-type="float" office:value="0" calcext:value-type="float">
            <text:p/>
          </table:table-cell>
          <table:table-cell table:style-name="ce267"/>
          <table:table-cell table:style-name="ce284" table:number-columns-repeated="5"/>
          <table:table-cell table:style-name="ce301" table:number-columns-repeated="2"/>
          <table:table-cell table:style-name="ce318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338"/>
          <table:table-cell table:style-name="ce354" table:number-columns-repeated="5"/>
          <table:table-cell table:style-name="ce370" table:number-columns-repeated="2"/>
          <table:table-cell table:style-name="ce386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219" table:formula="of:=SUM([.S25:.S38];[.AD25:.AD38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[.C38]+[.F19]" office:value-type="float" office:value="0" calcext:value-type="float">
            <text:p>$0.00 </text:p>
          </table:table-cell>
          <table:table-cell table:number-columns-repeated="4"/>
          <table:table-cell table:style-name="ce110" table:formula="of:=[.K19]" office:value-type="float" office:value="0" calcext:value-type="float">
            <text:p/>
          </table:table-cell>
          <table:table-cell table:style-name="ce268"/>
          <table:table-cell table:style-name="ce285" table:number-columns-repeated="5"/>
          <table:table-cell table:style-name="ce302" table:number-columns-repeated="2"/>
          <table:table-cell table:style-name="ce319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339"/>
          <table:table-cell table:style-name="ce355" table:number-columns-repeated="5"/>
          <table:table-cell table:style-name="ce371" table:number-columns-repeated="2"/>
          <table:table-cell table:style-name="ce387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6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39]+[.F20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8"/>
          <table:table-cell/>
          <table:table-cell table:style-name="ce104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38:.C39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219" table:formula="of:=SUM([.F38:.F39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7" office:value-type="string" calcext:value-type="string">
            <text:p>Q3: June 1 to July 31</text:p>
          </table:table-cell>
          <table:table-cell table:number-columns-repeated="3"/>
          <table:table-cell table:style-name="ce78" office:value-type="string" calcext:value-type="string">
            <text:p>Tax Due 9/15/2024</text:p>
          </table:table-cell>
          <table:table-cell table:number-columns-repeated="4"/>
          <table:table-cell table:style-name="ce106" office:value-type="string" calcext:value-type="string">
            <text:p>JUN</text:p>
          </table:table-cell>
          <table:table-cell table:number-columns-repeated="9"/>
          <table:table-cell table:style-name="ce206"/>
          <table:table-cell table:style-name="ce136" office:value-type="string" calcext:value-type="string">
            <text:p>JUL</text:p>
          </table:table-cell>
          <table:table-cell table:number-columns-repeated="6"/>
          <table:table-cell table:style-name="ce78" table:number-columns-repeated="2"/>
          <table:table-cell/>
          <table:table-cell table:style-name="ce206"/>
          <table:table-cell table:style-name="ce136" office:value-type="string" calcext:value-type="string">
            <text:p>AUG</text:p>
          </table:table-cell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style-name="ce13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style-name="ce13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219" table:formula="of:=SUM([.Q44:.Q57];[.AB44:.AB57];[.AM44:.AM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6]+[.C25]+[.C44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6]" office:value-type="string" office:string-value="Broker 1" calcext:value-type="string">
            <text:p>Broker 1</text:p>
          </table:table-cell>
          <table:table-cell table:style-name="ce269"/>
          <table:table-cell table:style-name="ce286" table:number-columns-repeated="5"/>
          <table:table-cell table:style-name="ce303" table:number-columns-repeated="2"/>
          <table:table-cell table:style-name="ce320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340"/>
          <table:table-cell table:style-name="ce356" table:number-columns-repeated="5"/>
          <table:table-cell table:style-name="ce372" table:number-columns-repeated="2"/>
          <table:table-cell table:style-name="ce388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400"/>
          <table:table-cell table:style-name="ce412" table:number-columns-repeated="5"/>
          <table:table-cell table:style-name="ce424" table:number-columns-repeated="2"/>
          <table:table-cell table:style-name="ce436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219" table:formula="of:=SUM([.T44:.T57];[.AE44:.AE57];[.AP44:.AP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7]+[.C26]+[.C45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K7]" office:value-type="string" office:string-value="Broker 2" calcext:value-type="string">
            <text:p>Broker 2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219" table:formula="of:=SUM([.L44:.L57];[.W44:.W57];[.AH44:.AH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8]+[.C27]+[.C46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K8]" office:value-type="string" office:string-value="401K" calcext:value-type="string">
            <text:p>401K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219" table:formula="of:=SUM([.M44:.M57];[.X44:.X57];[.AI44:.AI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9]+[.C28]+[.C47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K9]" office:value-type="string" office:string-value="Mutual Fund" calcext:value-type="string">
            <text:p>Mutual Fund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Treasury Interest</text:p>
          </table:table-cell>
          <table:table-cell table:style-name="ce219" table:formula="of:=SUM([.N44:.N57];[.Y44:.Y57];[.AJ44:.AJ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10]+[.C29]+[.C48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0]" office:value-type="string" office:string-value="Fid SafNet" calcext:value-type="string">
            <text:p>Fid SafNet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219" table:formula="of:=SUM([.O44:.O57];[.Z44:.Z57];[.AK44:.AK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11]+[.C30]+[.C49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1]" office:value-type="string" office:string-value="Bank1" calcext:value-type="string">
            <text:p>Bank1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219" table:formula="of:=SUM([.P44:.P57];[.AA44:.AA57];[.AL44:.AL57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12]+[.C31]+[.C5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2]" office:value-type="string" office:string-value="Bank2" calcext:value-type="string">
            <text:p>Bank2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44:.C5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44:.F5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3]" office:value-type="string" office:string-value="W2 Job" calcext:value-type="string">
            <text:p>W2 Job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K14]" office:value-type="string" office:string-value="W2 Job 2" calcext:value-type="string">
            <text:p>W2 Job 2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219" table:formula="of:=SUM([.R44:.R57];[.AC44:.AC57];[.AN44:.AN5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([.C53]+[.F34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5]" office:value-type="string" office:string-value="1099 Job" calcext:value-type="string">
            <text:p>1099 Job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54]+[.F35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9"/>
          <table:table-cell/>
          <table:table-cell table:style-name="ce103"/>
          <table:table-cell table:style-name="ce110" table:formula="of:=[.K16]" office:value-type="string" office:string-value="SE Expenses" calcext:value-type="string">
            <text:p>SE Expenses</text:p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341"/>
          <table:table-cell table:style-name="ce357" table:number-columns-repeated="5"/>
          <table:table-cell table:style-name="ce373" table:number-columns-repeated="2"/>
          <table:table-cell table:style-name="ce389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401"/>
          <table:table-cell table:style-name="ce413" table:number-columns-repeated="5"/>
          <table:table-cell table:style-name="ce425" table:number-columns-repeated="2"/>
          <table:table-cell table:style-name="ce437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53:.C54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53:.F54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7]" office:value-type="float" office:value="0" calcext:value-type="float">
            <text:p/>
          </table:table-cell>
          <table:table-cell table:style-name="ce270"/>
          <table:table-cell table:style-name="ce287" table:number-columns-repeated="5"/>
          <table:table-cell table:style-name="ce304" table:number-columns-repeated="2"/>
          <table:table-cell table:style-name="ce321"/>
          <table:table-cell table:style-name="ce206"/>
          <table:table-cell table:style-name="ce134" table:formula="of:=[.K17]" office:value-type="float" office:value="0" calcext:value-type="float">
            <text:p/>
          </table:table-cell>
          <table:table-cell table:style-name="ce342"/>
          <table:table-cell table:style-name="ce358" table:number-columns-repeated="5"/>
          <table:table-cell table:style-name="ce374" table:number-columns-repeated="2"/>
          <table:table-cell table:style-name="ce390"/>
          <table:table-cell table:style-name="ce206"/>
          <table:table-cell table:style-name="ce134" table:formula="of:=[.K17]" office:value-type="float" office:value="0" calcext:value-type="float">
            <text:p/>
          </table:table-cell>
          <table:table-cell table:style-name="ce402"/>
          <table:table-cell table:style-name="ce414" table:number-columns-repeated="5"/>
          <table:table-cell table:style-name="ce426" table:number-columns-repeated="2"/>
          <table:table-cell table:style-name="ce438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K18]" office:value-type="float" office:value="0" calcext:value-type="float">
            <text:p/>
          </table:table-cell>
          <table:table-cell table:style-name="ce271"/>
          <table:table-cell table:style-name="ce288" table:number-columns-repeated="5"/>
          <table:table-cell table:style-name="ce305" table:number-columns-repeated="2"/>
          <table:table-cell table:style-name="ce322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342"/>
          <table:table-cell table:style-name="ce358" table:number-columns-repeated="5"/>
          <table:table-cell table:style-name="ce374" table:number-columns-repeated="2"/>
          <table:table-cell table:style-name="ce390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402"/>
          <table:table-cell table:style-name="ce414" table:number-columns-repeated="5"/>
          <table:table-cell table:style-name="ce426" table:number-columns-repeated="2"/>
          <table:table-cell table:style-name="ce438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219" table:formula="of:=SUM([.S44:.S57];[.AD44:.AD57];[.AO44:.AO5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[.C57]+[.F38]" office:value-type="float" office:value="0" calcext:value-type="float">
            <text:p>$0.00 </text:p>
          </table:table-cell>
          <table:table-cell table:number-columns-repeated="4"/>
          <table:table-cell table:style-name="ce110" table:formula="of:=[.K19]" office:value-type="float" office:value="0" calcext:value-type="float">
            <text:p/>
          </table:table-cell>
          <table:table-cell table:style-name="ce272"/>
          <table:table-cell table:style-name="ce289" table:number-columns-repeated="5"/>
          <table:table-cell table:style-name="ce306" table:number-columns-repeated="2"/>
          <table:table-cell table:style-name="ce323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343"/>
          <table:table-cell table:style-name="ce359" table:number-columns-repeated="5"/>
          <table:table-cell table:style-name="ce375" table:number-columns-repeated="2"/>
          <table:table-cell table:style-name="ce391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403"/>
          <table:table-cell table:style-name="ce415" table:number-columns-repeated="5"/>
          <table:table-cell table:style-name="ce427" table:number-columns-repeated="2"/>
          <table:table-cell table:style-name="ce439"/>
          <table:table-cell table:style-name="ce206"/>
          <table:table-cell table:number-columns-repeated="981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58]+[.F39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50"/>
          <table:table-cell/>
          <table:table-cell table:style-name="ce104"/>
          <table:table-cell table:style-name="ce106"/>
          <table:table-cell table:style-name="ce116" table:number-columns-repeated="9"/>
          <table:table-cell table:style-name="ce206"/>
          <table:table-cell table:style-name="ce135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57:.C58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219" table:formula="of:=SUM([.F57:.F58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9"/>
          <table:table-cell table:style-name="ce206"/>
          <table:table-cell table:style-name="ce135"/>
          <table:table-cell table:number-columns-repeated="9"/>
          <table:table-cell table:style-name="ce206"/>
          <table:table-cell table:style-name="ce135"/>
          <table:table-cell table:number-columns-repeated="5"/>
          <table:table-cell table:style-name="ce206" table:number-columns-repeated="5"/>
          <table:table-cell table:number-columns-repeated="981"/>
        </table:table-row>
        <table:table-row table:style-name="ro1">
          <table:table-cell/>
          <table:table-cell table:style-name="ce87" office:value-type="string" calcext:value-type="string">
            <text:p>Q4: August 1 to December 31</text:p>
          </table:table-cell>
          <table:table-cell table:style-name="ce91"/>
          <table:table-cell/>
          <table:table-cell table:style-name="ce92"/>
          <table:table-cell table:style-name="ce78" office:value-type="string" calcext:value-type="string">
            <text:p>Tax Due 1/15/2025</text:p>
          </table:table-cell>
          <table:table-cell table:number-columns-repeated="4"/>
          <table:table-cell table:style-name="ce106" office:value-type="string" calcext:value-type="string">
            <text:p>SEP</text:p>
          </table:table-cell>
          <table:table-cell table:number-columns-repeated="9"/>
          <table:table-cell table:style-name="ce206"/>
          <table:table-cell table:style-name="ce136" office:value-type="string" calcext:value-type="string">
            <text:p>OCT</text:p>
          </table:table-cell>
          <table:table-cell table:number-columns-repeated="9"/>
          <table:table-cell table:style-name="ce206"/>
          <table:table-cell table:style-name="ce136" office:value-type="string" calcext:value-type="string">
            <text:p>NOV</text:p>
          </table:table-cell>
          <table:table-cell table:number-columns-repeated="5"/>
          <table:table-cell table:style-name="ce206" table:number-columns-repeated="5"/>
          <table:table-cell table:style-name="ce106" office:value-type="string" calcext:value-type="string">
            <text:p>DEC</text:p>
          </table:table-cell>
          <table:table-cell table:number-columns-repeated="980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style-name="ce13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style-name="ce13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style-name="ce206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219" table:formula="of:=SUM([.Q63:.Q76];[.AB63:.AB76];[.AM63:.AM76];[.AX63:.AX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6]+[.C25]+[.C44]+[.C63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K6]" office:value-type="string" office:string-value="Broker 1" calcext:value-type="string">
            <text:p>Broker 1</text:p>
          </table:table-cell>
          <table:table-cell table:style-name="ce274"/>
          <table:table-cell table:style-name="ce290" table:number-columns-repeated="5"/>
          <table:table-cell table:style-name="ce307" table:number-columns-repeated="2"/>
          <table:table-cell table:style-name="ce324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344"/>
          <table:table-cell table:style-name="ce360" table:number-columns-repeated="5"/>
          <table:table-cell table:style-name="ce376" table:number-columns-repeated="2"/>
          <table:table-cell table:style-name="ce392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404"/>
          <table:table-cell table:style-name="ce416" table:number-columns-repeated="5"/>
          <table:table-cell table:style-name="ce428" table:number-columns-repeated="2"/>
          <table:table-cell table:style-name="ce440"/>
          <table:table-cell table:style-name="ce206"/>
          <table:table-cell table:style-name="ce134" table:formula="of:=[.K6]" office:value-type="string" office:string-value="Broker 1" calcext:value-type="string">
            <text:p>Broker 1</text:p>
          </table:table-cell>
          <table:table-cell table:style-name="ce444"/>
          <table:table-cell table:style-name="ce448" table:number-columns-repeated="5"/>
          <table:table-cell table:style-name="ce452" table:number-columns-repeated="2"/>
          <table:table-cell table:style-name="ce456"/>
          <table:table-cell table:number-columns-repeated="97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219" table:formula="of:=SUM([.T63:.T76];[.AE63:.AE76];[.AP63:.AP76];[.BA63:.BA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7]+[.C26]+[.C45]+[.C64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K7]" office:value-type="string" office:string-value="Broker 2" calcext:value-type="string">
            <text:p>Broker 2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7]" office:value-type="string" office:string-value="Broker 2" calcext:value-type="string">
            <text:p>Broker 2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219" table:formula="of:=SUM([.L63:.L76];[.W63:.W76];[.AH63:.AH76];[.AS63:.AS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8]+[.C27]+[.C46]+[.C65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K8]" office:value-type="string" office:string-value="401K" calcext:value-type="string">
            <text:p>401K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8]" office:value-type="string" office:string-value="401K" calcext:value-type="string">
            <text:p>401K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219" table:formula="of:=SUM([.M63:.M76];[.X63:.X76];[.AI63:.AI76];[.AT63:.AT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9]+[.C28]+[.C47]+[.C66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K9]" office:value-type="string" office:string-value="Mutual Fund" calcext:value-type="string">
            <text:p>Mutual Fund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9]" office:value-type="string" office:string-value="Mutual Fund" calcext:value-type="string">
            <text:p>Mutual Fund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Treasury Interest</text:p>
          </table:table-cell>
          <table:table-cell table:style-name="ce219" table:formula="of:=SUM([.N63:.N76];[.Y63:.Y76];[.AJ63:.AJ76];[.AU63:.AU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10]+[.C29]+[.C48]+[.C6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0]" office:value-type="string" office:string-value="Fid SafNet" calcext:value-type="string">
            <text:p>Fid SafNet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0]" office:value-type="string" office:string-value="Fid SafNet" calcext:value-type="string">
            <text:p>Fid SafNet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219" table:formula="of:=SUM([.O63:.O76];[.Z63:.Z76];[.AK63:.AK76];[.AV63:.AV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11]+[.C30]+[.C49]+[.C68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1]" office:value-type="string" office:string-value="Bank1" calcext:value-type="string">
            <text:p>Bank1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1]" office:value-type="string" office:string-value="Bank1" calcext:value-type="string">
            <text:p>Bank1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219" table:formula="of:=SUM([.P63:.P76];[.AA63:.AA76];[.AL63:.AL76];[.AW63:.AW76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219" table:formula="of:=SUM([.C12]+[.C31]+[.C50]+[.C69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2]" office:value-type="string" office:string-value="Bank2" calcext:value-type="string">
            <text:p>Bank2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2]" office:value-type="string" office:string-value="Bank2" calcext:value-type="string">
            <text:p>Bank2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63:.C69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63:.F69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3]" office:value-type="string" office:string-value="W2 Job" calcext:value-type="string">
            <text:p>W2 Job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3]" office:value-type="string" office:string-value="W2 Job" calcext:value-type="string">
            <text:p>W2 Job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table:number-columns-repeated="5"/>
          <table:table-cell table:number-columns-repeated="4"/>
          <table:table-cell table:style-name="ce110" table:formula="of:=[.K14]" office:value-type="string" office:string-value="W2 Job 2" calcext:value-type="string">
            <text:p>W2 Job 2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4]" office:value-type="string" office:string-value="W2 Job 2" calcext:value-type="string">
            <text:p>W2 Job 2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219" table:formula="of:=SUM([.R63:.R76];[.AC63:.AC76];[.AN63:.AN76];[.AY63:.AY76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([.C72]+[.F53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K15]" office:value-type="string" office:string-value="1099 Job" calcext:value-type="string">
            <text:p>1099 Job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5]" office:value-type="string" office:string-value="1099 Job" calcext:value-type="string">
            <text:p>1099 Job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73]+[.F54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3"/>
          <table:table-cell table:style-name="ce110" table:formula="of:=[.K16]" office:value-type="string" office:string-value="SE Expenses" calcext:value-type="string">
            <text:p>SE Expenses</text:p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345"/>
          <table:table-cell table:style-name="ce361" table:number-columns-repeated="5"/>
          <table:table-cell table:style-name="ce377" table:number-columns-repeated="2"/>
          <table:table-cell table:style-name="ce393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405"/>
          <table:table-cell table:style-name="ce417" table:number-columns-repeated="5"/>
          <table:table-cell table:style-name="ce429" table:number-columns-repeated="2"/>
          <table:table-cell table:style-name="ce441"/>
          <table:table-cell table:style-name="ce206"/>
          <table:table-cell table:style-name="ce134" table:formula="of:=[.K16]" office:value-type="string" office:string-value="SE Expenses" calcext:value-type="string">
            <text:p>SE Expenses</text:p>
          </table:table-cell>
          <table:table-cell table:style-name="ce445"/>
          <table:table-cell table:style-name="ce449" table:number-columns-repeated="5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72:.C73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SUM([.F72:.F73])" office:value-type="float" office:value="0" calcext:value-type="float">
            <text:p>$0.00 </text:p>
          </table:table-cell>
          <table:table-cell table:number-columns-repeated="4"/>
          <table:table-cell table:style-name="ce110" table:formula="of:=[.K17]" office:value-type="float" office:value="0" calcext:value-type="float">
            <text:p/>
          </table:table-cell>
          <table:table-cell table:style-name="ce275"/>
          <table:table-cell table:style-name="ce291" table:number-columns-repeated="5"/>
          <table:table-cell table:style-name="ce308" table:number-columns-repeated="2"/>
          <table:table-cell table:style-name="ce325"/>
          <table:table-cell table:style-name="ce206"/>
          <table:table-cell table:style-name="ce134" table:formula="of:=[.K17]" office:value-type="float" office:value="0" calcext:value-type="float">
            <text:p/>
          </table:table-cell>
          <table:table-cell table:style-name="ce346"/>
          <table:table-cell table:style-name="ce362" table:number-columns-repeated="5"/>
          <table:table-cell table:style-name="ce378" table:number-columns-repeated="2"/>
          <table:table-cell table:style-name="ce394"/>
          <table:table-cell table:style-name="ce206"/>
          <table:table-cell table:style-name="ce134" table:formula="of:=[.K17]" office:value-type="float" office:value="0" calcext:value-type="float">
            <text:p/>
          </table:table-cell>
          <table:table-cell table:style-name="ce406"/>
          <table:table-cell table:style-name="ce418" table:number-columns-repeated="5"/>
          <table:table-cell table:style-name="ce430" table:number-columns-repeated="2"/>
          <table:table-cell table:style-name="ce442"/>
          <table:table-cell table:style-name="ce206"/>
          <table:table-cell table:style-name="ce134"/>
          <table:table-cell table:style-name="ce446"/>
          <table:table-cell table:style-name="ce450" table:number-columns-repeated="5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K18]" office:value-type="float" office:value="0" calcext:value-type="float">
            <text:p/>
          </table:table-cell>
          <table:table-cell table:style-name="ce276"/>
          <table:table-cell table:style-name="ce292" table:number-columns-repeated="5"/>
          <table:table-cell table:style-name="ce309" table:number-columns-repeated="2"/>
          <table:table-cell table:style-name="ce326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346"/>
          <table:table-cell table:style-name="ce362" table:number-columns-repeated="5"/>
          <table:table-cell table:style-name="ce378" table:number-columns-repeated="2"/>
          <table:table-cell table:style-name="ce394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406"/>
          <table:table-cell table:style-name="ce418" table:number-columns-repeated="5"/>
          <table:table-cell table:style-name="ce430" table:number-columns-repeated="2"/>
          <table:table-cell table:style-name="ce442"/>
          <table:table-cell table:style-name="ce206"/>
          <table:table-cell table:style-name="ce134" table:formula="of:=[.K18]" office:value-type="float" office:value="0" calcext:value-type="float">
            <text:p/>
          </table:table-cell>
          <table:table-cell table:style-name="ce446"/>
          <table:table-cell table:style-name="ce450" table:number-columns-repeated="5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219" table:formula="of:=SUM([.S63:.S76];[.AD63:.AD76];[.AO63:.AO76];[.AZ63:.AZ76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219" table:formula="of:=[.C76]+[.F57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K19]" office:value-type="float" office:value="0" calcext:value-type="float">
            <text:p/>
          </table:table-cell>
          <table:table-cell table:style-name="ce277"/>
          <table:table-cell table:style-name="ce293" table:number-columns-repeated="5"/>
          <table:table-cell table:style-name="ce310" table:number-columns-repeated="2"/>
          <table:table-cell table:style-name="ce327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347"/>
          <table:table-cell table:style-name="ce363" table:number-columns-repeated="5"/>
          <table:table-cell table:style-name="ce379" table:number-columns-repeated="2"/>
          <table:table-cell table:style-name="ce395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407"/>
          <table:table-cell table:style-name="ce419" table:number-columns-repeated="5"/>
          <table:table-cell table:style-name="ce431" table:number-columns-repeated="2"/>
          <table:table-cell table:style-name="ce443"/>
          <table:table-cell table:style-name="ce206"/>
          <table:table-cell table:style-name="ce134" table:formula="of:=[.K19]" office:value-type="float" office:value="0" calcext:value-type="float">
            <text:p/>
          </table:table-cell>
          <table:table-cell table:style-name="ce447"/>
          <table:table-cell table:style-name="ce451" table:number-columns-repeated="5"/>
          <table:table-cell table:style-name="ce455" table:number-columns-repeated="2"/>
          <table:table-cell table:style-name="ce459"/>
          <table:table-cell table:number-columns-repeated="971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219" table:formula="of:=[.C77]+[.F58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5"/>
          <table:table-cell table:style-name="ce78"/>
          <table:table-cell table:style-name="ce116" table:number-columns-repeated="9"/>
          <table:table-cell table:number-columns-repeated="1004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219" table:formula="of:=SUM([.C76:.C77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219" table:formula="of:=SUM([.F76:.F77])" office:value-type="float" office:value="0" calcext:value-type="float">
            <text:p>$0.00 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2" office:value-type="string" calcext:value-type="string">
            <text:p>Fed Effective Tax Rate</text:p>
          </table:table-cell>
          <table:table-cell table:style-name="ce92"/>
          <table:table-cell/>
          <table:table-cell table:style-name="ce96" table:formula="of:=[$'Federal Income Tax'.B90]" office:value-type="percentage" office:value="0" calcext:value-type="percentage">
            <text:p>0.0%</text:p>
          </table:table-cell>
          <table:table-cell/>
          <table:table-cell table:style-name="ce92"/>
          <table:table-cell table:number-columns-repeated="2"/>
          <table:table-cell office:value-type="string" calcext:value-type="string">
            <text:p>Total / Year-to-Date <text:s/>(useful to check against YTD numbers on statements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2" office:value-type="string" calcext:value-type="string">
            <text:p>State Effective Tax Rate</text:p>
          </table:table-cell>
          <table:table-cell table:style-name="ce92"/>
          <table:table-cell/>
          <table:table-cell table:style-name="ce96" table:formula="of:=[$'GA State Income Tax'.B37]" office:value-type="percentage" office:value="0" calcext:value-type="percentage">
            <text:p>0.0%</text:p>
          </table:table-cell>
          <table:table-cell/>
          <table:table-cell table:style-name="ce92"/>
          <table:table-cell table:number-columns-repeated="2"/>
          <table:table-cell table:style-name="ce110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6]" office:value-type="string" office:string-value="Broker 1" calcext:value-type="string">
            <text:p>Broker 1</text:p>
          </table:table-cell>
          <table:table-cell table:style-name="ce209" table:formula="of:=[.L6]+[.W6]+[.AH6]+[.L25]+[.W25]+[.L44]+[.W44]+[.AH44]+[.L63]+[.W63]+[.AH63]+[.AS63]" office:value-type="float" office:value="0" calcext:value-type="float">
            <text:p>$0.00</text:p>
          </table:table-cell>
          <table:table-cell table:style-name="ce209" table:formula="of:=[.M6]+[.X6]+[.AI6]+[.M25]+[.X25]+[.M44]+[.X44]+[.AI44]+[.M63]+[.X63]+[.AI63]+[.AT63]" office:value-type="float" office:value="0" calcext:value-type="float">
            <text:p>$0.00</text:p>
          </table:table-cell>
          <table:table-cell table:style-name="ce209" table:formula="of:=[.N6]+[.Y6]+[.AJ6]+[.N25]+[.Y25]+[.N44]+[.Y44]+[.AJ44]+[.N63]+[.Y63]+[.AJ63]+[.AU63]" office:value-type="float" office:value="0" calcext:value-type="float">
            <text:p>$0.00</text:p>
          </table:table-cell>
          <table:table-cell table:style-name="ce209" table:formula="of:=[.O6]+[.Z6]+[.AK6]+[.O25]+[.Z25]+[.O44]+[.Z44]+[.AK44]+[.O63]+[.Z63]+[.AK63]+[.AV63]" office:value-type="float" office:value="0" calcext:value-type="float">
            <text:p>$0.00</text:p>
          </table:table-cell>
          <table:table-cell table:style-name="ce209" table:formula="of:=[.P6]+[.AA6]+[.AL6]+[.P25]+[.AA25]+[.P44]+[.AA44]+[.AL44]+[.P63]+[.AA63]+[.AL63]+[.AW63]" office:value-type="float" office:value="0" calcext:value-type="float">
            <text:p>$0.00</text:p>
          </table:table-cell>
          <table:table-cell table:style-name="ce209" table:formula="of:=[.Q6]+[.AB6]+[.AM6]+[.Q25]+[.AB25]+[.Q44]+[.AB44]+[.AM44]+[.Q63]+[.AB63]+[.AM63]+[.AX63]" office:value-type="float" office:value="0" calcext:value-type="float">
            <text:p>$0.00</text:p>
          </table:table-cell>
          <table:table-cell table:style-name="ce209" table:formula="of:=[.R6]+[.AC6]+[.AN6]+[.R25]+[.AC25]+[.R44]+[.AC44]+[.AN44]+[.R63]+[.AC63]+[.AN63]+[.AY63]" office:value-type="float" office:value="0" calcext:value-type="float">
            <text:p>$0.00</text:p>
          </table:table-cell>
          <table:table-cell table:style-name="ce209" table:formula="of:=[.S6]+[.AD6]+[.AO6]+[.S25]+[.AD25]+[.S44]+[.AD44]+[.AO44]+[.S63]+[.AD63]+[.AO63]+[.AZ63]" office:value-type="float" office:value="0" calcext:value-type="float">
            <text:p>$0.00</text:p>
          </table:table-cell>
          <table:table-cell table:style-name="ce209" table:formula="of:=[.T6]+[.AE6]+[.AP6]+[.T25]+[.AE25]+[.T44]+[.AE44]+[.AP44]+[.T63]+[.AE63]+[.AP63]+[.BA63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7]" office:value-type="string" office:string-value="Broker 2" calcext:value-type="string">
            <text:p>Broker 2</text:p>
          </table:table-cell>
          <table:table-cell table:style-name="ce209" table:formula="of:=[.L7]+[.W7]+[.AH7]+[.L26]+[.W26]+[.L45]+[.W45]+[.AH45]+[.L64]+[.W64]+[.AH64]+[.AS64]" office:value-type="float" office:value="0" calcext:value-type="float">
            <text:p>$0.00</text:p>
          </table:table-cell>
          <table:table-cell table:style-name="ce209" table:formula="of:=[.M7]+[.X7]+[.AI7]+[.M26]+[.X26]+[.M45]+[.X45]+[.AI45]+[.M64]+[.X64]+[.AI64]+[.AT64]" office:value-type="float" office:value="0" calcext:value-type="float">
            <text:p>$0.00</text:p>
          </table:table-cell>
          <table:table-cell table:style-name="ce209" table:formula="of:=[.N7]+[.Y7]+[.AJ7]+[.N26]+[.Y26]+[.N45]+[.Y45]+[.AJ45]+[.N64]+[.Y64]+[.AJ64]+[.AU64]" office:value-type="float" office:value="0" calcext:value-type="float">
            <text:p>$0.00</text:p>
          </table:table-cell>
          <table:table-cell table:style-name="ce209" table:formula="of:=[.O7]+[.Z7]+[.AK7]+[.O26]+[.Z26]+[.O45]+[.Z45]+[.AK45]+[.O64]+[.Z64]+[.AK64]+[.AV64]" office:value-type="float" office:value="0" calcext:value-type="float">
            <text:p>$0.00</text:p>
          </table:table-cell>
          <table:table-cell table:style-name="ce209" table:formula="of:=[.P7]+[.AA7]+[.AL7]+[.P26]+[.AA26]+[.P45]+[.AA45]+[.AL45]+[.P64]+[.AA64]+[.AL64]+[.AW64]" office:value-type="float" office:value="0" calcext:value-type="float">
            <text:p>$0.00</text:p>
          </table:table-cell>
          <table:table-cell table:style-name="ce209" table:formula="of:=[.Q7]+[.AB7]+[.AM7]+[.Q26]+[.AB26]+[.Q45]+[.AB45]+[.AM45]+[.Q64]+[.AB64]+[.AM64]+[.AX64]" office:value-type="float" office:value="0" calcext:value-type="float">
            <text:p>$0.00</text:p>
          </table:table-cell>
          <table:table-cell table:style-name="ce209" table:formula="of:=[.R7]+[.AC7]+[.AN7]+[.R26]+[.AC26]+[.R45]+[.AC45]+[.AN45]+[.R64]+[.AC64]+[.AN64]+[.AY64]" office:value-type="float" office:value="0" calcext:value-type="float">
            <text:p>$0.00</text:p>
          </table:table-cell>
          <table:table-cell table:style-name="ce209" table:formula="of:=[.S7]+[.AD7]+[.AO7]+[.S26]+[.AD26]+[.S45]+[.AD45]+[.AO45]+[.S64]+[.AD64]+[.AO64]+[.AZ64]" office:value-type="float" office:value="0" calcext:value-type="float">
            <text:p>$0.00</text:p>
          </table:table-cell>
          <table:table-cell table:style-name="ce209" table:formula="of:=[.T7]+[.AE7]+[.AP7]+[.T26]+[.AE26]+[.T45]+[.AE45]+[.AP45]+[.T64]+[.AE64]+[.AP64]+[.BA64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8]" office:value-type="string" office:string-value="401K" calcext:value-type="string">
            <text:p>401K</text:p>
          </table:table-cell>
          <table:table-cell table:style-name="ce209" table:formula="of:=[.L8]+[.W8]+[.AH8]+[.L27]+[.W27]+[.L46]+[.W46]+[.AH46]+[.L65]+[.W65]+[.AH65]+[.AS65]" office:value-type="float" office:value="0" calcext:value-type="float">
            <text:p>$0.00</text:p>
          </table:table-cell>
          <table:table-cell table:style-name="ce209" table:formula="of:=[.M8]+[.X8]+[.AI8]+[.M27]+[.X27]+[.M46]+[.X46]+[.AI46]+[.M65]+[.X65]+[.AI65]+[.AT65]" office:value-type="float" office:value="0" calcext:value-type="float">
            <text:p>$0.00</text:p>
          </table:table-cell>
          <table:table-cell table:style-name="ce209" table:formula="of:=[.N8]+[.Y8]+[.AJ8]+[.N27]+[.Y27]+[.N46]+[.Y46]+[.AJ46]+[.N65]+[.Y65]+[.AJ65]+[.AU65]" office:value-type="float" office:value="0" calcext:value-type="float">
            <text:p>$0.00</text:p>
          </table:table-cell>
          <table:table-cell table:style-name="ce209" table:formula="of:=[.O8]+[.Z8]+[.AK8]+[.O27]+[.Z27]+[.O46]+[.Z46]+[.AK46]+[.O65]+[.Z65]+[.AK65]+[.AV65]" office:value-type="float" office:value="0" calcext:value-type="float">
            <text:p>$0.00</text:p>
          </table:table-cell>
          <table:table-cell table:style-name="ce209" table:formula="of:=[.P8]+[.AA8]+[.AL8]+[.P27]+[.AA27]+[.P46]+[.AA46]+[.AL46]+[.P65]+[.AA65]+[.AL65]+[.AW65]" office:value-type="float" office:value="0" calcext:value-type="float">
            <text:p>$0.00</text:p>
          </table:table-cell>
          <table:table-cell table:style-name="ce209" table:formula="of:=[.Q8]+[.AB8]+[.AM8]+[.Q27]+[.AB27]+[.Q46]+[.AB46]+[.AM46]+[.Q65]+[.AB65]+[.AM65]+[.AX65]" office:value-type="float" office:value="0" calcext:value-type="float">
            <text:p>$0.00</text:p>
          </table:table-cell>
          <table:table-cell table:style-name="ce209" table:formula="of:=[.R8]+[.AC8]+[.AN8]+[.R27]+[.AC27]+[.R46]+[.AC46]+[.AN46]+[.R65]+[.AC65]+[.AN65]+[.AY65]" office:value-type="float" office:value="0" calcext:value-type="float">
            <text:p>$0.00</text:p>
          </table:table-cell>
          <table:table-cell table:style-name="ce209" table:formula="of:=[.S8]+[.AD8]+[.AO8]+[.S27]+[.AD27]+[.S46]+[.AD46]+[.AO46]+[.S65]+[.AD65]+[.AO65]+[.AZ65]" office:value-type="float" office:value="0" calcext:value-type="float">
            <text:p>$0.00</text:p>
          </table:table-cell>
          <table:table-cell table:style-name="ce209" table:formula="of:=[.T8]+[.AE8]+[.AP8]+[.T27]+[.AE27]+[.T46]+[.AE46]+[.AP46]+[.T65]+[.AE65]+[.AP65]+[.BA65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9]" office:value-type="string" office:string-value="Mutual Fund" calcext:value-type="string">
            <text:p>Mutual Fund</text:p>
          </table:table-cell>
          <table:table-cell table:style-name="ce209" table:formula="of:=[.L9]+[.W9]+[.AH9]+[.L28]+[.W28]+[.L47]+[.W47]+[.AH47]+[.L66]+[.W66]+[.AH66]+[.AS66]" office:value-type="float" office:value="0" calcext:value-type="float">
            <text:p>$0.00</text:p>
          </table:table-cell>
          <table:table-cell table:style-name="ce209" table:formula="of:=[.M9]+[.X9]+[.AI9]+[.M28]+[.X28]+[.M47]+[.X47]+[.AI47]+[.M66]+[.X66]+[.AI66]+[.AT66]" office:value-type="float" office:value="0" calcext:value-type="float">
            <text:p>$0.00</text:p>
          </table:table-cell>
          <table:table-cell table:style-name="ce209" table:formula="of:=[.N9]+[.Y9]+[.AJ9]+[.N28]+[.Y28]+[.N47]+[.Y47]+[.AJ47]+[.N66]+[.Y66]+[.AJ66]+[.AU66]" office:value-type="float" office:value="0" calcext:value-type="float">
            <text:p>$0.00</text:p>
          </table:table-cell>
          <table:table-cell table:style-name="ce209" table:formula="of:=[.O9]+[.Z9]+[.AK9]+[.O28]+[.Z28]+[.O47]+[.Z47]+[.AK47]+[.O66]+[.Z66]+[.AK66]+[.AV66]" office:value-type="float" office:value="0" calcext:value-type="float">
            <text:p>$0.00</text:p>
          </table:table-cell>
          <table:table-cell table:style-name="ce209" table:formula="of:=[.P9]+[.AA9]+[.AL9]+[.P28]+[.AA28]+[.P47]+[.AA47]+[.AL47]+[.P66]+[.AA66]+[.AL66]+[.AW66]" office:value-type="float" office:value="0" calcext:value-type="float">
            <text:p>$0.00</text:p>
          </table:table-cell>
          <table:table-cell table:style-name="ce209" table:formula="of:=[.Q9]+[.AB9]+[.AM9]+[.Q28]+[.AB28]+[.Q47]+[.AB47]+[.AM47]+[.Q66]+[.AB66]+[.AM66]+[.AX66]" office:value-type="float" office:value="0" calcext:value-type="float">
            <text:p>$0.00</text:p>
          </table:table-cell>
          <table:table-cell table:style-name="ce209" table:formula="of:=[.R9]+[.AC9]+[.AN9]+[.R28]+[.AC28]+[.R47]+[.AC47]+[.AN47]+[.R66]+[.AC66]+[.AN66]+[.AY66]" office:value-type="float" office:value="0" calcext:value-type="float">
            <text:p>$0.00</text:p>
          </table:table-cell>
          <table:table-cell table:style-name="ce209" table:formula="of:=[.S9]+[.AD9]+[.AO9]+[.S28]+[.AD28]+[.S47]+[.AD47]+[.AO47]+[.S66]+[.AD66]+[.AO66]+[.AZ66]" office:value-type="float" office:value="0" calcext:value-type="float">
            <text:p>$0.00</text:p>
          </table:table-cell>
          <table:table-cell table:style-name="ce209" table:formula="of:=[.T9]+[.AE9]+[.AP9]+[.T28]+[.AE28]+[.T47]+[.AE47]+[.AP47]+[.T66]+[.AE66]+[.AP66]+[.BA66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0]" office:value-type="string" office:string-value="Fid SafNet" calcext:value-type="string">
            <text:p>Fid SafNet</text:p>
          </table:table-cell>
          <table:table-cell table:style-name="ce209" table:formula="of:=[.L10]+[.W10]+[.AH10]+[.L29]+[.W29]+[.L48]+[.W48]+[.AH48]+[.L67]+[.W67]+[.AH67]+[.AS67]" office:value-type="float" office:value="0" calcext:value-type="float">
            <text:p>$0.00</text:p>
          </table:table-cell>
          <table:table-cell table:style-name="ce209" table:formula="of:=[.M10]+[.X10]+[.AI10]+[.M29]+[.X29]+[.M48]+[.X48]+[.AI48]+[.M67]+[.X67]+[.AI67]+[.AT67]" office:value-type="float" office:value="0" calcext:value-type="float">
            <text:p>$0.00</text:p>
          </table:table-cell>
          <table:table-cell table:style-name="ce209" table:formula="of:=[.N10]+[.Y10]+[.AJ10]+[.N29]+[.Y29]+[.N48]+[.Y48]+[.AJ48]+[.N67]+[.Y67]+[.AJ67]+[.AU67]" office:value-type="float" office:value="0" calcext:value-type="float">
            <text:p>$0.00</text:p>
          </table:table-cell>
          <table:table-cell table:style-name="ce209" table:formula="of:=[.O10]+[.Z10]+[.AK10]+[.O29]+[.Z29]+[.O48]+[.Z48]+[.AK48]+[.O67]+[.Z67]+[.AK67]+[.AV67]" office:value-type="float" office:value="0" calcext:value-type="float">
            <text:p>$0.00</text:p>
          </table:table-cell>
          <table:table-cell table:style-name="ce209" table:formula="of:=[.P10]+[.AA10]+[.AL10]+[.P29]+[.AA29]+[.P48]+[.AA48]+[.AL48]+[.P67]+[.AA67]+[.AL67]+[.AW67]" office:value-type="float" office:value="0" calcext:value-type="float">
            <text:p>$0.00</text:p>
          </table:table-cell>
          <table:table-cell table:style-name="ce209" table:formula="of:=[.Q10]+[.AB10]+[.AM10]+[.Q29]+[.AB29]+[.Q48]+[.AB48]+[.AM48]+[.Q67]+[.AB67]+[.AM67]+[.AX67]" office:value-type="float" office:value="0" calcext:value-type="float">
            <text:p>$0.00</text:p>
          </table:table-cell>
          <table:table-cell table:style-name="ce209" table:formula="of:=[.R10]+[.AC10]+[.AN10]+[.R29]+[.AC29]+[.R48]+[.AC48]+[.AN48]+[.R67]+[.AC67]+[.AN67]+[.AY67]" office:value-type="float" office:value="0" calcext:value-type="float">
            <text:p>$0.00</text:p>
          </table:table-cell>
          <table:table-cell table:style-name="ce209" table:formula="of:=[.S10]+[.AD10]+[.AO10]+[.S29]+[.AD29]+[.S48]+[.AD48]+[.AO48]+[.S67]+[.AD67]+[.AO67]+[.AZ67]" office:value-type="float" office:value="0" calcext:value-type="float">
            <text:p>$0.00</text:p>
          </table:table-cell>
          <table:table-cell table:style-name="ce209" table:formula="of:=[.T10]+[.AE10]+[.AP10]+[.T29]+[.AE29]+[.T48]+[.AE48]+[.AP48]+[.T67]+[.AE67]+[.AP67]+[.BA67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1]" office:value-type="string" office:string-value="Bank1" calcext:value-type="string">
            <text:p>Bank1</text:p>
          </table:table-cell>
          <table:table-cell table:style-name="ce209" table:formula="of:=[.L11]+[.W11]+[.AH11]+[.L30]+[.W30]+[.L49]+[.W49]+[.AH49]+[.L68]+[.W68]+[.AH68]+[.AS68]" office:value-type="float" office:value="0" calcext:value-type="float">
            <text:p>$0.00</text:p>
          </table:table-cell>
          <table:table-cell table:style-name="ce209" table:formula="of:=[.M11]+[.X11]+[.AI11]+[.M30]+[.X30]+[.M49]+[.X49]+[.AI49]+[.M68]+[.X68]+[.AI68]+[.AT68]" office:value-type="float" office:value="0" calcext:value-type="float">
            <text:p>$0.00</text:p>
          </table:table-cell>
          <table:table-cell table:style-name="ce209" table:formula="of:=[.N11]+[.Y11]+[.AJ11]+[.N30]+[.Y30]+[.N49]+[.Y49]+[.AJ49]+[.N68]+[.Y68]+[.AJ68]+[.AU68]" office:value-type="float" office:value="0" calcext:value-type="float">
            <text:p>$0.00</text:p>
          </table:table-cell>
          <table:table-cell table:style-name="ce209" table:formula="of:=[.O11]+[.Z11]+[.AK11]+[.O30]+[.Z30]+[.O49]+[.Z49]+[.AK49]+[.O68]+[.Z68]+[.AK68]+[.AV68]" office:value-type="float" office:value="0" calcext:value-type="float">
            <text:p>$0.00</text:p>
          </table:table-cell>
          <table:table-cell table:style-name="ce209" table:formula="of:=[.P11]+[.AA11]+[.AL11]+[.P30]+[.AA30]+[.P49]+[.AA49]+[.AL49]+[.P68]+[.AA68]+[.AL68]+[.AW68]" office:value-type="float" office:value="0" calcext:value-type="float">
            <text:p>$0.00</text:p>
          </table:table-cell>
          <table:table-cell table:style-name="ce209" table:formula="of:=[.Q11]+[.AB11]+[.AM11]+[.Q30]+[.AB30]+[.Q49]+[.AB49]+[.AM49]+[.Q68]+[.AB68]+[.AM68]+[.AX68]" office:value-type="float" office:value="0" calcext:value-type="float">
            <text:p>$0.00</text:p>
          </table:table-cell>
          <table:table-cell table:style-name="ce209" table:formula="of:=[.R11]+[.AC11]+[.AN11]+[.R30]+[.AC30]+[.R49]+[.AC49]+[.AN49]+[.R68]+[.AC68]+[.AN68]+[.AY68]" office:value-type="float" office:value="0" calcext:value-type="float">
            <text:p>$0.00</text:p>
          </table:table-cell>
          <table:table-cell table:style-name="ce209" table:formula="of:=[.S11]+[.AD11]+[.AO11]+[.S30]+[.AD30]+[.S49]+[.AD49]+[.AO49]+[.S68]+[.AD68]+[.AO68]+[.AZ68]" office:value-type="float" office:value="0" calcext:value-type="float">
            <text:p>$0.00</text:p>
          </table:table-cell>
          <table:table-cell table:style-name="ce209" table:formula="of:=[.T11]+[.AE11]+[.AP11]+[.T30]+[.AE30]+[.T49]+[.AE49]+[.AP49]+[.T68]+[.AE68]+[.AP68]+[.BA68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2]" office:value-type="string" office:string-value="Bank2" calcext:value-type="string">
            <text:p>Bank2</text:p>
          </table:table-cell>
          <table:table-cell table:style-name="ce209" table:formula="of:=[.L12]+[.W12]+[.AH12]+[.L31]+[.W31]+[.L50]+[.W50]+[.AH50]+[.L69]+[.W69]+[.AH69]+[.AS69]" office:value-type="float" office:value="0" calcext:value-type="float">
            <text:p>$0.00</text:p>
          </table:table-cell>
          <table:table-cell table:style-name="ce209" table:formula="of:=[.M12]+[.X12]+[.AI12]+[.M31]+[.X31]+[.M50]+[.X50]+[.AI50]+[.M69]+[.X69]+[.AI69]+[.AT69]" office:value-type="float" office:value="0" calcext:value-type="float">
            <text:p>$0.00</text:p>
          </table:table-cell>
          <table:table-cell table:style-name="ce209" table:formula="of:=[.N12]+[.Y12]+[.AJ12]+[.N31]+[.Y31]+[.N50]+[.Y50]+[.AJ50]+[.N69]+[.Y69]+[.AJ69]+[.AU69]" office:value-type="float" office:value="0" calcext:value-type="float">
            <text:p>$0.00</text:p>
          </table:table-cell>
          <table:table-cell table:style-name="ce209" table:formula="of:=[.O12]+[.Z12]+[.AK12]+[.O31]+[.Z31]+[.O50]+[.Z50]+[.AK50]+[.O69]+[.Z69]+[.AK69]+[.AV69]" office:value-type="float" office:value="0" calcext:value-type="float">
            <text:p>$0.00</text:p>
          </table:table-cell>
          <table:table-cell table:style-name="ce209" table:formula="of:=[.P12]+[.AA12]+[.AL12]+[.P31]+[.AA31]+[.P50]+[.AA50]+[.AL50]+[.P69]+[.AA69]+[.AL69]+[.AW69]" office:value-type="float" office:value="0" calcext:value-type="float">
            <text:p>$0.00</text:p>
          </table:table-cell>
          <table:table-cell table:style-name="ce209" table:formula="of:=[.Q12]+[.AB12]+[.AM12]+[.Q31]+[.AB31]+[.Q50]+[.AB50]+[.AM50]+[.Q69]+[.AB69]+[.AM69]+[.AX69]" office:value-type="float" office:value="0" calcext:value-type="float">
            <text:p>$0.00</text:p>
          </table:table-cell>
          <table:table-cell table:style-name="ce209" table:formula="of:=[.R12]+[.AC12]+[.AN12]+[.R31]+[.AC31]+[.R50]+[.AC50]+[.AN50]+[.R69]+[.AC69]+[.AN69]+[.AY69]" office:value-type="float" office:value="0" calcext:value-type="float">
            <text:p>$0.00</text:p>
          </table:table-cell>
          <table:table-cell table:style-name="ce209" table:formula="of:=[.S12]+[.AD12]+[.AO12]+[.S31]+[.AD31]+[.S50]+[.AD50]+[.AO50]+[.S69]+[.AD69]+[.AO69]+[.AZ69]" office:value-type="float" office:value="0" calcext:value-type="float">
            <text:p>$0.00</text:p>
          </table:table-cell>
          <table:table-cell table:style-name="ce209" table:formula="of:=[.T12]+[.AE12]+[.AP12]+[.T31]+[.AE31]+[.T50]+[.AE50]+[.AP50]+[.T69]+[.AE69]+[.AP69]+[.BA69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3]" office:value-type="string" office:string-value="W2 Job" calcext:value-type="string">
            <text:p>W2 Job</text:p>
          </table:table-cell>
          <table:table-cell table:style-name="ce209" table:formula="of:=[.L13]+[.W13]+[.AH13]+[.L32]+[.W32]+[.L51]+[.W51]+[.AH51]+[.L70]+[.W70]+[.AH70]+[.AS70]" office:value-type="float" office:value="0" calcext:value-type="float">
            <text:p>$0.00</text:p>
          </table:table-cell>
          <table:table-cell table:style-name="ce209" table:formula="of:=[.M13]+[.X13]+[.AI13]+[.M32]+[.X32]+[.M51]+[.X51]+[.AI51]+[.M70]+[.X70]+[.AI70]+[.AT70]" office:value-type="float" office:value="0" calcext:value-type="float">
            <text:p>$0.00</text:p>
          </table:table-cell>
          <table:table-cell table:style-name="ce209" table:formula="of:=[.N13]+[.Y13]+[.AJ13]+[.N32]+[.Y32]+[.N51]+[.Y51]+[.AJ51]+[.N70]+[.Y70]+[.AJ70]+[.AU70]" office:value-type="float" office:value="0" calcext:value-type="float">
            <text:p>$0.00</text:p>
          </table:table-cell>
          <table:table-cell table:style-name="ce209" table:formula="of:=[.O13]+[.Z13]+[.AK13]+[.O32]+[.Z32]+[.O51]+[.Z51]+[.AK51]+[.O70]+[.Z70]+[.AK70]+[.AV70]" office:value-type="float" office:value="0" calcext:value-type="float">
            <text:p>$0.00</text:p>
          </table:table-cell>
          <table:table-cell table:style-name="ce209" table:formula="of:=[.P13]+[.AA13]+[.AL13]+[.P32]+[.AA32]+[.P51]+[.AA51]+[.AL51]+[.P70]+[.AA70]+[.AL70]+[.AW70]" office:value-type="float" office:value="0" calcext:value-type="float">
            <text:p>$0.00</text:p>
          </table:table-cell>
          <table:table-cell table:style-name="ce209" table:formula="of:=[.Q13]+[.AB13]+[.AM13]+[.Q32]+[.AB32]+[.Q51]+[.AB51]+[.AM51]+[.Q70]+[.AB70]+[.AM70]+[.AX70]" office:value-type="float" office:value="0" calcext:value-type="float">
            <text:p>$0.00</text:p>
          </table:table-cell>
          <table:table-cell table:style-name="ce209" table:formula="of:=[.R13]+[.AC13]+[.AN13]+[.R32]+[.AC32]+[.R51]+[.AC51]+[.AN51]+[.R70]+[.AC70]+[.AN70]+[.AY70]" office:value-type="float" office:value="0" calcext:value-type="float">
            <text:p>$0.00</text:p>
          </table:table-cell>
          <table:table-cell table:style-name="ce209" table:formula="of:=[.S13]+[.AD13]+[.AO13]+[.S32]+[.AD32]+[.S51]+[.AD51]+[.AO51]+[.S70]+[.AD70]+[.AO70]+[.AZ70]" office:value-type="float" office:value="0" calcext:value-type="float">
            <text:p>$0.00</text:p>
          </table:table-cell>
          <table:table-cell table:style-name="ce209" table:formula="of:=[.T13]+[.AE13]+[.AP13]+[.T32]+[.AE32]+[.T51]+[.AE51]+[.AP51]+[.T70]+[.AE70]+[.AP70]+[.BA70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4]" office:value-type="string" office:string-value="W2 Job 2" calcext:value-type="string">
            <text:p>W2 Job 2</text:p>
          </table:table-cell>
          <table:table-cell table:style-name="ce209" table:formula="of:=[.L14]+[.W14]+[.AH14]+[.L33]+[.W33]+[.L52]+[.W52]+[.AH52]+[.L71]+[.W71]+[.AH71]+[.AS71]" office:value-type="float" office:value="0" calcext:value-type="float">
            <text:p>$0.00</text:p>
          </table:table-cell>
          <table:table-cell table:style-name="ce209" table:formula="of:=[.M14]+[.X14]+[.AI14]+[.M33]+[.X33]+[.M52]+[.X52]+[.AI52]+[.M71]+[.X71]+[.AI71]+[.AT71]" office:value-type="float" office:value="0" calcext:value-type="float">
            <text:p>$0.00</text:p>
          </table:table-cell>
          <table:table-cell table:style-name="ce209" table:formula="of:=[.N14]+[.Y14]+[.AJ14]+[.N33]+[.Y33]+[.N52]+[.Y52]+[.AJ52]+[.N71]+[.Y71]+[.AJ71]+[.AU71]" office:value-type="float" office:value="0" calcext:value-type="float">
            <text:p>$0.00</text:p>
          </table:table-cell>
          <table:table-cell table:style-name="ce209" table:formula="of:=[.O14]+[.Z14]+[.AK14]+[.O33]+[.Z33]+[.O52]+[.Z52]+[.AK52]+[.O71]+[.Z71]+[.AK71]+[.AV71]" office:value-type="float" office:value="0" calcext:value-type="float">
            <text:p>$0.00</text:p>
          </table:table-cell>
          <table:table-cell table:style-name="ce209" table:formula="of:=[.P14]+[.AA14]+[.AL14]+[.P33]+[.AA33]+[.P52]+[.AA52]+[.AL52]+[.P71]+[.AA71]+[.AL71]+[.AW71]" office:value-type="float" office:value="0" calcext:value-type="float">
            <text:p>$0.00</text:p>
          </table:table-cell>
          <table:table-cell table:style-name="ce209" table:formula="of:=[.Q14]+[.AB14]+[.AM14]+[.Q33]+[.AB33]+[.Q52]+[.AB52]+[.AM52]+[.Q71]+[.AB71]+[.AM71]+[.AX71]" office:value-type="float" office:value="0" calcext:value-type="float">
            <text:p>$0.00</text:p>
          </table:table-cell>
          <table:table-cell table:style-name="ce209" table:formula="of:=[.R14]+[.AC14]+[.AN14]+[.R33]+[.AC33]+[.R52]+[.AC52]+[.AN52]+[.R71]+[.AC71]+[.AN71]+[.AY71]" office:value-type="float" office:value="0" calcext:value-type="float">
            <text:p>$0.00</text:p>
          </table:table-cell>
          <table:table-cell table:style-name="ce209" table:formula="of:=[.S14]+[.AD14]+[.AO14]+[.S33]+[.AD33]+[.S52]+[.AD52]+[.AO52]+[.S71]+[.AD71]+[.AO71]+[.AZ71]" office:value-type="float" office:value="0" calcext:value-type="float">
            <text:p>$0.00</text:p>
          </table:table-cell>
          <table:table-cell table:style-name="ce209" table:formula="of:=[.T14]+[.AE14]+[.AP14]+[.T33]+[.AE33]+[.T52]+[.AE52]+[.AP52]+[.T71]+[.AE71]+[.AP71]+[.BA71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5]" office:value-type="string" office:string-value="1099 Job" calcext:value-type="string">
            <text:p>1099 Job</text:p>
          </table:table-cell>
          <table:table-cell table:style-name="ce209" table:formula="of:=[.L15]+[.W15]+[.AH15]+[.L34]+[.W34]+[.L53]+[.W53]+[.AH53]+[.L72]+[.W72]+[.AH72]+[.AS72]" office:value-type="float" office:value="0" calcext:value-type="float">
            <text:p>$0.00</text:p>
          </table:table-cell>
          <table:table-cell table:style-name="ce209" table:formula="of:=[.M15]+[.X15]+[.AI15]+[.M34]+[.X34]+[.M53]+[.X53]+[.AI53]+[.M72]+[.X72]+[.AI72]+[.AT72]" office:value-type="float" office:value="0" calcext:value-type="float">
            <text:p>$0.00</text:p>
          </table:table-cell>
          <table:table-cell table:style-name="ce209" table:formula="of:=[.N15]+[.Y15]+[.AJ15]+[.N34]+[.Y34]+[.N53]+[.Y53]+[.AJ53]+[.N72]+[.Y72]+[.AJ72]+[.AU72]" office:value-type="float" office:value="0" calcext:value-type="float">
            <text:p>$0.00</text:p>
          </table:table-cell>
          <table:table-cell table:style-name="ce209" table:formula="of:=[.O15]+[.Z15]+[.AK15]+[.O34]+[.Z34]+[.O53]+[.Z53]+[.AK53]+[.O72]+[.Z72]+[.AK72]+[.AV72]" office:value-type="float" office:value="0" calcext:value-type="float">
            <text:p>$0.00</text:p>
          </table:table-cell>
          <table:table-cell table:style-name="ce209" table:formula="of:=[.P15]+[.AA15]+[.AL15]+[.P34]+[.AA34]+[.P53]+[.AA53]+[.AL53]+[.P72]+[.AA72]+[.AL72]+[.AW72]" office:value-type="float" office:value="0" calcext:value-type="float">
            <text:p>$0.00</text:p>
          </table:table-cell>
          <table:table-cell table:style-name="ce209" table:formula="of:=[.Q15]+[.AB15]+[.AM15]+[.Q34]+[.AB34]+[.Q53]+[.AB53]+[.AM53]+[.Q72]+[.AB72]+[.AM72]+[.AX72]" office:value-type="float" office:value="0" calcext:value-type="float">
            <text:p>$0.00</text:p>
          </table:table-cell>
          <table:table-cell table:style-name="ce209" table:formula="of:=[.R15]+[.AC15]+[.AN15]+[.R34]+[.AC34]+[.R53]+[.AC53]+[.AN53]+[.R72]+[.AC72]+[.AN72]+[.AY72]" office:value-type="float" office:value="0" calcext:value-type="float">
            <text:p>$0.00</text:p>
          </table:table-cell>
          <table:table-cell table:style-name="ce209" table:formula="of:=[.S15]+[.AD15]+[.AO15]+[.S34]+[.AD34]+[.S53]+[.AD53]+[.AO53]+[.S72]+[.AD72]+[.AO72]+[.AZ72]" office:value-type="float" office:value="0" calcext:value-type="float">
            <text:p>$0.00</text:p>
          </table:table-cell>
          <table:table-cell table:style-name="ce209" table:formula="of:=[.T15]+[.AE15]+[.AP15]+[.T34]+[.AE34]+[.T53]+[.AE53]+[.AP53]+[.T72]+[.AE72]+[.AP72]+[.BA72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6]" office:value-type="string" office:string-value="SE Expenses" calcext:value-type="string">
            <text:p>SE Expenses</text:p>
          </table:table-cell>
          <table:table-cell table:style-name="ce209" table:formula="of:=[.L16]+[.W16]+[.AH16]+[.L35]+[.W35]+[.L54]+[.W54]+[.AH54]+[.L73]+[.W73]+[.AH73]+[.AS73]" office:value-type="float" office:value="0" calcext:value-type="float">
            <text:p>$0.00</text:p>
          </table:table-cell>
          <table:table-cell table:style-name="ce209" table:formula="of:=[.M16]+[.X16]+[.AI16]+[.M35]+[.X35]+[.M54]+[.X54]+[.AI54]+[.M73]+[.X73]+[.AI73]+[.AT73]" office:value-type="float" office:value="0" calcext:value-type="float">
            <text:p>$0.00</text:p>
          </table:table-cell>
          <table:table-cell table:style-name="ce209" table:formula="of:=[.N16]+[.Y16]+[.AJ16]+[.N35]+[.Y35]+[.N54]+[.Y54]+[.AJ54]+[.N73]+[.Y73]+[.AJ73]+[.AU73]" office:value-type="float" office:value="0" calcext:value-type="float">
            <text:p>$0.00</text:p>
          </table:table-cell>
          <table:table-cell table:style-name="ce209" table:formula="of:=[.O16]+[.Z16]+[.AK16]+[.O35]+[.Z35]+[.O54]+[.Z54]+[.AK54]+[.O73]+[.Z73]+[.AK73]+[.AV73]" office:value-type="float" office:value="0" calcext:value-type="float">
            <text:p>$0.00</text:p>
          </table:table-cell>
          <table:table-cell table:style-name="ce209" table:formula="of:=[.P16]+[.AA16]+[.AL16]+[.P35]+[.AA35]+[.P54]+[.AA54]+[.AL54]+[.P73]+[.AA73]+[.AL73]+[.AW73]" office:value-type="float" office:value="0" calcext:value-type="float">
            <text:p>$0.00</text:p>
          </table:table-cell>
          <table:table-cell table:style-name="ce209" table:formula="of:=[.Q16]+[.AB16]+[.AM16]+[.Q35]+[.AB35]+[.Q54]+[.AB54]+[.AM54]+[.Q73]+[.AB73]+[.AM73]+[.AX73]" office:value-type="float" office:value="0" calcext:value-type="float">
            <text:p>$0.00</text:p>
          </table:table-cell>
          <table:table-cell table:style-name="ce209" table:formula="of:=[.R16]+[.AC16]+[.AN16]+[.R35]+[.AC35]+[.R54]+[.AC54]+[.AN54]+[.R73]+[.AC73]+[.AN73]+[.AY73]" office:value-type="float" office:value="0" calcext:value-type="float">
            <text:p>$0.00</text:p>
          </table:table-cell>
          <table:table-cell table:style-name="ce209" table:formula="of:=[.S16]+[.AD16]+[.AO16]+[.S35]+[.AD35]+[.S54]+[.AD54]+[.AO54]+[.S73]+[.AD73]+[.AO73]+[.AZ73]" office:value-type="float" office:value="0" calcext:value-type="float">
            <text:p>$0.00</text:p>
          </table:table-cell>
          <table:table-cell table:style-name="ce209" table:formula="of:=[.T16]+[.AE16]+[.AP16]+[.T35]+[.AE35]+[.T54]+[.AE54]+[.AP54]+[.T73]+[.AE73]+[.AP73]+[.BA73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7]" office:value-type="float" office:value="0" calcext:value-type="float">
            <text:p/>
          </table:table-cell>
          <table:table-cell table:style-name="ce209" table:formula="of:=[.L17]+[.W17]+[.AH17]+[.L36]+[.W36]+[.L55]+[.W55]+[.AH55]+[.L74]+[.W74]+[.AH74]+[.AS74]" office:value-type="float" office:value="0" calcext:value-type="float">
            <text:p>$0.00</text:p>
          </table:table-cell>
          <table:table-cell table:style-name="ce209" table:formula="of:=[.M17]+[.X17]+[.AI17]+[.M36]+[.X36]+[.M55]+[.X55]+[.AI55]+[.M74]+[.X74]+[.AI74]+[.AT74]" office:value-type="float" office:value="0" calcext:value-type="float">
            <text:p>$0.00</text:p>
          </table:table-cell>
          <table:table-cell table:style-name="ce209" table:formula="of:=[.N17]+[.Y17]+[.AJ17]+[.N36]+[.Y36]+[.N55]+[.Y55]+[.AJ55]+[.N74]+[.Y74]+[.AJ74]+[.AU74]" office:value-type="float" office:value="0" calcext:value-type="float">
            <text:p>$0.00</text:p>
          </table:table-cell>
          <table:table-cell table:style-name="ce209" table:formula="of:=[.O17]+[.Z17]+[.AK17]+[.O36]+[.Z36]+[.O55]+[.Z55]+[.AK55]+[.O74]+[.Z74]+[.AK74]+[.AV74]" office:value-type="float" office:value="0" calcext:value-type="float">
            <text:p>$0.00</text:p>
          </table:table-cell>
          <table:table-cell table:style-name="ce209" table:formula="of:=[.P17]+[.AA17]+[.AL17]+[.P36]+[.AA36]+[.P55]+[.AA55]+[.AL55]+[.P74]+[.AA74]+[.AL74]+[.AW74]" office:value-type="float" office:value="0" calcext:value-type="float">
            <text:p>$0.00</text:p>
          </table:table-cell>
          <table:table-cell table:style-name="ce209" table:formula="of:=[.Q17]+[.AB17]+[.AM17]+[.Q36]+[.AB36]+[.Q55]+[.AB55]+[.AM55]+[.Q74]+[.AB74]+[.AM74]+[.AX74]" office:value-type="float" office:value="0" calcext:value-type="float">
            <text:p>$0.00</text:p>
          </table:table-cell>
          <table:table-cell table:style-name="ce209" table:formula="of:=[.R17]+[.AC17]+[.AN17]+[.R36]+[.AC36]+[.R55]+[.AC55]+[.AN55]+[.R74]+[.AC74]+[.AN74]+[.AY74]" office:value-type="float" office:value="0" calcext:value-type="float">
            <text:p>$0.00</text:p>
          </table:table-cell>
          <table:table-cell table:style-name="ce209" table:formula="of:=[.S17]+[.AD17]+[.AO17]+[.S36]+[.AD36]+[.S55]+[.AD55]+[.AO55]+[.S74]+[.AD74]+[.AO74]+[.AZ74]" office:value-type="float" office:value="0" calcext:value-type="float">
            <text:p>$0.00</text:p>
          </table:table-cell>
          <table:table-cell table:style-name="ce209" table:formula="of:=[.T17]+[.AE17]+[.AP17]+[.T36]+[.AE36]+[.T55]+[.AE55]+[.AP55]+[.T74]+[.AE74]+[.AP74]+[.BA74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8]" office:value-type="float" office:value="0" calcext:value-type="float">
            <text:p/>
          </table:table-cell>
          <table:table-cell table:style-name="ce209" table:formula="of:=[.L18]+[.W18]+[.AH18]+[.L37]+[.W37]+[.L56]+[.W56]+[.AH56]+[.L75]+[.W75]+[.AH75]+[.AS75]" office:value-type="float" office:value="0" calcext:value-type="float">
            <text:p>$0.00</text:p>
          </table:table-cell>
          <table:table-cell table:style-name="ce209" table:formula="of:=[.M18]+[.X18]+[.AI18]+[.M37]+[.X37]+[.M56]+[.X56]+[.AI56]+[.M75]+[.X75]+[.AI75]+[.AT75]" office:value-type="float" office:value="0" calcext:value-type="float">
            <text:p>$0.00</text:p>
          </table:table-cell>
          <table:table-cell table:style-name="ce209" table:formula="of:=[.N18]+[.Y18]+[.AJ18]+[.N37]+[.Y37]+[.N56]+[.Y56]+[.AJ56]+[.N75]+[.Y75]+[.AJ75]+[.AU75]" office:value-type="float" office:value="0" calcext:value-type="float">
            <text:p>$0.00</text:p>
          </table:table-cell>
          <table:table-cell table:style-name="ce209" table:formula="of:=[.O18]+[.Z18]+[.AK18]+[.O37]+[.Z37]+[.O56]+[.Z56]+[.AK56]+[.O75]+[.Z75]+[.AK75]+[.AV75]" office:value-type="float" office:value="0" calcext:value-type="float">
            <text:p>$0.00</text:p>
          </table:table-cell>
          <table:table-cell table:style-name="ce209" table:formula="of:=[.P18]+[.AA18]+[.AL18]+[.P37]+[.AA37]+[.P56]+[.AA56]+[.AL56]+[.P75]+[.AA75]+[.AL75]+[.AW75]" office:value-type="float" office:value="0" calcext:value-type="float">
            <text:p>$0.00</text:p>
          </table:table-cell>
          <table:table-cell table:style-name="ce209" table:formula="of:=[.Q18]+[.AB18]+[.AM18]+[.Q37]+[.AB37]+[.Q56]+[.AB56]+[.AM56]+[.Q75]+[.AB75]+[.AM75]+[.AX75]" office:value-type="float" office:value="0" calcext:value-type="float">
            <text:p>$0.00</text:p>
          </table:table-cell>
          <table:table-cell table:style-name="ce209" table:formula="of:=[.R18]+[.AC18]+[.AN18]+[.R37]+[.AC37]+[.R56]+[.AC56]+[.AN56]+[.R75]+[.AC75]+[.AN75]+[.AY75]" office:value-type="float" office:value="0" calcext:value-type="float">
            <text:p>$0.00</text:p>
          </table:table-cell>
          <table:table-cell table:style-name="ce209" table:formula="of:=[.S18]+[.AD18]+[.AO18]+[.S37]+[.AD37]+[.S56]+[.AD56]+[.AO56]+[.S75]+[.AD75]+[.AO75]+[.AZ75]" office:value-type="float" office:value="0" calcext:value-type="float">
            <text:p>$0.00</text:p>
          </table:table-cell>
          <table:table-cell table:style-name="ce209" table:formula="of:=[.T18]+[.AE18]+[.AP18]+[.T37]+[.AE37]+[.T56]+[.AE56]+[.AP56]+[.T75]+[.AE75]+[.AP75]+[.BA75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0" table:formula="of:=[.K19]" office:value-type="float" office:value="0" calcext:value-type="float">
            <text:p/>
          </table:table-cell>
          <table:table-cell table:style-name="ce209" table:formula="of:=[.L19]+[.W19]+[.AH19]+[.L38]+[.W38]+[.L57]+[.W57]+[.AH57]+[.L76]+[.W76]+[.AH76]+[.AS76]" office:value-type="float" office:value="0" calcext:value-type="float">
            <text:p>$0.00</text:p>
          </table:table-cell>
          <table:table-cell table:style-name="ce209" table:formula="of:=[.M19]+[.X19]+[.AI19]+[.M38]+[.X38]+[.M57]+[.X57]+[.AI57]+[.M76]+[.X76]+[.AI76]+[.AT76]" office:value-type="float" office:value="0" calcext:value-type="float">
            <text:p>$0.00</text:p>
          </table:table-cell>
          <table:table-cell table:style-name="ce209" table:formula="of:=[.N19]+[.Y19]+[.AJ19]+[.N38]+[.Y38]+[.N57]+[.Y57]+[.AJ57]+[.N76]+[.Y76]+[.AJ76]+[.AU76]" office:value-type="float" office:value="0" calcext:value-type="float">
            <text:p>$0.00</text:p>
          </table:table-cell>
          <table:table-cell table:style-name="ce209" table:formula="of:=[.O19]+[.Z19]+[.AK19]+[.O38]+[.Z38]+[.O57]+[.Z57]+[.AK57]+[.O76]+[.Z76]+[.AK76]+[.AV76]" office:value-type="float" office:value="0" calcext:value-type="float">
            <text:p>$0.00</text:p>
          </table:table-cell>
          <table:table-cell table:style-name="ce209" table:formula="of:=[.P19]+[.AA19]+[.AL19]+[.P38]+[.AA38]+[.P57]+[.AA57]+[.AL57]+[.P76]+[.AA76]+[.AL76]+[.AW76]" office:value-type="float" office:value="0" calcext:value-type="float">
            <text:p>$0.00</text:p>
          </table:table-cell>
          <table:table-cell table:style-name="ce209" table:formula="of:=[.Q19]+[.AB19]+[.AM19]+[.Q38]+[.AB38]+[.Q57]+[.AB57]+[.AM57]+[.Q76]+[.AB76]+[.AM76]+[.AX76]" office:value-type="float" office:value="0" calcext:value-type="float">
            <text:p>$0.00</text:p>
          </table:table-cell>
          <table:table-cell table:style-name="ce209" table:formula="of:=[.R19]+[.AC19]+[.AN19]+[.R38]+[.AC38]+[.R57]+[.AC57]+[.AN57]+[.R76]+[.AC76]+[.AN76]+[.AY76]" office:value-type="float" office:value="0" calcext:value-type="float">
            <text:p>$0.00</text:p>
          </table:table-cell>
          <table:table-cell table:style-name="ce209" table:formula="of:=[.S19]+[.AD19]+[.AO19]+[.S38]+[.AD38]+[.S57]+[.AD57]+[.AO57]+[.S76]+[.AD76]+[.AO76]+[.AZ76]" office:value-type="float" office:value="0" calcext:value-type="float">
            <text:p>$0.00</text:p>
          </table:table-cell>
          <table:table-cell table:style-name="ce209" table:formula="of:=[.T19]+[.AE19]+[.AP19]+[.T38]+[.AE38]+[.T57]+[.AE57]+[.AP57]+[.T76]+[.AE76]+[.AP76]+[.BA76]" office:value-type="float" office:value="0" calcext:value-type="float">
            <text:p>$0.0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87" office:value-type="string" calcext:value-type="string">
            <text:p>Grand Totals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Interest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W2 Fed Tax</text:p>
          </table:table-cell>
          <table:table-cell table:style-name="ce78" office:value-type="string" calcext:value-type="string">
            <text:p>W2 ST Tax</text:p>
          </table:table-cell>
          <table:table-cell table:style-name="ce78" office:value-type="string" calcext:value-type="string">
            <text:p>B&amp;O Income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 table:formula="of:=SUM([.L83:.L96])" office:value-type="float" office:value="0" calcext:value-type="float">
            <text:p>$0.00</text:p>
          </table:table-cell>
          <table:table-cell table:style-name="ce209" table:formula="of:=SUM([.M83:.M96])" office:value-type="float" office:value="0" calcext:value-type="float">
            <text:p>$0.00</text:p>
          </table:table-cell>
          <table:table-cell table:style-name="ce209" table:formula="of:=SUM([.N83:.N96])" office:value-type="float" office:value="0" calcext:value-type="float">
            <text:p>$0.00</text:p>
          </table:table-cell>
          <table:table-cell table:style-name="ce209" table:formula="of:=SUM([.O83:.O96])" office:value-type="float" office:value="0" calcext:value-type="float">
            <text:p>$0.00</text:p>
          </table:table-cell>
          <table:table-cell table:style-name="ce209" table:formula="of:=SUM([.P83:.P96])" office:value-type="float" office:value="0" calcext:value-type="float">
            <text:p>$0.00</text:p>
          </table:table-cell>
          <table:table-cell table:style-name="ce209" table:formula="of:=SUM([.Q83:.Q96])" office:value-type="float" office:value="0" calcext:value-type="float">
            <text:p>$0.00</text:p>
          </table:table-cell>
          <table:table-cell table:style-name="ce209" table:formula="of:=SUM([.R83:.R96])" office:value-type="float" office:value="0" calcext:value-type="float">
            <text:p>$0.00</text:p>
          </table:table-cell>
          <table:table-cell table:style-name="ce209" table:formula="of:=SUM([.S83:.S96])" office:value-type="float" office:value="0" calcext:value-type="float">
            <text:p>$0.00</text:p>
          </table:table-cell>
          <table:table-cell table:style-name="ce209" table:formula="of:=SUM([.T83:.T96])" office:value-type="float" office:value="0" calcext:value-type="float">
            <text:p>$0.00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Quarterly Income'.$A$1:.$AW$100" table:range-usable-as="print-range"/>
        </table:named-expressions>
        <calcext:conditional-formats>
          <calcext:conditional-format calcext:target-range-address="'Quarterly Income'.L6:'Quarterly Income'.T19">
            <calcext:condition calcext:apply-style-name="Input" calcext:value="formula-is(IF(NOT(ISBLANK([.L6]))))" calcext:base-cell-address="'Quarterly Income'.L6"/>
          </calcext:conditional-format>
          <calcext:conditional-format calcext:target-range-address="'Quarterly Income'.W6:'Quarterly Income'.AE19">
            <calcext:condition calcext:apply-style-name="Input" calcext:value="formula-is(IF(NOT(ISBLANK([.L6]))))" calcext:base-cell-address="'Quarterly Income'.W6"/>
          </calcext:conditional-format>
          <calcext:conditional-format calcext:target-range-address="'Quarterly Income'.AH6:'Quarterly Income'.AP19">
            <calcext:condition calcext:apply-style-name="Input" calcext:value="formula-is(IF(NOT(ISBLANK([.L6]))))" calcext:base-cell-address="'Quarterly Income'.AH6"/>
          </calcext:conditional-format>
          <calcext:conditional-format calcext:target-range-address="'Quarterly Income'.L25:'Quarterly Income'.T38">
            <calcext:condition calcext:apply-style-name="Input" calcext:value="formula-is(IF(NOT(ISBLANK([.L6]))))" calcext:base-cell-address="'Quarterly Income'.L25"/>
          </calcext:conditional-format>
          <calcext:conditional-format calcext:target-range-address="'Quarterly Income'.W25:'Quarterly Income'.AE38">
            <calcext:condition calcext:apply-style-name="Input" calcext:value="formula-is(IF(NOT(ISBLANK([.L6]))))" calcext:base-cell-address="'Quarterly Income'.W25"/>
          </calcext:conditional-format>
          <calcext:conditional-format calcext:target-range-address="'Quarterly Income'.L44:'Quarterly Income'.T57">
            <calcext:condition calcext:apply-style-name="Input" calcext:value="formula-is(IF(NOT(ISBLANK([.L6]))))" calcext:base-cell-address="'Quarterly Income'.L44"/>
          </calcext:conditional-format>
          <calcext:conditional-format calcext:target-range-address="'Quarterly Income'.W44:'Quarterly Income'.AE57">
            <calcext:condition calcext:apply-style-name="Input" calcext:value="formula-is(IF(NOT(ISBLANK([.L6]))))" calcext:base-cell-address="'Quarterly Income'.W44"/>
          </calcext:conditional-format>
          <calcext:conditional-format calcext:target-range-address="'Quarterly Income'.AH44:'Quarterly Income'.AP57">
            <calcext:condition calcext:apply-style-name="Input" calcext:value="formula-is(IF(NOT(ISBLANK([.L6]))))" calcext:base-cell-address="'Quarterly Income'.AH44"/>
          </calcext:conditional-format>
          <calcext:conditional-format calcext:target-range-address="'Quarterly Income'.L63:'Quarterly Income'.T76">
            <calcext:condition calcext:apply-style-name="Input" calcext:value="formula-is(IF(NOT(ISBLANK([.L6]))))" calcext:base-cell-address="'Quarterly Income'.L63"/>
          </calcext:conditional-format>
          <calcext:conditional-format calcext:target-range-address="'Quarterly Income'.W63:'Quarterly Income'.AE76">
            <calcext:condition calcext:apply-style-name="Input" calcext:value="formula-is(IF(NOT(ISBLANK([.L6]))))" calcext:base-cell-address="'Quarterly Income'.W63"/>
          </calcext:conditional-format>
          <calcext:conditional-format calcext:target-range-address="'Quarterly Income'.AH63:'Quarterly Income'.AP76">
            <calcext:condition calcext:apply-style-name="Input" calcext:value="formula-is(IF(NOT(ISBLANK([.L6]))))" calcext:base-cell-address="'Quarterly Income'.AH63"/>
          </calcext:conditional-format>
          <calcext:conditional-format calcext:target-range-address="'Quarterly Income'.AS63:'Quarterly Income'.BA76">
            <calcext:condition calcext:apply-style-name="Input" calcext:value="formula-is(IF(NOT(ISBLANK([.L6]))))" calcext:base-cell-address="'Quarterly Income'.AS63"/>
          </calcext:conditional-format>
        </calcext:conditional-formats>
      </table:table>
      <table:table table:name="AMT" table:style-name="ta5">
        <table:table-column table:style-name="co1" table:default-cell-style-name="ce206"/>
        <table:table-column table:style-name="co34" table:default-cell-style-name="ce206"/>
        <table:table-column table:style-name="co1" table:number-columns-repeated="1022" table:default-cell-style-name="ce206"/>
        <table:table-row table:style-name="ro1">
          <table:table-cell table:number-columns-repeated="1024"/>
        </table:table-row>
        <table:table-row table:style-name="ro2">
          <table:table-cell/>
          <table:table-cell table:style-name="ce207" office:value-type="string" calcext:value-type="string">
            <text:p>AMT Estima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0" table:formula="of:=[$'Federal Income Tax'.B65]" office:value-type="float" office:value="0" calcext:value-type="float">
            <text:p>$0</text:p>
          </table:table-cell>
          <table:table-cell table:style-name="ce227" office:value-type="string" calcext:value-type="string">
            <text:p>Adjusted Gross Income</text:p>
          </table:table-cell>
          <table:table-cell table:number-columns-repeated="1021"/>
        </table:table-row>
        <table:table-row table:style-name="ro1">
          <table:table-cell/>
          <table:table-cell table:style-name="ce721" office:value-type="float" office:value="0" calcext:value-type="float">
            <text:p>$0</text:p>
          </table:table-cell>
          <table:table-cell office:value-type="string" calcext:value-type="string">
            <text:p>IRA Contribution and Other Adjustments</text:p>
          </table:table-cell>
          <table:table-cell table:number-columns-repeated="3"/>
          <table:table-cell table:style-name="ce232" office:value-type="string" calcext:value-type="string">
            <text:p>IRA's are deducted from taxable income reported on W-2. 401(k)'s are already deducted from W-2 income</text:p>
          </table:table-cell>
          <table:table-cell table:number-columns-repeated="1017"/>
        </table:table-row>
        <table:table-row table:style-name="ro1">
          <table:table-cell/>
          <table:table-cell table:style-name="ce720" table:formula="of:=[.B4]-[.B5]" office:value-type="float" office:value="0" calcext:value-type="float">
            <text:p>$0</text:p>
          </table:table-cell>
          <table:table-cell office:value-type="string" calcext:value-type="string">
            <text:p>Adjusted Total Income</text:p>
          </table:table-cell>
          <table:table-cell table:number-columns-repeated="1021"/>
        </table:table-row>
        <table:table-row table:style-name="ro1">
          <table:table-cell/>
          <table:table-cell table:style-name="ce722"/>
          <table:table-cell table:number-columns-repeated="1022"/>
        </table:table-row>
        <table:table-row table:style-name="ro1">
          <table:table-cell table:style-name="ce227"/>
          <table:table-cell table:style-name="ce723" office:value-type="float" office:value="133300" calcext:value-type="float">
            <text:p>$133,300</text:p>
          </table:table-cell>
          <table:table-cell office:value-type="string" calcext:value-type="string">
            <text:p>AMT Exemption</text:p>
          </table:table-cell>
          <table:table-cell table:number-columns-repeated="3"/>
          <table:table-cell table:style-name="ce232" office:value-type="string" calcext:value-type="string">
            <text:p>2024 numbers. This needs to be updated every year</text:p>
          </table:table-cell>
          <table:table-cell table:number-columns-repeated="3"/>
          <table:table-cell office:value-type="string" calcext:value-type="string">
            <text:p>Source: taxfoundation.org</text:p>
          </table:table-cell>
          <table:table-cell table:number-columns-repeated="1013"/>
        </table:table-row>
        <table:table-row table:style-name="ro1">
          <table:table-cell table:style-name="ce227"/>
          <table:table-cell table:style-name="ce721" office:value-type="float" office:value="1218700" calcext:value-type="float">
            <text:p>$1,218,700</text:p>
          </table:table-cell>
          <table:table-cell office:value-type="string" calcext:value-type="string">
            <text:p>AMT Exemption Phaseout Start</text:p>
          </table:table-cell>
          <table:table-cell table:number-columns-repeated="3"/>
          <table:table-cell table:style-name="ce232" office:value-type="string" calcext:value-type="string">
            <text:p>2024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24"/>
          <table:table-cell table:number-columns-repeated="4"/>
          <table:table-cell table:style-name="ce232"/>
          <table:table-cell table:number-columns-repeated="1017"/>
        </table:table-row>
        <table:table-row table:style-name="ro1">
          <table:table-cell/>
          <table:table-cell table:style-name="ce725" office:value-type="percentage" office:value="0.26" calcext:value-type="percentage">
            <text:p>26.00%</text:p>
          </table:table-cell>
          <table:table-cell office:value-type="string" calcext:value-type="string">
            <text:p>AMT Tax Rate 1</text:p>
          </table:table-cell>
          <table:table-cell table:number-columns-repeated="3"/>
          <table:table-cell table:style-name="ce232" office:value-type="string" calcext:value-type="string">
            <text:p>AMT tax rate is 26% or 28%. AMT income that's over the 28% threshold is taxed at the 28% rate</text:p>
          </table:table-cell>
          <table:table-cell table:number-columns-repeated="1017"/>
        </table:table-row>
        <table:table-row table:style-name="ro1">
          <table:table-cell/>
          <table:table-cell table:style-name="ce726" office:value-type="percentage" office:value="0.28" calcext:value-type="percentage">
            <text:p>28.00%</text:p>
          </table:table-cell>
          <table:table-cell office:value-type="string" calcext:value-type="string">
            <text:p>AMT Tax Rate 2</text:p>
          </table:table-cell>
          <table:table-cell table:number-columns-repeated="2"/>
          <table:table-cell table:style-name="ce232"/>
          <table:table-cell table:number-columns-repeated="1018"/>
        </table:table-row>
        <table:table-row table:style-name="ro1">
          <table:table-cell table:style-name="ce227"/>
          <table:table-cell table:style-name="ce727" office:value-type="float" office:value="220700" calcext:value-type="float">
            <text:p>$220,700</text:p>
          </table:table-cell>
          <table:table-cell office:value-type="string" calcext:value-type="string">
            <text:p>AMT Tax Rate 2 Threshhold (AMTI)</text:p>
          </table:table-cell>
          <table:table-cell table:number-columns-repeated="2"/>
          <table:table-cell table:style-name="ce232"/>
          <table:table-cell table:style-name="ce232" office:value-type="string" calcext:value-type="string">
            <text:p>2023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24"/>
          <table:table-cell table:number-columns-repeated="4"/>
          <table:table-cell table:style-name="ce232"/>
          <table:table-cell table:number-columns-repeated="1017"/>
        </table:table-row>
        <table:table-row table:style-name="ro1">
          <table:table-cell/>
          <table:table-cell table:style-name="ce720" table:formula="of:=MAX([.B8]-MAX([.B6]-[.B9];0)*0.25; 0)" office:value-type="float" office:value="133300" calcext:value-type="float">
            <text:p>$133,300</text:p>
          </table:table-cell>
          <table:table-cell office:value-type="string" calcext:value-type="string">
            <text:p>Reduced AMT Exemption</text:p>
          </table:table-cell>
          <table:table-cell table:number-columns-repeated="3"/>
          <table:table-cell table:style-name="ce232" office:value-type="string" calcext:value-type="string">
            <text:p>AMT reduced by any income over the exemption phaseout start amount</text:p>
          </table:table-cell>
          <table:table-cell table:number-columns-repeated="1017"/>
        </table:table-row>
        <table:table-row table:style-name="ro1">
          <table:table-cell/>
          <table:table-cell table:style-name="ce720" table:formula="of:=IF([.B6]-[.B15]&lt;0;0;[.B6]-[.B15])" office:value-type="float" office:value="0" calcext:value-type="float">
            <text:p>$0</text:p>
          </table:table-cell>
          <table:table-cell office:value-type="string" calcext:value-type="string">
            <text:p>Adjusted AMT Income</text:p>
          </table:table-cell>
          <table:table-cell table:number-columns-repeated="3"/>
          <table:table-cell table:style-name="ce232" office:value-type="string" calcext:value-type="string">
            <text:p>Adjusted Total Income minus AMT exemp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0" table:formula="of:=[$'Quarterly Income'.C8]+[$'Quarterly Income'.C12]+[$'Quarterly Income'.C27]+[$'Quarterly Income'.C31]+[$'Quarterly Income'.C46]+[$'Quarterly Income'.C50]+[$'Quarterly Income'.C65]+[$'Quarterly Income'.C69]" office:value-type="float" office:value="0" calcext:value-type="float">
            <text:p>$0</text:p>
          </table:table-cell>
          <table:table-cell office:value-type="string" calcext:value-type="string">
            <text:p>Dividends and Long Term Cap Gains</text:p>
          </table:table-cell>
          <table:table-cell table:number-columns-repeated="1021"/>
        </table:table-row>
        <table:table-row table:style-name="ro1">
          <table:table-cell/>
          <table:table-cell table:style-name="ce720" table:formula="of:=IF([.B18]&gt;0;MAX([.B16]-[.B18];0);[.B16])" office:value-type="float" office:value="0" calcext:value-type="float">
            <text:p>$0</text:p>
          </table:table-cell>
          <table:table-cell office:value-type="string" calcext:value-type="string">
            <text:p>AMT Income Minus Dividends and Cap Gains</text:p>
          </table:table-cell>
          <table:table-cell table:number-columns-repeated="3"/>
          <table:table-cell table:style-name="ce232" office:value-type="string" calcext:value-type="string">
            <text:p>AMT taxes ordinary income only, so this is to reduce total income back to ordinary income only</text:p>
          </table:table-cell>
          <table:table-cell table:number-columns-repeated="1017"/>
        </table:table-row>
        <table:table-row table:style-name="ro1">
          <table:table-cell/>
          <table:table-cell table:style-name="ce728"/>
          <table:table-cell table:number-columns-repeated="1022"/>
        </table:table-row>
        <table:table-row table:style-name="ro1">
          <table:table-cell/>
          <table:table-cell table:style-name="ce209" table:formula="of:=IF([.B19]&lt;=[.B13];[.B19]*[.B11];(([.B13]*[.B11])+([.B19]-[.B13])*[.B12]))" office:value-type="float" office:value="0" calcext:value-type="float">
            <text:p>$0.00</text:p>
          </table:table-cell>
          <table:table-cell office:value-type="string" calcext:value-type="string">
            <text:p>AMT Income Taxed at AMT Rate</text:p>
          </table:table-cell>
          <table:table-cell table:number-columns-repeated="1021"/>
        </table:table-row>
        <table:table-row table:style-name="ro1">
          <table:table-cell/>
          <table:table-cell table:style-name="ce729" table:formula="of:=[$'Quarterly Income'.F72]+[$'Quarterly Income'.F73]" office:value-type="float" office:value="0" calcext:value-type="float">
            <text:p>$0.00</text:p>
          </table:table-cell>
          <table:table-cell table:style-name="ce227" office:value-type="string" calcext:value-type="string">
            <text:p>Federal Income Tax Already Paid</text:p>
          </table:table-cell>
          <table:table-cell table:number-columns-repeated="1021"/>
        </table:table-row>
        <table:table-row table:style-name="ro1">
          <table:table-cell/>
          <table:table-cell table:style-name="ce730"/>
          <table:table-cell table:number-columns-repeated="1022"/>
        </table:table-row>
        <table:table-row table:style-name="ro1">
          <table:table-cell/>
          <table:table-cell table:style-name="ce731" table:formula="of:=IF([.B19]&gt;0;[.B21]/[.B19];[.B11])" office:value-type="percentage" office:value="0.26" calcext:value-type="percentage">
            <text:p>26.00%</text:p>
          </table:table-cell>
          <table:table-cell office:value-type="string" calcext:value-type="string">
            <text:p>AMT Blended Tax Rate</text:p>
          </table:table-cell>
          <table:table-cell table:number-columns-repeated="3"/>
          <table:table-cell table:style-name="ce232" office:value-type="string" calcext:value-type="string">
            <text:p>This will be somewhere between 26% and 28%</text:p>
          </table:table-cell>
          <table:table-cell table:number-columns-repeated="1017"/>
        </table:table-row>
        <table:table-row table:style-name="ro7">
          <table:table-cell table:style-name="ce719"/>
          <table:table-cell table:style-name="ce732" table:formula="of:=IF([.B21]&gt;[.B22];[.B21]-[.B22];0)" office:value-type="float" office:value="0" calcext:value-type="float">
            <text:p>$0.00</text:p>
          </table:table-cell>
          <table:table-cell table:style-name="ce207" office:value-type="string" calcext:value-type="string">
            <text:p>AMT Tax</text:p>
          </table:table-cell>
          <table:table-cell table:style-name="ce719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728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7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number:date-style style:name="N17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time-style style:name="N167">
      <number:hours/>
      <number:text>:</number:text>
      <number:minutes number:style="long"/>
    </number:time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percentage-style style:name="N163">
      <number:number number:decimal-places="1" number:min-decimal-places="1" number:min-integer-digits="1"/>
      <number:text>%</number:text>
    </number:percentage-style>
    <number:currency-style style:name="N16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3">
      <number:hours/>
      <number:text>:</number:text>
      <number:minutes number:style="long"/>
      <number:text> </number:text>
      <number:am-pm/>
    </number:time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</number:dat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0">
      <number:month number:textual="true"/>
      <number:text>-</number:text>
      <number:year/>
    </number:date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">
      <number:text>$</number:text>
      <number:number number:decimal-places="0" number:min-decimal-places="0" number:min-integer-digits="1" number:grouping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time-style style:name="N131"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</number:date-style>
    <number:number-style style:name="N129P0" style:volatile="true">
      <number:number number:min-integer-digits="1"/>
    </number:number-style>
    <number:number-style style:name="N129P1" style:volatile="true">
      <number:text/>
    </number:number-style>
    <number:number-style style:name="N129P2" style:volatile="true">
      <number:text/>
    </number:number-style>
    <number:text-style style:name="N129">
      <number:tex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number-style style:name="N126P0" style:volatile="true">
      <number:number number:min-integer-digits="1"/>
    </number:number-style>
    <number:number-style style:name="N126P1" style:volatile="true">
      <number:text/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time-style style:name="N124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text>$</number:text>
      <number:number number:decimal-places="2" number:min-decimal-places="2" number:min-integer-digits="1" number:grouping="true"/>
    </number:number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background-color="#ffffff"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Accent">
      <style:table-cell-properties fo:background-color="#ffff00"/>
    </style:style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A_20_State_20_Income_20_Tax" style:display-name="PageStyle_GA State Income Ta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verview" style:display-name="PageStyle_Overview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erly_20_Income" style:display-name="PageStyle_Quarterly Incom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deral_20_Income_20_Tax" style:display-name="PageStyle_Federal Income Ta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T" style:display-name="PageStyle_AM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1-28T04:59:55</meta:creation-date>
    <meta:initial-creator>Michael Sandrik, Tom Anschutz</meta:initial-creator>
    <dc:description>Based on http://mikesandrik.com/spreadsheets/_x005F_x000d_TA changed CA to GA for state and added the input grid to quarterly income to make it easier to collect multiple accounts and reconcile. </dc:description>
    <meta:keyword>Tax</meta:keyword>
    <meta:keyword>Estimate</meta:keyword>
    <meta:keyword>quarterly</meta:keyword>
    <meta:keyword>payments</meta:keyword>
    <dc:language>en-US</dc:language>
    <meta:print-date>2022-01-09T17:18:30</meta:print-date>
    <dc:date>2024-03-29T15:19:31.697686742</dc:date>
    <meta:editing-cycles>29</meta:editing-cycles>
    <dc:title>Tax Estimates</dc:title>
    <meta:editing-duration>PT3H10M28S</meta:editing-duration>
    <meta:generator>LibreOffice/7.3.7.2$Linux_X86_64 LibreOffice_project/30$Build-2</meta:generator>
    <meta:document-statistic meta:table-count="5" meta:cell-count="1006" meta:object-count="0"/>
    <meta:user-defined meta:name="AppVersion">15.0000</meta:user-defined>
  </office:meta>
</office:document-meta>
</file>